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4.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6384" calcext:value-type="float">
            <text:p>16384.00</text:p>
          </table:table-cell>
          <table:table-cell table:number-columns-repeated="3"/>
        </table:table-row>
        <table:table-row table:style-name="ro1">
          <table:table-cell table:formula="of:=[.A1] + 1" office:value-type="float" office:value="16385" calcext:value-type="float">
            <text:p>16385.00</text:p>
          </table:table-cell>
          <table:table-cell table:number-columns-repeated="3"/>
        </table:table-row>
        <table:table-row table:style-name="ro1">
          <table:table-cell table:formula="of:=[.A2] + 1" office:value-type="float" office:value="16386" calcext:value-type="float">
            <text:p>16386.00</text:p>
          </table:table-cell>
          <table:table-cell table:number-columns-repeated="3"/>
        </table:table-row>
        <table:table-row table:style-name="ro1">
          <table:table-cell table:formula="of:=[.A3] + 1" office:value-type="float" office:value="16387" calcext:value-type="float">
            <text:p>16387.00</text:p>
          </table:table-cell>
          <table:table-cell table:number-columns-repeated="3"/>
        </table:table-row>
        <table:table-row table:style-name="ro1">
          <table:table-cell table:formula="of:=[.A4] + 1" office:value-type="float" office:value="16388" calcext:value-type="float">
            <text:p>16388.00</text:p>
          </table:table-cell>
          <table:table-cell table:number-columns-repeated="3"/>
        </table:table-row>
        <table:table-row table:style-name="ro1">
          <table:table-cell table:formula="of:=[.A5] + 1" office:value-type="float" office:value="16389" calcext:value-type="float">
            <text:p>16389.00</text:p>
          </table:table-cell>
          <table:table-cell table:number-columns-repeated="3"/>
        </table:table-row>
        <table:table-row table:style-name="ro1">
          <table:table-cell table:formula="of:=[.A6] + 1" office:value-type="float" office:value="16390" calcext:value-type="float">
            <text:p>16390.00</text:p>
          </table:table-cell>
          <table:table-cell table:number-columns-repeated="3"/>
        </table:table-row>
        <table:table-row table:style-name="ro1">
          <table:table-cell table:formula="of:=[.A7] + 1" office:value-type="float" office:value="16391" calcext:value-type="float">
            <text:p>16391.00</text:p>
          </table:table-cell>
          <table:table-cell table:number-columns-repeated="3"/>
        </table:table-row>
        <table:table-row table:style-name="ro1">
          <table:table-cell table:formula="of:=[.A8] + 1" office:value-type="float" office:value="16392" calcext:value-type="float">
            <text:p>16392.00</text:p>
          </table:table-cell>
          <table:table-cell table:number-columns-repeated="3"/>
        </table:table-row>
        <table:table-row table:style-name="ro1">
          <table:table-cell table:formula="of:=[.A9] + 1" office:value-type="float" office:value="16393" calcext:value-type="float">
            <text:p>16393.00</text:p>
          </table:table-cell>
          <table:table-cell table:number-columns-repeated="3"/>
        </table:table-row>
        <table:table-row table:style-name="ro1">
          <table:table-cell table:formula="of:=[.A10] + 1" office:value-type="float" office:value="16394" calcext:value-type="float">
            <text:p>16394.00</text:p>
          </table:table-cell>
          <table:table-cell table:number-columns-repeated="3"/>
        </table:table-row>
        <table:table-row table:style-name="ro1">
          <table:table-cell table:formula="of:=[.A11] + 1" office:value-type="float" office:value="16395" calcext:value-type="float">
            <text:p>16395.00</text:p>
          </table:table-cell>
          <table:table-cell table:number-columns-repeated="3"/>
        </table:table-row>
        <table:table-row table:style-name="ro1">
          <table:table-cell table:formula="of:=[.A12] + 1" office:value-type="float" office:value="16396" calcext:value-type="float">
            <text:p>16396.00</text:p>
          </table:table-cell>
          <table:table-cell table:number-columns-repeated="3"/>
        </table:table-row>
        <table:table-row table:style-name="ro1">
          <table:table-cell table:formula="of:=[.A13] + 1" office:value-type="float" office:value="16397" calcext:value-type="float">
            <text:p>16397.00</text:p>
          </table:table-cell>
          <table:table-cell table:number-columns-repeated="3"/>
        </table:table-row>
        <table:table-row table:style-name="ro1">
          <table:table-cell table:formula="of:=[.A14] + 1" office:value-type="float" office:value="16398" calcext:value-type="float">
            <text:p>16398.00</text:p>
          </table:table-cell>
          <table:table-cell table:number-columns-repeated="3"/>
        </table:table-row>
        <table:table-row table:style-name="ro1">
          <table:table-cell table:formula="of:=[.A15] + 1" office:value-type="float" office:value="16399" calcext:value-type="float">
            <text:p>16399.00</text:p>
          </table:table-cell>
          <table:table-cell table:number-columns-repeated="3"/>
        </table:table-row>
        <table:table-row table:style-name="ro1">
          <table:table-cell table:formula="of:=[.A16] + 1" office:value-type="float" office:value="16400" calcext:value-type="float">
            <text:p>16400.00</text:p>
          </table:table-cell>
          <table:table-cell table:number-columns-repeated="3"/>
        </table:table-row>
        <table:table-row table:style-name="ro1">
          <table:table-cell table:formula="of:=[.A17] + 1" office:value-type="float" office:value="16401" calcext:value-type="float">
            <text:p>16401.00</text:p>
          </table:table-cell>
          <table:table-cell table:number-columns-repeated="3"/>
        </table:table-row>
        <table:table-row table:style-name="ro1">
          <table:table-cell table:formula="of:=[.A18] + 1" office:value-type="float" office:value="16402" calcext:value-type="float">
            <text:p>16402.00</text:p>
          </table:table-cell>
          <table:table-cell table:number-columns-repeated="3"/>
        </table:table-row>
        <table:table-row table:style-name="ro1">
          <table:table-cell table:formula="of:=[.A19] + 1" office:value-type="float" office:value="16403" calcext:value-type="float">
            <text:p>16403.00</text:p>
          </table:table-cell>
          <table:table-cell table:number-columns-repeated="3"/>
        </table:table-row>
        <table:table-row table:style-name="ro1">
          <table:table-cell table:formula="of:=[.A20] + 1" office:value-type="float" office:value="16404" calcext:value-type="float">
            <text:p>16404.00</text:p>
          </table:table-cell>
          <table:table-cell table:number-columns-repeated="3"/>
        </table:table-row>
        <table:table-row table:style-name="ro1">
          <table:table-cell table:formula="of:=[.A21] + 1" office:value-type="float" office:value="16405" calcext:value-type="float">
            <text:p>16405.00</text:p>
          </table:table-cell>
          <table:table-cell table:number-columns-repeated="3"/>
        </table:table-row>
        <table:table-row table:style-name="ro1">
          <table:table-cell table:formula="of:=[.A22] + 1" office:value-type="float" office:value="16406" calcext:value-type="float">
            <text:p>16406.00</text:p>
          </table:table-cell>
          <table:table-cell table:number-columns-repeated="3"/>
        </table:table-row>
        <table:table-row table:style-name="ro1">
          <table:table-cell table:formula="of:=[.A23] + 1" office:value-type="float" office:value="16407" calcext:value-type="float">
            <text:p>16407.00</text:p>
          </table:table-cell>
          <table:table-cell table:number-columns-repeated="3"/>
        </table:table-row>
        <table:table-row table:style-name="ro1">
          <table:table-cell table:formula="of:=[.A24] + 1" office:value-type="float" office:value="16408" calcext:value-type="float">
            <text:p>16408.00</text:p>
          </table:table-cell>
          <table:table-cell table:number-columns-repeated="3"/>
        </table:table-row>
        <table:table-row table:style-name="ro1">
          <table:table-cell table:formula="of:=[.A25] + 1" office:value-type="float" office:value="16409" calcext:value-type="float">
            <text:p>16409.00</text:p>
          </table:table-cell>
          <table:table-cell table:number-columns-repeated="3"/>
        </table:table-row>
        <table:table-row table:style-name="ro1">
          <table:table-cell table:formula="of:=[.A26] + 1" office:value-type="float" office:value="16410" calcext:value-type="float">
            <text:p>16410.00</text:p>
          </table:table-cell>
          <table:table-cell table:number-columns-repeated="3"/>
        </table:table-row>
        <table:table-row table:style-name="ro1">
          <table:table-cell table:formula="of:=[.A27] + 1" office:value-type="float" office:value="16411" calcext:value-type="float">
            <text:p>16411.00</text:p>
          </table:table-cell>
          <table:table-cell table:number-columns-repeated="3"/>
        </table:table-row>
        <table:table-row table:style-name="ro1">
          <table:table-cell table:formula="of:=[.A28] + 1" office:value-type="float" office:value="16412" calcext:value-type="float">
            <text:p>16412.00</text:p>
          </table:table-cell>
          <table:table-cell table:number-columns-repeated="3"/>
        </table:table-row>
        <table:table-row table:style-name="ro1">
          <table:table-cell table:formula="of:=[.A29] + 1" office:value-type="float" office:value="16413" calcext:value-type="float">
            <text:p>16413.00</text:p>
          </table:table-cell>
          <table:table-cell table:number-columns-repeated="3"/>
        </table:table-row>
        <table:table-row table:style-name="ro1">
          <table:table-cell table:formula="of:=[.A30] + 1" office:value-type="float" office:value="16414" calcext:value-type="float">
            <text:p>16414.00</text:p>
          </table:table-cell>
          <table:table-cell table:number-columns-repeated="3"/>
        </table:table-row>
        <table:table-row table:style-name="ro1">
          <table:table-cell table:formula="of:=[.A31] + 1" office:value-type="float" office:value="16415" calcext:value-type="float">
            <text:p>16415.00</text:p>
          </table:table-cell>
          <table:table-cell table:number-columns-repeated="3"/>
        </table:table-row>
        <table:table-row table:style-name="ro1">
          <table:table-cell table:formula="of:=[.A32] + 1" office:value-type="float" office:value="16416" calcext:value-type="float">
            <text:p>16416.00</text:p>
          </table:table-cell>
          <table:table-cell table:number-columns-repeated="3"/>
        </table:table-row>
        <table:table-row table:style-name="ro1">
          <table:table-cell table:formula="of:=[.A33] + 1" office:value-type="float" office:value="16417" calcext:value-type="float">
            <text:p>16417.00</text:p>
          </table:table-cell>
          <table:table-cell table:number-columns-repeated="3"/>
        </table:table-row>
        <table:table-row table:style-name="ro1">
          <table:table-cell table:formula="of:=[.A34] + 1" office:value-type="float" office:value="16418" calcext:value-type="float">
            <text:p>16418.00</text:p>
          </table:table-cell>
          <table:table-cell table:number-columns-repeated="3"/>
        </table:table-row>
        <table:table-row table:style-name="ro1">
          <table:table-cell table:formula="of:=[.A35] + 1" office:value-type="float" office:value="16419" calcext:value-type="float">
            <text:p>16419.00</text:p>
          </table:table-cell>
          <table:table-cell table:number-columns-repeated="3"/>
        </table:table-row>
        <table:table-row table:style-name="ro1">
          <table:table-cell table:formula="of:=[.A36] + 1" office:value-type="float" office:value="16420" calcext:value-type="float">
            <text:p>16420.00</text:p>
          </table:table-cell>
          <table:table-cell table:number-columns-repeated="3"/>
        </table:table-row>
        <table:table-row table:style-name="ro1">
          <table:table-cell table:formula="of:=[.A37] + 1" office:value-type="float" office:value="16421" calcext:value-type="float">
            <text:p>16421.00</text:p>
          </table:table-cell>
          <table:table-cell table:number-columns-repeated="3"/>
        </table:table-row>
        <table:table-row table:style-name="ro1">
          <table:table-cell table:formula="of:=[.A38] + 1" office:value-type="float" office:value="16422" calcext:value-type="float">
            <text:p>16422.00</text:p>
          </table:table-cell>
          <table:table-cell table:number-columns-repeated="3"/>
        </table:table-row>
        <table:table-row table:style-name="ro1">
          <table:table-cell table:formula="of:=[.A39] + 1" office:value-type="float" office:value="16423" calcext:value-type="float">
            <text:p>16423.00</text:p>
          </table:table-cell>
          <table:table-cell table:number-columns-repeated="3"/>
        </table:table-row>
        <table:table-row table:style-name="ro1">
          <table:table-cell table:formula="of:=[.A40] + 1" office:value-type="float" office:value="16424" calcext:value-type="float">
            <text:p>16424.00</text:p>
          </table:table-cell>
          <table:table-cell table:number-columns-repeated="3"/>
        </table:table-row>
        <table:table-row table:style-name="ro1">
          <table:table-cell table:formula="of:=[.A41] + 1" office:value-type="float" office:value="16425" calcext:value-type="float">
            <text:p>16425.00</text:p>
          </table:table-cell>
          <table:table-cell table:number-columns-repeated="3"/>
        </table:table-row>
        <table:table-row table:style-name="ro1">
          <table:table-cell table:formula="of:=[.A42] + 1" office:value-type="float" office:value="16426" calcext:value-type="float">
            <text:p>16426.00</text:p>
          </table:table-cell>
          <table:table-cell table:number-columns-repeated="3"/>
        </table:table-row>
        <table:table-row table:style-name="ro1">
          <table:table-cell table:formula="of:=[.A43] + 1" office:value-type="float" office:value="16427" calcext:value-type="float">
            <text:p>16427.00</text:p>
          </table:table-cell>
          <table:table-cell table:number-columns-repeated="3"/>
        </table:table-row>
        <table:table-row table:style-name="ro1">
          <table:table-cell table:formula="of:=[.A44] + 1" office:value-type="float" office:value="16428" calcext:value-type="float">
            <text:p>16428.00</text:p>
          </table:table-cell>
          <table:table-cell table:number-columns-repeated="3"/>
        </table:table-row>
        <table:table-row table:style-name="ro1">
          <table:table-cell table:formula="of:=[.A45] + 1" office:value-type="float" office:value="16429" calcext:value-type="float">
            <text:p>16429.00</text:p>
          </table:table-cell>
          <table:table-cell table:number-columns-repeated="3"/>
        </table:table-row>
        <table:table-row table:style-name="ro1">
          <table:table-cell table:formula="of:=[.A46] + 1" office:value-type="float" office:value="16430" calcext:value-type="float">
            <text:p>16430.00</text:p>
          </table:table-cell>
          <table:table-cell table:number-columns-repeated="3"/>
        </table:table-row>
        <table:table-row table:style-name="ro1">
          <table:table-cell table:formula="of:=[.A47] + 1" office:value-type="float" office:value="16431" calcext:value-type="float">
            <text:p>16431.00</text:p>
          </table:table-cell>
          <table:table-cell table:number-columns-repeated="3"/>
        </table:table-row>
        <table:table-row table:style-name="ro1">
          <table:table-cell table:formula="of:=[.A48] + 1" office:value-type="float" office:value="16432" calcext:value-type="float">
            <text:p>16432.00</text:p>
          </table:table-cell>
          <table:table-cell table:number-columns-repeated="3"/>
        </table:table-row>
        <table:table-row table:style-name="ro1">
          <table:table-cell table:formula="of:=[.A49] + 1" office:value-type="float" office:value="16433" calcext:value-type="float">
            <text:p>16433.00</text:p>
          </table:table-cell>
          <table:table-cell table:number-columns-repeated="3"/>
        </table:table-row>
        <table:table-row table:style-name="ro1">
          <table:table-cell table:formula="of:=[.A50] + 1" office:value-type="float" office:value="16434" calcext:value-type="float">
            <text:p>16434.00</text:p>
          </table:table-cell>
          <table:table-cell table:number-columns-repeated="3"/>
        </table:table-row>
        <table:table-row table:style-name="ro1">
          <table:table-cell table:formula="of:=[.A51] + 1" office:value-type="float" office:value="16435" calcext:value-type="float">
            <text:p>16435.00</text:p>
          </table:table-cell>
          <table:table-cell table:number-columns-repeated="3"/>
        </table:table-row>
        <table:table-row table:style-name="ro1">
          <table:table-cell table:formula="of:=[.A52] + 1" office:value-type="float" office:value="16436" calcext:value-type="float">
            <text:p>16436.00</text:p>
          </table:table-cell>
          <table:table-cell table:number-columns-repeated="3"/>
        </table:table-row>
        <table:table-row table:style-name="ro1">
          <table:table-cell table:formula="of:=[.A53] + 1" office:value-type="float" office:value="16437" calcext:value-type="float">
            <text:p>16437.00</text:p>
          </table:table-cell>
          <table:table-cell table:number-columns-repeated="3"/>
        </table:table-row>
        <table:table-row table:style-name="ro1">
          <table:table-cell table:formula="of:=[.A54] + 1" office:value-type="float" office:value="16438" calcext:value-type="float">
            <text:p>16438.00</text:p>
          </table:table-cell>
          <table:table-cell table:number-columns-repeated="3"/>
        </table:table-row>
        <table:table-row table:style-name="ro1">
          <table:table-cell table:formula="of:=[.A55] + 1" office:value-type="float" office:value="16439" calcext:value-type="float">
            <text:p>16439.00</text:p>
          </table:table-cell>
          <table:table-cell table:number-columns-repeated="3"/>
        </table:table-row>
        <table:table-row table:style-name="ro1">
          <table:table-cell table:formula="of:=[.A56] + 1" office:value-type="float" office:value="16440" calcext:value-type="float">
            <text:p>16440.00</text:p>
          </table:table-cell>
          <table:table-cell table:number-columns-repeated="3"/>
        </table:table-row>
        <table:table-row table:style-name="ro1">
          <table:table-cell table:formula="of:=[.A57] + 1" office:value-type="float" office:value="16441" calcext:value-type="float">
            <text:p>16441.00</text:p>
          </table:table-cell>
          <table:table-cell table:number-columns-repeated="3"/>
        </table:table-row>
        <table:table-row table:style-name="ro1">
          <table:table-cell table:formula="of:=[.A58] + 1" office:value-type="float" office:value="16442" calcext:value-type="float">
            <text:p>16442.00</text:p>
          </table:table-cell>
          <table:table-cell table:number-columns-repeated="3"/>
        </table:table-row>
        <table:table-row table:style-name="ro1">
          <table:table-cell table:formula="of:=[.A59] + 1" office:value-type="float" office:value="16443" calcext:value-type="float">
            <text:p>16443.00</text:p>
          </table:table-cell>
          <table:table-cell table:number-columns-repeated="3"/>
        </table:table-row>
        <table:table-row table:style-name="ro1">
          <table:table-cell table:formula="of:=[.A60] + 1" office:value-type="float" office:value="16444" calcext:value-type="float">
            <text:p>16444.00</text:p>
          </table:table-cell>
          <table:table-cell table:number-columns-repeated="3"/>
        </table:table-row>
        <table:table-row table:style-name="ro1">
          <table:table-cell table:formula="of:=[.A61] + 1" office:value-type="float" office:value="16445" calcext:value-type="float">
            <text:p>16445.00</text:p>
          </table:table-cell>
          <table:table-cell table:number-columns-repeated="3"/>
        </table:table-row>
        <table:table-row table:style-name="ro1">
          <table:table-cell table:formula="of:=[.A62] + 1" office:value-type="float" office:value="16446" calcext:value-type="float">
            <text:p>16446.00</text:p>
          </table:table-cell>
          <table:table-cell table:number-columns-repeated="3"/>
        </table:table-row>
        <table:table-row table:style-name="ro1">
          <table:table-cell table:formula="of:=[.A63] + 1" office:value-type="float" office:value="16447" calcext:value-type="float">
            <text:p>16447.00</text:p>
          </table:table-cell>
          <table:table-cell table:number-columns-repeated="3"/>
        </table:table-row>
        <table:table-row table:style-name="ro1">
          <table:table-cell table:formula="of:=[.A64] + 1" office:value-type="float" office:value="16448" calcext:value-type="float">
            <text:p>16448.00</text:p>
          </table:table-cell>
          <table:table-cell table:number-columns-repeated="3"/>
        </table:table-row>
        <table:table-row table:style-name="ro1">
          <table:table-cell table:formula="of:=[.A65] + 1" office:value-type="float" office:value="16449" calcext:value-type="float">
            <text:p>16449.00</text:p>
          </table:table-cell>
          <table:table-cell table:number-columns-repeated="3"/>
        </table:table-row>
        <table:table-row table:style-name="ro1">
          <table:table-cell table:formula="of:=[.A66] + 1" office:value-type="float" office:value="16450" calcext:value-type="float">
            <text:p>16450.00</text:p>
          </table:table-cell>
          <table:table-cell table:number-columns-repeated="3"/>
        </table:table-row>
        <table:table-row table:style-name="ro1">
          <table:table-cell table:formula="of:=[.A67] + 1" office:value-type="float" office:value="16451" calcext:value-type="float">
            <text:p>16451.00</text:p>
          </table:table-cell>
          <table:table-cell table:number-columns-repeated="3"/>
        </table:table-row>
        <table:table-row table:style-name="ro1">
          <table:table-cell table:formula="of:=[.A68] + 1" office:value-type="float" office:value="16452" calcext:value-type="float">
            <text:p>16452.00</text:p>
          </table:table-cell>
          <table:table-cell table:number-columns-repeated="3"/>
        </table:table-row>
        <table:table-row table:style-name="ro1">
          <table:table-cell table:formula="of:=[.A69] + 1" office:value-type="float" office:value="16453" calcext:value-type="float">
            <text:p>16453.00</text:p>
          </table:table-cell>
          <table:table-cell table:number-columns-repeated="3"/>
        </table:table-row>
        <table:table-row table:style-name="ro1">
          <table:table-cell table:formula="of:=[.A70] + 1" office:value-type="float" office:value="16454" calcext:value-type="float">
            <text:p>16454.00</text:p>
          </table:table-cell>
          <table:table-cell table:number-columns-repeated="3"/>
        </table:table-row>
        <table:table-row table:style-name="ro1">
          <table:table-cell table:formula="of:=[.A71] + 1" office:value-type="float" office:value="16455" calcext:value-type="float">
            <text:p>16455.00</text:p>
          </table:table-cell>
          <table:table-cell table:number-columns-repeated="3"/>
        </table:table-row>
        <table:table-row table:style-name="ro1">
          <table:table-cell table:formula="of:=[.A72] + 1" office:value-type="float" office:value="16456" calcext:value-type="float">
            <text:p>16456.00</text:p>
          </table:table-cell>
          <table:table-cell table:number-columns-repeated="3"/>
        </table:table-row>
        <table:table-row table:style-name="ro1">
          <table:table-cell table:formula="of:=[.A73] + 1" office:value-type="float" office:value="16457" calcext:value-type="float">
            <text:p>16457.00</text:p>
          </table:table-cell>
          <table:table-cell table:number-columns-repeated="3"/>
        </table:table-row>
        <table:table-row table:style-name="ro1">
          <table:table-cell table:formula="of:=[.A74] + 1" office:value-type="float" office:value="16458" calcext:value-type="float">
            <text:p>16458.00</text:p>
          </table:table-cell>
          <table:table-cell table:number-columns-repeated="3"/>
        </table:table-row>
        <table:table-row table:style-name="ro1">
          <table:table-cell table:formula="of:=[.A75] + 1" office:value-type="float" office:value="16459" calcext:value-type="float">
            <text:p>16459.00</text:p>
          </table:table-cell>
          <table:table-cell table:number-columns-repeated="3"/>
        </table:table-row>
        <table:table-row table:style-name="ro1">
          <table:table-cell table:formula="of:=[.A76] + 1" office:value-type="float" office:value="16460" calcext:value-type="float">
            <text:p>16460.00</text:p>
          </table:table-cell>
          <table:table-cell table:number-columns-repeated="3"/>
        </table:table-row>
        <table:table-row table:style-name="ro1">
          <table:table-cell table:formula="of:=[.A77] + 1" office:value-type="float" office:value="16461" calcext:value-type="float">
            <text:p>16461.00</text:p>
          </table:table-cell>
          <table:table-cell table:number-columns-repeated="3"/>
        </table:table-row>
        <table:table-row table:style-name="ro1">
          <table:table-cell table:formula="of:=[.A78] + 1" office:value-type="float" office:value="16462" calcext:value-type="float">
            <text:p>16462.00</text:p>
          </table:table-cell>
          <table:table-cell table:number-columns-repeated="3"/>
        </table:table-row>
        <table:table-row table:style-name="ro1">
          <table:table-cell table:formula="of:=[.A79] + 1" office:value-type="float" office:value="16463" calcext:value-type="float">
            <text:p>16463.00</text:p>
          </table:table-cell>
          <table:table-cell table:number-columns-repeated="3"/>
        </table:table-row>
        <table:table-row table:style-name="ro1">
          <table:table-cell table:formula="of:=[.A80] + 1" office:value-type="float" office:value="16464" calcext:value-type="float">
            <text:p>16464.00</text:p>
          </table:table-cell>
          <table:table-cell table:number-columns-repeated="3"/>
        </table:table-row>
        <table:table-row table:style-name="ro1">
          <table:table-cell table:formula="of:=[.A81] + 1" office:value-type="float" office:value="16465" calcext:value-type="float">
            <text:p>16465.00</text:p>
          </table:table-cell>
          <table:table-cell table:number-columns-repeated="3"/>
        </table:table-row>
        <table:table-row table:style-name="ro1">
          <table:table-cell table:formula="of:=[.A82] + 1" office:value-type="float" office:value="16466" calcext:value-type="float">
            <text:p>16466.00</text:p>
          </table:table-cell>
          <table:table-cell table:number-columns-repeated="3"/>
        </table:table-row>
        <table:table-row table:style-name="ro1">
          <table:table-cell table:formula="of:=[.A83] + 1" office:value-type="float" office:value="16467" calcext:value-type="float">
            <text:p>16467.00</text:p>
          </table:table-cell>
          <table:table-cell table:number-columns-repeated="3"/>
        </table:table-row>
        <table:table-row table:style-name="ro1">
          <table:table-cell table:formula="of:=[.A84] + 1" office:value-type="float" office:value="16468" calcext:value-type="float">
            <text:p>16468.00</text:p>
          </table:table-cell>
          <table:table-cell table:number-columns-repeated="3"/>
        </table:table-row>
        <table:table-row table:style-name="ro1">
          <table:table-cell table:formula="of:=[.A85] + 1" office:value-type="float" office:value="16469" calcext:value-type="float">
            <text:p>16469.00</text:p>
          </table:table-cell>
          <table:table-cell table:number-columns-repeated="3"/>
        </table:table-row>
        <table:table-row table:style-name="ro1">
          <table:table-cell table:formula="of:=[.A86] + 1" office:value-type="float" office:value="16470" calcext:value-type="float">
            <text:p>16470.00</text:p>
          </table:table-cell>
          <table:table-cell table:number-columns-repeated="3"/>
        </table:table-row>
        <table:table-row table:style-name="ro1">
          <table:table-cell table:formula="of:=[.A87] + 1" office:value-type="float" office:value="16471" calcext:value-type="float">
            <text:p>16471.00</text:p>
          </table:table-cell>
          <table:table-cell table:number-columns-repeated="3"/>
        </table:table-row>
        <table:table-row table:style-name="ro1">
          <table:table-cell table:formula="of:=[.A88] + 1" office:value-type="float" office:value="16472" calcext:value-type="float">
            <text:p>16472.00</text:p>
          </table:table-cell>
          <table:table-cell table:number-columns-repeated="3"/>
        </table:table-row>
        <table:table-row table:style-name="ro1">
          <table:table-cell table:formula="of:=[.A89] + 1" office:value-type="float" office:value="16473" calcext:value-type="float">
            <text:p>16473.00</text:p>
          </table:table-cell>
          <table:table-cell table:number-columns-repeated="3"/>
        </table:table-row>
        <table:table-row table:style-name="ro1">
          <table:table-cell table:formula="of:=[.A90] + 1" office:value-type="float" office:value="16474" calcext:value-type="float">
            <text:p>16474.00</text:p>
          </table:table-cell>
          <table:table-cell table:number-columns-repeated="3"/>
        </table:table-row>
        <table:table-row table:style-name="ro1">
          <table:table-cell table:formula="of:=[.A91] + 1" office:value-type="float" office:value="16475" calcext:value-type="float">
            <text:p>16475.00</text:p>
          </table:table-cell>
          <table:table-cell table:number-columns-repeated="3"/>
        </table:table-row>
        <table:table-row table:style-name="ro1">
          <table:table-cell table:formula="of:=[.A92] + 1" office:value-type="float" office:value="16476" calcext:value-type="float">
            <text:p>16476.00</text:p>
          </table:table-cell>
          <table:table-cell table:number-columns-repeated="3"/>
        </table:table-row>
        <table:table-row table:style-name="ro1">
          <table:table-cell table:formula="of:=[.A93] + 1" office:value-type="float" office:value="16477" calcext:value-type="float">
            <text:p>16477.00</text:p>
          </table:table-cell>
          <table:table-cell table:number-columns-repeated="3"/>
        </table:table-row>
        <table:table-row table:style-name="ro1">
          <table:table-cell table:formula="of:=[.A94] + 1" office:value-type="float" office:value="16478" calcext:value-type="float">
            <text:p>16478.00</text:p>
          </table:table-cell>
          <table:table-cell table:number-columns-repeated="3"/>
        </table:table-row>
        <table:table-row table:style-name="ro1">
          <table:table-cell table:formula="of:=[.A95] + 1" office:value-type="float" office:value="16479" calcext:value-type="float">
            <text:p>16479.00</text:p>
          </table:table-cell>
          <table:table-cell table:number-columns-repeated="3"/>
        </table:table-row>
        <table:table-row table:style-name="ro1">
          <table:table-cell table:formula="of:=[.A96] + 1" office:value-type="float" office:value="16480" calcext:value-type="float">
            <text:p>16480.00</text:p>
          </table:table-cell>
          <table:table-cell table:number-columns-repeated="3"/>
        </table:table-row>
        <table:table-row table:style-name="ro1">
          <table:table-cell table:formula="of:=[.A97] + 1" office:value-type="float" office:value="16481" calcext:value-type="float">
            <text:p>16481.00</text:p>
          </table:table-cell>
          <table:table-cell table:number-columns-repeated="3"/>
        </table:table-row>
        <table:table-row table:style-name="ro1">
          <table:table-cell table:formula="of:=[.A98] + 1" office:value-type="float" office:value="16482" calcext:value-type="float">
            <text:p>16482.00</text:p>
          </table:table-cell>
          <table:table-cell table:number-columns-repeated="3"/>
        </table:table-row>
        <table:table-row table:style-name="ro1">
          <table:table-cell table:formula="of:=[.A99] + 1" office:value-type="float" office:value="16483" calcext:value-type="float">
            <text:p>16483.00</text:p>
          </table:table-cell>
          <table:table-cell table:number-columns-repeated="3"/>
        </table:table-row>
        <table:table-row table:style-name="ro1">
          <table:table-cell table:formula="of:=[.A100] + 1" office:value-type="float" office:value="16484" calcext:value-type="float">
            <text:p>16484.00</text:p>
          </table:table-cell>
          <table:table-cell table:number-columns-repeated="3"/>
        </table:table-row>
        <table:table-row table:style-name="ro1">
          <table:table-cell table:formula="of:=[.A101] + 1" office:value-type="float" office:value="16485" calcext:value-type="float">
            <text:p>16485.00</text:p>
          </table:table-cell>
          <table:table-cell table:number-columns-repeated="3"/>
        </table:table-row>
        <table:table-row table:style-name="ro1">
          <table:table-cell table:formula="of:=[.A102] + 1" office:value-type="float" office:value="16486" calcext:value-type="float">
            <text:p>16486.00</text:p>
          </table:table-cell>
          <table:table-cell table:number-columns-repeated="3"/>
        </table:table-row>
        <table:table-row table:style-name="ro1">
          <table:table-cell table:formula="of:=[.A103] + 1" office:value-type="float" office:value="16487" calcext:value-type="float">
            <text:p>16487.00</text:p>
          </table:table-cell>
          <table:table-cell table:number-columns-repeated="3"/>
        </table:table-row>
        <table:table-row table:style-name="ro1">
          <table:table-cell table:formula="of:=[.A104] + 1" office:value-type="float" office:value="16488" calcext:value-type="float">
            <text:p>16488.00</text:p>
          </table:table-cell>
          <table:table-cell table:number-columns-repeated="3"/>
        </table:table-row>
        <table:table-row table:style-name="ro1">
          <table:table-cell table:formula="of:=[.A105] + 1" office:value-type="float" office:value="16489" calcext:value-type="float">
            <text:p>16489.00</text:p>
          </table:table-cell>
          <table:table-cell table:number-columns-repeated="3"/>
        </table:table-row>
        <table:table-row table:style-name="ro1">
          <table:table-cell table:formula="of:=[.A106] + 1" office:value-type="float" office:value="16490" calcext:value-type="float">
            <text:p>16490.00</text:p>
          </table:table-cell>
          <table:table-cell table:number-columns-repeated="3"/>
        </table:table-row>
        <table:table-row table:style-name="ro1">
          <table:table-cell table:formula="of:=[.A107] + 1" office:value-type="float" office:value="16491" calcext:value-type="float">
            <text:p>16491.00</text:p>
          </table:table-cell>
          <table:table-cell table:number-columns-repeated="3"/>
        </table:table-row>
        <table:table-row table:style-name="ro1">
          <table:table-cell table:formula="of:=[.A108] + 1" office:value-type="float" office:value="16492" calcext:value-type="float">
            <text:p>16492.00</text:p>
          </table:table-cell>
          <table:table-cell table:number-columns-repeated="3"/>
        </table:table-row>
        <table:table-row table:style-name="ro1">
          <table:table-cell table:formula="of:=[.A109] + 1" office:value-type="float" office:value="16493" calcext:value-type="float">
            <text:p>16493.00</text:p>
          </table:table-cell>
          <table:table-cell table:number-columns-repeated="3"/>
        </table:table-row>
        <table:table-row table:style-name="ro1">
          <table:table-cell table:formula="of:=[.A110] + 1" office:value-type="float" office:value="16494" calcext:value-type="float">
            <text:p>16494.00</text:p>
          </table:table-cell>
          <table:table-cell table:number-columns-repeated="3"/>
        </table:table-row>
        <table:table-row table:style-name="ro1">
          <table:table-cell table:formula="of:=[.A111] + 1" office:value-type="float" office:value="16495" calcext:value-type="float">
            <text:p>16495.00</text:p>
          </table:table-cell>
          <table:table-cell table:number-columns-repeated="3"/>
        </table:table-row>
        <table:table-row table:style-name="ro1">
          <table:table-cell table:formula="of:=[.A112] + 1" office:value-type="float" office:value="16496" calcext:value-type="float">
            <text:p>16496.00</text:p>
          </table:table-cell>
          <table:table-cell table:number-columns-repeated="3"/>
        </table:table-row>
        <table:table-row table:style-name="ro1">
          <table:table-cell table:formula="of:=[.A113] + 1" office:value-type="float" office:value="16497" calcext:value-type="float">
            <text:p>16497.00</text:p>
          </table:table-cell>
          <table:table-cell table:number-columns-repeated="3"/>
        </table:table-row>
        <table:table-row table:style-name="ro1">
          <table:table-cell table:formula="of:=[.A114] + 1" office:value-type="float" office:value="16498" calcext:value-type="float">
            <text:p>16498.00</text:p>
          </table:table-cell>
          <table:table-cell table:number-columns-repeated="3"/>
        </table:table-row>
        <table:table-row table:style-name="ro1">
          <table:table-cell table:formula="of:=[.A115] + 1" office:value-type="float" office:value="16499" calcext:value-type="float">
            <text:p>16499.00</text:p>
          </table:table-cell>
          <table:table-cell table:number-columns-repeated="3"/>
        </table:table-row>
        <table:table-row table:style-name="ro1">
          <table:table-cell table:formula="of:=[.A116] + 1" office:value-type="float" office:value="16500" calcext:value-type="float">
            <text:p>16500.00</text:p>
          </table:table-cell>
          <table:table-cell table:number-columns-repeated="3"/>
        </table:table-row>
        <table:table-row table:style-name="ro1">
          <table:table-cell table:formula="of:=[.A117] + 1" office:value-type="float" office:value="16501" calcext:value-type="float">
            <text:p>16501.00</text:p>
          </table:table-cell>
          <table:table-cell table:number-columns-repeated="3"/>
        </table:table-row>
        <table:table-row table:style-name="ro1">
          <table:table-cell table:formula="of:=[.A118] + 1" office:value-type="float" office:value="16502" calcext:value-type="float">
            <text:p>16502.00</text:p>
          </table:table-cell>
          <table:table-cell table:number-columns-repeated="3"/>
        </table:table-row>
        <table:table-row table:style-name="ro1">
          <table:table-cell table:formula="of:=[.A119] + 1" office:value-type="float" office:value="16503" calcext:value-type="float">
            <text:p>16503.00</text:p>
          </table:table-cell>
          <table:table-cell table:number-columns-repeated="3"/>
        </table:table-row>
        <table:table-row table:style-name="ro1">
          <table:table-cell table:formula="of:=[.A120] + 1" office:value-type="float" office:value="16504" calcext:value-type="float">
            <text:p>16504.00</text:p>
          </table:table-cell>
          <table:table-cell table:number-columns-repeated="3"/>
        </table:table-row>
        <table:table-row table:style-name="ro1">
          <table:table-cell table:formula="of:=[.A121] + 1" office:value-type="float" office:value="16505" calcext:value-type="float">
            <text:p>16505.00</text:p>
          </table:table-cell>
          <table:table-cell table:number-columns-repeated="3"/>
        </table:table-row>
        <table:table-row table:style-name="ro1">
          <table:table-cell table:formula="of:=[.A122] + 1" office:value-type="float" office:value="16506" calcext:value-type="float">
            <text:p>16506.00</text:p>
          </table:table-cell>
          <table:table-cell table:number-columns-repeated="3"/>
        </table:table-row>
        <table:table-row table:style-name="ro1">
          <table:table-cell table:formula="of:=[.A123] + 1" office:value-type="float" office:value="16507" calcext:value-type="float">
            <text:p>16507.00</text:p>
          </table:table-cell>
          <table:table-cell table:number-columns-repeated="3"/>
        </table:table-row>
        <table:table-row table:style-name="ro1">
          <table:table-cell table:formula="of:=[.A124] + 1" office:value-type="float" office:value="16508" calcext:value-type="float">
            <text:p>16508.00</text:p>
          </table:table-cell>
          <table:table-cell table:number-columns-repeated="3"/>
        </table:table-row>
        <table:table-row table:style-name="ro1">
          <table:table-cell table:formula="of:=[.A125] + 1" office:value-type="float" office:value="16509" calcext:value-type="float">
            <text:p>16509.00</text:p>
          </table:table-cell>
          <table:table-cell table:number-columns-repeated="3"/>
        </table:table-row>
        <table:table-row table:style-name="ro1">
          <table:table-cell table:formula="of:=[.A126] + 1" office:value-type="float" office:value="16510" calcext:value-type="float">
            <text:p>16510.00</text:p>
          </table:table-cell>
          <table:table-cell table:number-columns-repeated="3"/>
        </table:table-row>
        <table:table-row table:style-name="ro1">
          <table:table-cell table:formula="of:=[.A127] + 1" office:value-type="float" office:value="16511" calcext:value-type="float">
            <text:p>16511.00</text:p>
          </table:table-cell>
          <table:table-cell table:number-columns-repeated="3"/>
        </table:table-row>
        <table:table-row table:style-name="ro1">
          <table:table-cell table:formula="of:=[.A128] + 1" office:value-type="float" office:value="16512" calcext:value-type="float">
            <text:p>16512.00</text:p>
          </table:table-cell>
          <table:table-cell table:number-columns-repeated="3"/>
        </table:table-row>
        <table:table-row table:style-name="ro1">
          <table:table-cell table:formula="of:=[.A129] + 1" office:value-type="float" office:value="16513" calcext:value-type="float">
            <text:p>16513.00</text:p>
          </table:table-cell>
          <table:table-cell table:number-columns-repeated="3"/>
        </table:table-row>
        <table:table-row table:style-name="ro1">
          <table:table-cell table:formula="of:=[.A130] + 1" office:value-type="float" office:value="16514" calcext:value-type="float">
            <text:p>16514.00</text:p>
          </table:table-cell>
          <table:table-cell table:number-columns-repeated="3"/>
        </table:table-row>
        <table:table-row table:style-name="ro1">
          <table:table-cell table:formula="of:=[.A131] + 1" office:value-type="float" office:value="16515" calcext:value-type="float">
            <text:p>16515.00</text:p>
          </table:table-cell>
          <table:table-cell table:number-columns-repeated="3"/>
        </table:table-row>
        <table:table-row table:style-name="ro1">
          <table:table-cell table:formula="of:=[.A132] + 1" office:value-type="float" office:value="16516" calcext:value-type="float">
            <text:p>16516.00</text:p>
          </table:table-cell>
          <table:table-cell table:number-columns-repeated="3"/>
        </table:table-row>
        <table:table-row table:style-name="ro1">
          <table:table-cell table:formula="of:=[.A133] + 1" office:value-type="float" office:value="16517" calcext:value-type="float">
            <text:p>16517.00</text:p>
          </table:table-cell>
          <table:table-cell table:number-columns-repeated="3"/>
        </table:table-row>
        <table:table-row table:style-name="ro1">
          <table:table-cell table:formula="of:=[.A134] + 1" office:value-type="float" office:value="16518" calcext:value-type="float">
            <text:p>16518.00</text:p>
          </table:table-cell>
          <table:table-cell table:number-columns-repeated="3"/>
        </table:table-row>
        <table:table-row table:style-name="ro1">
          <table:table-cell table:formula="of:=[.A135] + 1" office:value-type="float" office:value="16519" calcext:value-type="float">
            <text:p>16519.00</text:p>
          </table:table-cell>
          <table:table-cell table:number-columns-repeated="3"/>
        </table:table-row>
        <table:table-row table:style-name="ro1">
          <table:table-cell table:formula="of:=[.A136] + 1" office:value-type="float" office:value="16520" calcext:value-type="float">
            <text:p>16520.00</text:p>
          </table:table-cell>
          <table:table-cell table:number-columns-repeated="3"/>
        </table:table-row>
        <table:table-row table:style-name="ro1">
          <table:table-cell table:formula="of:=[.A137] + 1" office:value-type="float" office:value="16521" calcext:value-type="float">
            <text:p>16521.00</text:p>
          </table:table-cell>
          <table:table-cell table:number-columns-repeated="3"/>
        </table:table-row>
        <table:table-row table:style-name="ro1">
          <table:table-cell table:formula="of:=[.A138] + 1" office:value-type="float" office:value="16522" calcext:value-type="float">
            <text:p>16522.00</text:p>
          </table:table-cell>
          <table:table-cell table:number-columns-repeated="3"/>
        </table:table-row>
        <table:table-row table:style-name="ro1">
          <table:table-cell table:formula="of:=[.A139] + 1" office:value-type="float" office:value="16523" calcext:value-type="float">
            <text:p>16523.00</text:p>
          </table:table-cell>
          <table:table-cell table:number-columns-repeated="3"/>
        </table:table-row>
        <table:table-row table:style-name="ro1">
          <table:table-cell table:formula="of:=[.A140] + 1" office:value-type="float" office:value="16524" calcext:value-type="float">
            <text:p>16524.00</text:p>
          </table:table-cell>
          <table:table-cell table:number-columns-repeated="3"/>
        </table:table-row>
        <table:table-row table:style-name="ro1">
          <table:table-cell table:formula="of:=[.A141] + 1" office:value-type="float" office:value="16525" calcext:value-type="float">
            <text:p>16525.00</text:p>
          </table:table-cell>
          <table:table-cell table:number-columns-repeated="3"/>
        </table:table-row>
        <table:table-row table:style-name="ro1">
          <table:table-cell table:formula="of:=[.A142] + 1" office:value-type="float" office:value="16526" calcext:value-type="float">
            <text:p>16526.00</text:p>
          </table:table-cell>
          <table:table-cell table:number-columns-repeated="3"/>
        </table:table-row>
        <table:table-row table:style-name="ro1">
          <table:table-cell table:formula="of:=[.A143] + 1" office:value-type="float" office:value="16527" calcext:value-type="float">
            <text:p>16527.00</text:p>
          </table:table-cell>
          <table:table-cell table:number-columns-repeated="3"/>
        </table:table-row>
        <table:table-row table:style-name="ro1">
          <table:table-cell table:formula="of:=[.A144] + 1" office:value-type="float" office:value="16528" calcext:value-type="float">
            <text:p>16528.00</text:p>
          </table:table-cell>
          <table:table-cell table:number-columns-repeated="3"/>
        </table:table-row>
        <table:table-row table:style-name="ro1">
          <table:table-cell table:formula="of:=[.A145] + 1" office:value-type="float" office:value="16529" calcext:value-type="float">
            <text:p>16529.00</text:p>
          </table:table-cell>
          <table:table-cell table:number-columns-repeated="3"/>
        </table:table-row>
        <table:table-row table:style-name="ro1">
          <table:table-cell table:formula="of:=[.A146] + 1" office:value-type="float" office:value="16530" calcext:value-type="float">
            <text:p>16530.00</text:p>
          </table:table-cell>
          <table:table-cell table:number-columns-repeated="3"/>
        </table:table-row>
        <table:table-row table:style-name="ro1">
          <table:table-cell table:formula="of:=[.A147] + 1" office:value-type="float" office:value="16531" calcext:value-type="float">
            <text:p>16531.00</text:p>
          </table:table-cell>
          <table:table-cell table:number-columns-repeated="3"/>
        </table:table-row>
        <table:table-row table:style-name="ro1">
          <table:table-cell table:formula="of:=[.A148] + 1" office:value-type="float" office:value="16532" calcext:value-type="float">
            <text:p>16532.00</text:p>
          </table:table-cell>
          <table:table-cell table:number-columns-repeated="3"/>
        </table:table-row>
        <table:table-row table:style-name="ro1">
          <table:table-cell table:formula="of:=[.A149] + 1" office:value-type="float" office:value="16533" calcext:value-type="float">
            <text:p>16533.00</text:p>
          </table:table-cell>
          <table:table-cell table:number-columns-repeated="3"/>
        </table:table-row>
        <table:table-row table:style-name="ro1">
          <table:table-cell table:formula="of:=[.A150] + 1" office:value-type="float" office:value="16534" calcext:value-type="float">
            <text:p>16534.00</text:p>
          </table:table-cell>
          <table:table-cell table:number-columns-repeated="3"/>
        </table:table-row>
        <table:table-row table:style-name="ro1">
          <table:table-cell table:formula="of:=[.A151] + 1" office:value-type="float" office:value="16535" calcext:value-type="float">
            <text:p>16535.00</text:p>
          </table:table-cell>
          <table:table-cell table:number-columns-repeated="3"/>
        </table:table-row>
        <table:table-row table:style-name="ro1">
          <table:table-cell table:formula="of:=[.A152] + 1" office:value-type="float" office:value="16536" calcext:value-type="float">
            <text:p>16536.00</text:p>
          </table:table-cell>
          <table:table-cell table:number-columns-repeated="3"/>
        </table:table-row>
        <table:table-row table:style-name="ro1">
          <table:table-cell table:formula="of:=[.A153] + 1" office:value-type="float" office:value="16537" calcext:value-type="float">
            <text:p>16537.00</text:p>
          </table:table-cell>
          <table:table-cell table:number-columns-repeated="3"/>
        </table:table-row>
        <table:table-row table:style-name="ro1">
          <table:table-cell table:formula="of:=[.A154] + 1" office:value-type="float" office:value="16538" calcext:value-type="float">
            <text:p>16538.00</text:p>
          </table:table-cell>
          <table:table-cell table:number-columns-repeated="3"/>
        </table:table-row>
        <table:table-row table:style-name="ro1">
          <table:table-cell table:formula="of:=[.A155] + 1" office:value-type="float" office:value="16539" calcext:value-type="float">
            <text:p>16539.00</text:p>
          </table:table-cell>
          <table:table-cell table:number-columns-repeated="3"/>
        </table:table-row>
        <table:table-row table:style-name="ro1">
          <table:table-cell table:formula="of:=[.A156] + 1" office:value-type="float" office:value="16540" calcext:value-type="float">
            <text:p>16540.00</text:p>
          </table:table-cell>
          <table:table-cell table:number-columns-repeated="3"/>
        </table:table-row>
        <table:table-row table:style-name="ro1">
          <table:table-cell table:formula="of:=[.A157] + 1" office:value-type="float" office:value="16541" calcext:value-type="float">
            <text:p>16541.00</text:p>
          </table:table-cell>
          <table:table-cell table:number-columns-repeated="3"/>
        </table:table-row>
        <table:table-row table:style-name="ro1">
          <table:table-cell table:formula="of:=[.A158] + 1" office:value-type="float" office:value="16542" calcext:value-type="float">
            <text:p>16542.00</text:p>
          </table:table-cell>
          <table:table-cell table:number-columns-repeated="3"/>
        </table:table-row>
        <table:table-row table:style-name="ro1">
          <table:table-cell table:formula="of:=[.A159] + 1" office:value-type="float" office:value="16543" calcext:value-type="float">
            <text:p>16543.00</text:p>
          </table:table-cell>
          <table:table-cell table:number-columns-repeated="3"/>
        </table:table-row>
        <table:table-row table:style-name="ro1">
          <table:table-cell table:formula="of:=[.A160] + 1" office:value-type="float" office:value="16544" calcext:value-type="float">
            <text:p>16544.00</text:p>
          </table:table-cell>
          <table:table-cell table:number-columns-repeated="3"/>
        </table:table-row>
        <table:table-row table:style-name="ro1">
          <table:table-cell table:formula="of:=[.A161] + 1" office:value-type="float" office:value="16545" calcext:value-type="float">
            <text:p>16545.00</text:p>
          </table:table-cell>
          <table:table-cell table:number-columns-repeated="3"/>
        </table:table-row>
        <table:table-row table:style-name="ro1">
          <table:table-cell table:formula="of:=[.A162] + 1" office:value-type="float" office:value="16546" calcext:value-type="float">
            <text:p>16546.00</text:p>
          </table:table-cell>
          <table:table-cell table:number-columns-repeated="3"/>
        </table:table-row>
        <table:table-row table:style-name="ro1">
          <table:table-cell table:formula="of:=[.A163] + 1" office:value-type="float" office:value="16547" calcext:value-type="float">
            <text:p>16547.00</text:p>
          </table:table-cell>
          <table:table-cell table:number-columns-repeated="3"/>
        </table:table-row>
        <table:table-row table:style-name="ro1">
          <table:table-cell table:formula="of:=[.A164] + 1" office:value-type="float" office:value="16548" calcext:value-type="float">
            <text:p>16548.00</text:p>
          </table:table-cell>
          <table:table-cell table:number-columns-repeated="3"/>
        </table:table-row>
        <table:table-row table:style-name="ro1">
          <table:table-cell table:formula="of:=[.A165] + 1" office:value-type="float" office:value="16549" calcext:value-type="float">
            <text:p>16549.00</text:p>
          </table:table-cell>
          <table:table-cell table:number-columns-repeated="3"/>
        </table:table-row>
        <table:table-row table:style-name="ro1">
          <table:table-cell table:formula="of:=[.A166] + 1" office:value-type="float" office:value="16550" calcext:value-type="float">
            <text:p>16550.00</text:p>
          </table:table-cell>
          <table:table-cell table:number-columns-repeated="3"/>
        </table:table-row>
        <table:table-row table:style-name="ro1">
          <table:table-cell table:formula="of:=[.A167] + 1" office:value-type="float" office:value="16551" calcext:value-type="float">
            <text:p>16551.00</text:p>
          </table:table-cell>
          <table:table-cell table:number-columns-repeated="3"/>
        </table:table-row>
        <table:table-row table:style-name="ro1">
          <table:table-cell table:formula="of:=[.A168] + 1" office:value-type="float" office:value="16552" calcext:value-type="float">
            <text:p>16552.00</text:p>
          </table:table-cell>
          <table:table-cell table:number-columns-repeated="3"/>
        </table:table-row>
        <table:table-row table:style-name="ro1">
          <table:table-cell table:formula="of:=[.A169] + 1" office:value-type="float" office:value="16553" calcext:value-type="float">
            <text:p>16553.00</text:p>
          </table:table-cell>
          <table:table-cell table:number-columns-repeated="3"/>
        </table:table-row>
        <table:table-row table:style-name="ro1">
          <table:table-cell table:formula="of:=[.A170] + 1" office:value-type="float" office:value="16554" calcext:value-type="float">
            <text:p>16554.00</text:p>
          </table:table-cell>
          <table:table-cell table:number-columns-repeated="3"/>
        </table:table-row>
        <table:table-row table:style-name="ro1">
          <table:table-cell table:formula="of:=[.A171] + 1" office:value-type="float" office:value="16555" calcext:value-type="float">
            <text:p>16555.00</text:p>
          </table:table-cell>
          <table:table-cell table:number-columns-repeated="3"/>
        </table:table-row>
        <table:table-row table:style-name="ro1">
          <table:table-cell table:formula="of:=[.A172] + 1" office:value-type="float" office:value="16556" calcext:value-type="float">
            <text:p>16556.00</text:p>
          </table:table-cell>
          <table:table-cell table:number-columns-repeated="3"/>
        </table:table-row>
        <table:table-row table:style-name="ro1">
          <table:table-cell table:formula="of:=[.A173] + 1" office:value-type="float" office:value="16557" calcext:value-type="float">
            <text:p>16557.00</text:p>
          </table:table-cell>
          <table:table-cell table:number-columns-repeated="3"/>
        </table:table-row>
        <table:table-row table:style-name="ro1">
          <table:table-cell table:formula="of:=[.A174] + 1" office:value-type="float" office:value="16558" calcext:value-type="float">
            <text:p>16558.00</text:p>
          </table:table-cell>
          <table:table-cell table:number-columns-repeated="3"/>
        </table:table-row>
        <table:table-row table:style-name="ro1">
          <table:table-cell table:formula="of:=[.A175] + 1" office:value-type="float" office:value="16559" calcext:value-type="float">
            <text:p>16559.00</text:p>
          </table:table-cell>
          <table:table-cell table:number-columns-repeated="3"/>
        </table:table-row>
        <table:table-row table:style-name="ro1">
          <table:table-cell table:formula="of:=[.A176] + 1" office:value-type="float" office:value="16560" calcext:value-type="float">
            <text:p>16560.00</text:p>
          </table:table-cell>
          <table:table-cell table:number-columns-repeated="3"/>
        </table:table-row>
        <table:table-row table:style-name="ro1">
          <table:table-cell table:formula="of:=[.A177] + 1" office:value-type="float" office:value="16561" calcext:value-type="float">
            <text:p>16561.00</text:p>
          </table:table-cell>
          <table:table-cell table:number-columns-repeated="3"/>
        </table:table-row>
        <table:table-row table:style-name="ro1">
          <table:table-cell table:formula="of:=[.A178] + 1" office:value-type="float" office:value="16562" calcext:value-type="float">
            <text:p>16562.00</text:p>
          </table:table-cell>
          <table:table-cell table:number-columns-repeated="3"/>
        </table:table-row>
        <table:table-row table:style-name="ro1">
          <table:table-cell table:formula="of:=[.A179] + 1" office:value-type="float" office:value="16563" calcext:value-type="float">
            <text:p>16563.00</text:p>
          </table:table-cell>
          <table:table-cell table:number-columns-repeated="3"/>
        </table:table-row>
        <table:table-row table:style-name="ro1">
          <table:table-cell table:formula="of:=[.A180] + 1" office:value-type="float" office:value="16564" calcext:value-type="float">
            <text:p>16564.00</text:p>
          </table:table-cell>
          <table:table-cell table:number-columns-repeated="3"/>
        </table:table-row>
        <table:table-row table:style-name="ro1">
          <table:table-cell table:formula="of:=[.A181] + 1" office:value-type="float" office:value="16565" calcext:value-type="float">
            <text:p>16565.00</text:p>
          </table:table-cell>
          <table:table-cell table:number-columns-repeated="3"/>
        </table:table-row>
        <table:table-row table:style-name="ro1">
          <table:table-cell table:formula="of:=[.A182] + 1" office:value-type="float" office:value="16566" calcext:value-type="float">
            <text:p>16566.00</text:p>
          </table:table-cell>
          <table:table-cell table:number-columns-repeated="3"/>
        </table:table-row>
        <table:table-row table:style-name="ro1">
          <table:table-cell table:formula="of:=[.A183] + 1" office:value-type="float" office:value="16567" calcext:value-type="float">
            <text:p>16567.00</text:p>
          </table:table-cell>
          <table:table-cell table:number-columns-repeated="3"/>
        </table:table-row>
        <table:table-row table:style-name="ro1">
          <table:table-cell table:formula="of:=[.A184] + 1" office:value-type="float" office:value="16568" calcext:value-type="float">
            <text:p>16568.00</text:p>
          </table:table-cell>
          <table:table-cell table:number-columns-repeated="3"/>
        </table:table-row>
        <table:table-row table:style-name="ro1">
          <table:table-cell table:formula="of:=[.A185] + 1" office:value-type="float" office:value="16569" calcext:value-type="float">
            <text:p>16569.00</text:p>
          </table:table-cell>
          <table:table-cell table:number-columns-repeated="3"/>
        </table:table-row>
        <table:table-row table:style-name="ro1">
          <table:table-cell table:formula="of:=[.A186] + 1" office:value-type="float" office:value="16570" calcext:value-type="float">
            <text:p>16570.00</text:p>
          </table:table-cell>
          <table:table-cell table:number-columns-repeated="3"/>
        </table:table-row>
        <table:table-row table:style-name="ro1">
          <table:table-cell table:formula="of:=[.A187] + 1" office:value-type="float" office:value="16571" calcext:value-type="float">
            <text:p>16571.00</text:p>
          </table:table-cell>
          <table:table-cell table:number-columns-repeated="3"/>
        </table:table-row>
        <table:table-row table:style-name="ro1">
          <table:table-cell table:formula="of:=[.A188] + 1" office:value-type="float" office:value="16572" calcext:value-type="float">
            <text:p>16572.00</text:p>
          </table:table-cell>
          <table:table-cell table:number-columns-repeated="3"/>
        </table:table-row>
        <table:table-row table:style-name="ro1">
          <table:table-cell table:formula="of:=[.A189] + 1" office:value-type="float" office:value="16573" calcext:value-type="float">
            <text:p>16573.00</text:p>
          </table:table-cell>
          <table:table-cell table:number-columns-repeated="3"/>
        </table:table-row>
        <table:table-row table:style-name="ro1">
          <table:table-cell table:formula="of:=[.A190] + 1" office:value-type="float" office:value="16574" calcext:value-type="float">
            <text:p>16574.00</text:p>
          </table:table-cell>
          <table:table-cell table:number-columns-repeated="3"/>
        </table:table-row>
        <table:table-row table:style-name="ro1">
          <table:table-cell table:formula="of:=[.A191] + 1" office:value-type="float" office:value="16575" calcext:value-type="float">
            <text:p>16575.00</text:p>
          </table:table-cell>
          <table:table-cell table:number-columns-repeated="3"/>
        </table:table-row>
        <table:table-row table:style-name="ro1">
          <table:table-cell table:formula="of:=[.A192] + 1" office:value-type="float" office:value="16576" calcext:value-type="float">
            <text:p>16576.00</text:p>
          </table:table-cell>
          <table:table-cell table:number-columns-repeated="3"/>
        </table:table-row>
        <table:table-row table:style-name="ro1">
          <table:table-cell table:formula="of:=[.A193] + 1" office:value-type="float" office:value="16577" calcext:value-type="float">
            <text:p>16577.00</text:p>
          </table:table-cell>
          <table:table-cell table:number-columns-repeated="3"/>
        </table:table-row>
        <table:table-row table:style-name="ro1">
          <table:table-cell table:formula="of:=[.A194] + 1" office:value-type="float" office:value="16578" calcext:value-type="float">
            <text:p>16578.00</text:p>
          </table:table-cell>
          <table:table-cell table:number-columns-repeated="3"/>
        </table:table-row>
        <table:table-row table:style-name="ro1">
          <table:table-cell table:formula="of:=[.A195] + 1" office:value-type="float" office:value="16579" calcext:value-type="float">
            <text:p>16579.00</text:p>
          </table:table-cell>
          <table:table-cell table:number-columns-repeated="3"/>
        </table:table-row>
        <table:table-row table:style-name="ro1">
          <table:table-cell table:formula="of:=[.A196] + 1" office:value-type="float" office:value="16580" calcext:value-type="float">
            <text:p>16580.00</text:p>
          </table:table-cell>
          <table:table-cell table:number-columns-repeated="3"/>
        </table:table-row>
        <table:table-row table:style-name="ro1">
          <table:table-cell table:formula="of:=[.A197] + 1" office:value-type="float" office:value="16581" calcext:value-type="float">
            <text:p>16581.00</text:p>
          </table:table-cell>
          <table:table-cell table:number-columns-repeated="3"/>
        </table:table-row>
        <table:table-row table:style-name="ro1">
          <table:table-cell table:formula="of:=[.A198] + 1" office:value-type="float" office:value="16582" calcext:value-type="float">
            <text:p>16582.00</text:p>
          </table:table-cell>
          <table:table-cell table:number-columns-repeated="3"/>
        </table:table-row>
        <table:table-row table:style-name="ro1">
          <table:table-cell table:formula="of:=[.A199] + 1" office:value-type="float" office:value="16583" calcext:value-type="float">
            <text:p>16583.00</text:p>
          </table:table-cell>
          <table:table-cell table:number-columns-repeated="3"/>
        </table:table-row>
        <table:table-row table:style-name="ro1">
          <table:table-cell table:formula="of:=[.A200] + 1" office:value-type="float" office:value="16584" calcext:value-type="float">
            <text:p>16584.00</text:p>
          </table:table-cell>
          <table:table-cell table:number-columns-repeated="3"/>
        </table:table-row>
        <table:table-row table:style-name="ro1">
          <table:table-cell table:formula="of:=[.A201] + 1" office:value-type="float" office:value="16585" calcext:value-type="float">
            <text:p>16585.00</text:p>
          </table:table-cell>
          <table:table-cell table:number-columns-repeated="3"/>
        </table:table-row>
        <table:table-row table:style-name="ro1">
          <table:table-cell table:formula="of:=[.A202] + 1" office:value-type="float" office:value="16586" calcext:value-type="float">
            <text:p>16586.00</text:p>
          </table:table-cell>
          <table:table-cell table:number-columns-repeated="3"/>
        </table:table-row>
        <table:table-row table:style-name="ro1">
          <table:table-cell table:formula="of:=[.A203] + 1" office:value-type="float" office:value="16587" calcext:value-type="float">
            <text:p>16587.00</text:p>
          </table:table-cell>
          <table:table-cell table:number-columns-repeated="3"/>
        </table:table-row>
        <table:table-row table:style-name="ro1">
          <table:table-cell table:formula="of:=[.A204] + 1" office:value-type="float" office:value="16588" calcext:value-type="float">
            <text:p>16588.00</text:p>
          </table:table-cell>
          <table:table-cell table:number-columns-repeated="3"/>
        </table:table-row>
        <table:table-row table:style-name="ro1">
          <table:table-cell table:formula="of:=[.A205] + 1" office:value-type="float" office:value="16589" calcext:value-type="float">
            <text:p>16589.00</text:p>
          </table:table-cell>
          <table:table-cell table:number-columns-repeated="3"/>
        </table:table-row>
        <table:table-row table:style-name="ro1">
          <table:table-cell table:formula="of:=[.A206] + 1" office:value-type="float" office:value="16590" calcext:value-type="float">
            <text:p>16590.00</text:p>
          </table:table-cell>
          <table:table-cell table:number-columns-repeated="3"/>
        </table:table-row>
        <table:table-row table:style-name="ro1">
          <table:table-cell table:formula="of:=[.A207] + 1" office:value-type="float" office:value="16591" calcext:value-type="float">
            <text:p>16591.00</text:p>
          </table:table-cell>
          <table:table-cell table:number-columns-repeated="3"/>
        </table:table-row>
        <table:table-row table:style-name="ro1">
          <table:table-cell table:formula="of:=[.A208] + 1" office:value-type="float" office:value="16592" calcext:value-type="float">
            <text:p>16592.00</text:p>
          </table:table-cell>
          <table:table-cell table:number-columns-repeated="3"/>
        </table:table-row>
        <table:table-row table:style-name="ro1">
          <table:table-cell table:formula="of:=[.A209] + 1" office:value-type="float" office:value="16593" calcext:value-type="float">
            <text:p>16593.00</text:p>
          </table:table-cell>
          <table:table-cell table:number-columns-repeated="3"/>
        </table:table-row>
        <table:table-row table:style-name="ro1">
          <table:table-cell table:formula="of:=[.A210] + 1" office:value-type="float" office:value="16594" calcext:value-type="float">
            <text:p>16594.00</text:p>
          </table:table-cell>
          <table:table-cell table:number-columns-repeated="3"/>
        </table:table-row>
        <table:table-row table:style-name="ro1">
          <table:table-cell table:formula="of:=[.A211] + 1" office:value-type="float" office:value="16595" calcext:value-type="float">
            <text:p>16595.00</text:p>
          </table:table-cell>
          <table:table-cell table:number-columns-repeated="3"/>
        </table:table-row>
        <table:table-row table:style-name="ro1">
          <table:table-cell table:formula="of:=[.A212] + 1" office:value-type="float" office:value="16596" calcext:value-type="float">
            <text:p>16596.00</text:p>
          </table:table-cell>
          <table:table-cell table:number-columns-repeated="3"/>
        </table:table-row>
        <table:table-row table:style-name="ro1">
          <table:table-cell table:formula="of:=[.A213] + 1" office:value-type="float" office:value="16597" calcext:value-type="float">
            <text:p>16597.00</text:p>
          </table:table-cell>
          <table:table-cell table:number-columns-repeated="3"/>
        </table:table-row>
        <table:table-row table:style-name="ro1">
          <table:table-cell table:formula="of:=[.A214] + 1" office:value-type="float" office:value="16598" calcext:value-type="float">
            <text:p>16598.00</text:p>
          </table:table-cell>
          <table:table-cell table:number-columns-repeated="3"/>
        </table:table-row>
        <table:table-row table:style-name="ro1">
          <table:table-cell table:formula="of:=[.A215] + 1" office:value-type="float" office:value="16599" calcext:value-type="float">
            <text:p>16599.00</text:p>
          </table:table-cell>
          <table:table-cell table:number-columns-repeated="3"/>
        </table:table-row>
        <table:table-row table:style-name="ro1">
          <table:table-cell table:formula="of:=[.A216] + 1" office:value-type="float" office:value="16600" calcext:value-type="float">
            <text:p>16600.00</text:p>
          </table:table-cell>
          <table:table-cell table:number-columns-repeated="3"/>
        </table:table-row>
        <table:table-row table:style-name="ro1">
          <table:table-cell table:formula="of:=[.A217] + 1" office:value-type="float" office:value="16601" calcext:value-type="float">
            <text:p>16601.00</text:p>
          </table:table-cell>
          <table:table-cell table:number-columns-repeated="3"/>
        </table:table-row>
        <table:table-row table:style-name="ro1">
          <table:table-cell table:formula="of:=[.A218] + 1" office:value-type="float" office:value="16602" calcext:value-type="float">
            <text:p>16602.00</text:p>
          </table:table-cell>
          <table:table-cell table:number-columns-repeated="3"/>
        </table:table-row>
        <table:table-row table:style-name="ro1">
          <table:table-cell table:formula="of:=[.A219] + 1" office:value-type="float" office:value="16603" calcext:value-type="float">
            <text:p>16603.00</text:p>
          </table:table-cell>
          <table:table-cell table:number-columns-repeated="3"/>
        </table:table-row>
        <table:table-row table:style-name="ro1">
          <table:table-cell table:formula="of:=[.A220] + 1" office:value-type="float" office:value="16604" calcext:value-type="float">
            <text:p>16604.00</text:p>
          </table:table-cell>
          <table:table-cell table:number-columns-repeated="3"/>
        </table:table-row>
        <table:table-row table:style-name="ro1">
          <table:table-cell table:formula="of:=[.A221] + 1" office:value-type="float" office:value="16605" calcext:value-type="float">
            <text:p>16605.00</text:p>
          </table:table-cell>
          <table:table-cell table:number-columns-repeated="3"/>
        </table:table-row>
        <table:table-row table:style-name="ro1">
          <table:table-cell table:formula="of:=[.A222] + 1" office:value-type="float" office:value="16606" calcext:value-type="float">
            <text:p>16606.00</text:p>
          </table:table-cell>
          <table:table-cell table:number-columns-repeated="3"/>
        </table:table-row>
        <table:table-row table:style-name="ro1">
          <table:table-cell table:formula="of:=[.A223] + 1" office:value-type="float" office:value="16607" calcext:value-type="float">
            <text:p>16607.00</text:p>
          </table:table-cell>
          <table:table-cell table:number-columns-repeated="3"/>
        </table:table-row>
        <table:table-row table:style-name="ro1">
          <table:table-cell table:formula="of:=[.A224] + 1" office:value-type="float" office:value="16608" calcext:value-type="float">
            <text:p>16608.00</text:p>
          </table:table-cell>
          <table:table-cell table:number-columns-repeated="3"/>
        </table:table-row>
        <table:table-row table:style-name="ro1">
          <table:table-cell table:formula="of:=[.A225] + 1" office:value-type="float" office:value="16609" calcext:value-type="float">
            <text:p>16609.00</text:p>
          </table:table-cell>
          <table:table-cell table:number-columns-repeated="3"/>
        </table:table-row>
        <table:table-row table:style-name="ro1">
          <table:table-cell table:formula="of:=[.A226] + 1" office:value-type="float" office:value="16610" calcext:value-type="float">
            <text:p>16610.00</text:p>
          </table:table-cell>
          <table:table-cell table:number-columns-repeated="3"/>
        </table:table-row>
        <table:table-row table:style-name="ro1">
          <table:table-cell table:formula="of:=[.A227] + 1" office:value-type="float" office:value="16611" calcext:value-type="float">
            <text:p>16611.00</text:p>
          </table:table-cell>
          <table:table-cell table:number-columns-repeated="3"/>
        </table:table-row>
        <table:table-row table:style-name="ro1">
          <table:table-cell table:formula="of:=[.A228] + 1" office:value-type="float" office:value="16612" calcext:value-type="float">
            <text:p>16612.00</text:p>
          </table:table-cell>
          <table:table-cell table:number-columns-repeated="3"/>
        </table:table-row>
        <table:table-row table:style-name="ro1">
          <table:table-cell table:formula="of:=[.A229] + 1" office:value-type="float" office:value="16613" calcext:value-type="float">
            <text:p>16613.00</text:p>
          </table:table-cell>
          <table:table-cell table:number-columns-repeated="3"/>
        </table:table-row>
        <table:table-row table:style-name="ro1">
          <table:table-cell table:formula="of:=[.A230] + 1" office:value-type="float" office:value="16614" calcext:value-type="float">
            <text:p>16614.00</text:p>
          </table:table-cell>
          <table:table-cell table:number-columns-repeated="3"/>
        </table:table-row>
        <table:table-row table:style-name="ro1">
          <table:table-cell table:formula="of:=[.A231] + 1" office:value-type="float" office:value="16615" calcext:value-type="float">
            <text:p>16615.00</text:p>
          </table:table-cell>
          <table:table-cell table:number-columns-repeated="3"/>
        </table:table-row>
        <table:table-row table:style-name="ro1">
          <table:table-cell table:formula="of:=[.A232] + 1" office:value-type="float" office:value="16616" calcext:value-type="float">
            <text:p>16616.00</text:p>
          </table:table-cell>
          <table:table-cell table:number-columns-repeated="3"/>
        </table:table-row>
        <table:table-row table:style-name="ro1">
          <table:table-cell table:formula="of:=[.A233] + 1" office:value-type="float" office:value="16617" calcext:value-type="float">
            <text:p>16617.00</text:p>
          </table:table-cell>
          <table:table-cell table:number-columns-repeated="3"/>
        </table:table-row>
        <table:table-row table:style-name="ro1">
          <table:table-cell table:formula="of:=[.A234] + 1" office:value-type="float" office:value="16618" calcext:value-type="float">
            <text:p>16618.00</text:p>
          </table:table-cell>
          <table:table-cell table:number-columns-repeated="3"/>
        </table:table-row>
        <table:table-row table:style-name="ro1">
          <table:table-cell table:formula="of:=[.A235] + 1" office:value-type="float" office:value="16619" calcext:value-type="float">
            <text:p>16619.00</text:p>
          </table:table-cell>
          <table:table-cell table:number-columns-repeated="3"/>
        </table:table-row>
        <table:table-row table:style-name="ro1">
          <table:table-cell table:formula="of:=[.A236] + 1" office:value-type="float" office:value="16620" calcext:value-type="float">
            <text:p>16620.00</text:p>
          </table:table-cell>
          <table:table-cell table:number-columns-repeated="3"/>
        </table:table-row>
        <table:table-row table:style-name="ro1">
          <table:table-cell table:formula="of:=[.A237] + 1" office:value-type="float" office:value="16621" calcext:value-type="float">
            <text:p>16621.00</text:p>
          </table:table-cell>
          <table:table-cell table:number-columns-repeated="3"/>
        </table:table-row>
        <table:table-row table:style-name="ro1">
          <table:table-cell table:formula="of:=[.A238] + 1" office:value-type="float" office:value="16622" calcext:value-type="float">
            <text:p>16622.00</text:p>
          </table:table-cell>
          <table:table-cell table:number-columns-repeated="3"/>
        </table:table-row>
        <table:table-row table:style-name="ro1">
          <table:table-cell table:formula="of:=[.A239] + 1" office:value-type="float" office:value="16623" calcext:value-type="float">
            <text:p>16623.00</text:p>
          </table:table-cell>
          <table:table-cell table:number-columns-repeated="3"/>
        </table:table-row>
        <table:table-row table:style-name="ro1">
          <table:table-cell table:formula="of:=[.A240] + 1" office:value-type="float" office:value="16624" calcext:value-type="float">
            <text:p>16624.00</text:p>
          </table:table-cell>
          <table:table-cell table:number-columns-repeated="3"/>
        </table:table-row>
        <table:table-row table:style-name="ro1">
          <table:table-cell table:formula="of:=[.A241] + 1" office:value-type="float" office:value="16625" calcext:value-type="float">
            <text:p>16625.00</text:p>
          </table:table-cell>
          <table:table-cell table:number-columns-repeated="3"/>
        </table:table-row>
        <table:table-row table:style-name="ro1">
          <table:table-cell table:formula="of:=[.A242] + 1" office:value-type="float" office:value="16626" calcext:value-type="float">
            <text:p>16626.00</text:p>
          </table:table-cell>
          <table:table-cell table:number-columns-repeated="3"/>
        </table:table-row>
        <table:table-row table:style-name="ro1">
          <table:table-cell table:formula="of:=[.A243] + 1" office:value-type="float" office:value="16627" calcext:value-type="float">
            <text:p>16627.00</text:p>
          </table:table-cell>
          <table:table-cell table:number-columns-repeated="3"/>
        </table:table-row>
        <table:table-row table:style-name="ro1">
          <table:table-cell table:formula="of:=[.A244] + 1" office:value-type="float" office:value="16628" calcext:value-type="float">
            <text:p>16628.00</text:p>
          </table:table-cell>
          <table:table-cell table:number-columns-repeated="3"/>
        </table:table-row>
        <table:table-row table:style-name="ro1">
          <table:table-cell table:formula="of:=[.A245] + 1" office:value-type="float" office:value="16629" calcext:value-type="float">
            <text:p>16629.00</text:p>
          </table:table-cell>
          <table:table-cell table:number-columns-repeated="3"/>
        </table:table-row>
        <table:table-row table:style-name="ro1">
          <table:table-cell table:formula="of:=[.A246] + 1" office:value-type="float" office:value="16630" calcext:value-type="float">
            <text:p>16630.00</text:p>
          </table:table-cell>
          <table:table-cell table:number-columns-repeated="3"/>
        </table:table-row>
        <table:table-row table:style-name="ro1">
          <table:table-cell table:formula="of:=[.A247] + 1" office:value-type="float" office:value="16631" calcext:value-type="float">
            <text:p>16631.00</text:p>
          </table:table-cell>
          <table:table-cell table:number-columns-repeated="3"/>
        </table:table-row>
        <table:table-row table:style-name="ro1">
          <table:table-cell table:formula="of:=[.A248] + 1" office:value-type="float" office:value="16632" calcext:value-type="float">
            <text:p>16632.00</text:p>
          </table:table-cell>
          <table:table-cell table:number-columns-repeated="3"/>
        </table:table-row>
        <table:table-row table:style-name="ro1">
          <table:table-cell table:formula="of:=[.A249] + 1" office:value-type="float" office:value="16633" calcext:value-type="float">
            <text:p>16633.00</text:p>
          </table:table-cell>
          <table:table-cell table:number-columns-repeated="3"/>
        </table:table-row>
        <table:table-row table:style-name="ro1">
          <table:table-cell table:formula="of:=[.A250] + 1" office:value-type="float" office:value="16634" calcext:value-type="float">
            <text:p>16634.00</text:p>
          </table:table-cell>
          <table:table-cell table:number-columns-repeated="3"/>
        </table:table-row>
        <table:table-row table:style-name="ro1">
          <table:table-cell table:formula="of:=[.A251] + 1" office:value-type="float" office:value="16635" calcext:value-type="float">
            <text:p>16635.00</text:p>
          </table:table-cell>
          <table:table-cell table:number-columns-repeated="3"/>
        </table:table-row>
        <table:table-row table:style-name="ro1">
          <table:table-cell table:formula="of:=[.A252] + 1" office:value-type="float" office:value="16636" calcext:value-type="float">
            <text:p>16636.00</text:p>
          </table:table-cell>
          <table:table-cell table:number-columns-repeated="3"/>
        </table:table-row>
        <table:table-row table:style-name="ro1">
          <table:table-cell table:formula="of:=[.A253] + 1" office:value-type="float" office:value="16637" calcext:value-type="float">
            <text:p>16637.00</text:p>
          </table:table-cell>
          <table:table-cell table:number-columns-repeated="3"/>
        </table:table-row>
        <table:table-row table:style-name="ro1">
          <table:table-cell table:formula="of:=[.A254] + 1" office:value-type="float" office:value="16638" calcext:value-type="float">
            <text:p>16638.00</text:p>
          </table:table-cell>
          <table:table-cell table:number-columns-repeated="3"/>
        </table:table-row>
        <table:table-row table:style-name="ro1">
          <table:table-cell table:formula="of:=[.A255] + 1" office:value-type="float" office:value="16639" calcext:value-type="float">
            <text:p>16639.00</text:p>
          </table:table-cell>
          <table:table-cell table:number-columns-repeated="3"/>
        </table:table-row>
        <table:table-row table:style-name="ro1">
          <table:table-cell table:formula="of:=[.A256] + 1" office:value-type="float" office:value="16640" calcext:value-type="float">
            <text:p>16640.00</text:p>
          </table:table-cell>
          <table:table-cell table:number-columns-repeated="3"/>
        </table:table-row>
        <table:table-row table:style-name="ro1">
          <table:table-cell table:formula="of:=[.A257] + 1" office:value-type="float" office:value="16641" calcext:value-type="float">
            <text:p>16641.00</text:p>
          </table:table-cell>
          <table:table-cell table:number-columns-repeated="3"/>
        </table:table-row>
        <table:table-row table:style-name="ro1">
          <table:table-cell table:formula="of:=[.A258] + 1" office:value-type="float" office:value="16642" calcext:value-type="float">
            <text:p>16642.00</text:p>
          </table:table-cell>
          <table:table-cell table:number-columns-repeated="3"/>
        </table:table-row>
        <table:table-row table:style-name="ro1">
          <table:table-cell table:formula="of:=[.A259] + 1" office:value-type="float" office:value="16643" calcext:value-type="float">
            <text:p>16643.00</text:p>
          </table:table-cell>
          <table:table-cell table:number-columns-repeated="3"/>
        </table:table-row>
        <table:table-row table:style-name="ro1">
          <table:table-cell table:formula="of:=[.A260] + 1" office:value-type="float" office:value="16644" calcext:value-type="float">
            <text:p>16644.00</text:p>
          </table:table-cell>
          <table:table-cell table:number-columns-repeated="3"/>
        </table:table-row>
        <table:table-row table:style-name="ro1">
          <table:table-cell table:formula="of:=[.A261] + 1" office:value-type="float" office:value="16645" calcext:value-type="float">
            <text:p>16645.00</text:p>
          </table:table-cell>
          <table:table-cell table:number-columns-repeated="3"/>
        </table:table-row>
        <table:table-row table:style-name="ro1">
          <table:table-cell table:formula="of:=[.A262] + 1" office:value-type="float" office:value="16646" calcext:value-type="float">
            <text:p>16646.00</text:p>
          </table:table-cell>
          <table:table-cell table:number-columns-repeated="3"/>
        </table:table-row>
        <table:table-row table:style-name="ro1">
          <table:table-cell table:formula="of:=[.A263] + 1" office:value-type="float" office:value="16647" calcext:value-type="float">
            <text:p>16647.00</text:p>
          </table:table-cell>
          <table:table-cell table:number-columns-repeated="3"/>
        </table:table-row>
        <table:table-row table:style-name="ro1">
          <table:table-cell table:formula="of:=[.A264] + 1" office:value-type="float" office:value="16648" calcext:value-type="float">
            <text:p>16648.00</text:p>
          </table:table-cell>
          <table:table-cell table:number-columns-repeated="3"/>
        </table:table-row>
        <table:table-row table:style-name="ro1">
          <table:table-cell table:formula="of:=[.A265] + 1" office:value-type="float" office:value="16649" calcext:value-type="float">
            <text:p>16649.00</text:p>
          </table:table-cell>
          <table:table-cell table:number-columns-repeated="3"/>
        </table:table-row>
        <table:table-row table:style-name="ro1">
          <table:table-cell table:formula="of:=[.A266] + 1" office:value-type="float" office:value="16650" calcext:value-type="float">
            <text:p>16650.00</text:p>
          </table:table-cell>
          <table:table-cell table:number-columns-repeated="3"/>
        </table:table-row>
        <table:table-row table:style-name="ro1">
          <table:table-cell table:formula="of:=[.A267] + 1" office:value-type="float" office:value="16651" calcext:value-type="float">
            <text:p>16651.00</text:p>
          </table:table-cell>
          <table:table-cell table:number-columns-repeated="3"/>
        </table:table-row>
        <table:table-row table:style-name="ro1">
          <table:table-cell table:formula="of:=[.A268] + 1" office:value-type="float" office:value="16652" calcext:value-type="float">
            <text:p>16652.00</text:p>
          </table:table-cell>
          <table:table-cell table:number-columns-repeated="3"/>
        </table:table-row>
        <table:table-row table:style-name="ro1">
          <table:table-cell table:formula="of:=[.A269] + 1" office:value-type="float" office:value="16653" calcext:value-type="float">
            <text:p>16653.00</text:p>
          </table:table-cell>
          <table:table-cell table:number-columns-repeated="3"/>
        </table:table-row>
        <table:table-row table:style-name="ro1">
          <table:table-cell table:formula="of:=[.A270] + 1" office:value-type="float" office:value="16654" calcext:value-type="float">
            <text:p>16654.00</text:p>
          </table:table-cell>
          <table:table-cell table:number-columns-repeated="3"/>
        </table:table-row>
        <table:table-row table:style-name="ro1">
          <table:table-cell table:formula="of:=[.A271] + 1" office:value-type="float" office:value="16655" calcext:value-type="float">
            <text:p>16655.00</text:p>
          </table:table-cell>
          <table:table-cell table:number-columns-repeated="3"/>
        </table:table-row>
        <table:table-row table:style-name="ro1">
          <table:table-cell table:formula="of:=[.A272] + 1" office:value-type="float" office:value="16656" calcext:value-type="float">
            <text:p>16656.00</text:p>
          </table:table-cell>
          <table:table-cell table:number-columns-repeated="3"/>
        </table:table-row>
        <table:table-row table:style-name="ro1">
          <table:table-cell table:formula="of:=[.A273] + 1" office:value-type="float" office:value="16657" calcext:value-type="float">
            <text:p>16657.00</text:p>
          </table:table-cell>
          <table:table-cell table:number-columns-repeated="3"/>
        </table:table-row>
        <table:table-row table:style-name="ro1">
          <table:table-cell table:formula="of:=[.A274] + 1" office:value-type="float" office:value="16658" calcext:value-type="float">
            <text:p>16658.00</text:p>
          </table:table-cell>
          <table:table-cell table:number-columns-repeated="3"/>
        </table:table-row>
        <table:table-row table:style-name="ro1">
          <table:table-cell table:formula="of:=[.A275] + 1" office:value-type="float" office:value="16659" calcext:value-type="float">
            <text:p>16659.00</text:p>
          </table:table-cell>
          <table:table-cell table:number-columns-repeated="3"/>
        </table:table-row>
        <table:table-row table:style-name="ro1">
          <table:table-cell table:formula="of:=[.A276] + 1" office:value-type="float" office:value="16660" calcext:value-type="float">
            <text:p>16660.00</text:p>
          </table:table-cell>
          <table:table-cell table:number-columns-repeated="3"/>
        </table:table-row>
        <table:table-row table:style-name="ro1">
          <table:table-cell table:formula="of:=[.A277] + 1" office:value-type="float" office:value="16661" calcext:value-type="float">
            <text:p>16661.00</text:p>
          </table:table-cell>
          <table:table-cell table:number-columns-repeated="3"/>
        </table:table-row>
        <table:table-row table:style-name="ro1">
          <table:table-cell table:formula="of:=[.A278] + 1" office:value-type="float" office:value="16662" calcext:value-type="float">
            <text:p>16662.00</text:p>
          </table:table-cell>
          <table:table-cell table:number-columns-repeated="3"/>
        </table:table-row>
        <table:table-row table:style-name="ro1">
          <table:table-cell table:formula="of:=[.A279] + 1" office:value-type="float" office:value="16663" calcext:value-type="float">
            <text:p>16663.00</text:p>
          </table:table-cell>
          <table:table-cell table:number-columns-repeated="3"/>
        </table:table-row>
        <table:table-row table:style-name="ro1">
          <table:table-cell table:formula="of:=[.A280] + 1" office:value-type="float" office:value="16664" calcext:value-type="float">
            <text:p>16664.00</text:p>
          </table:table-cell>
          <table:table-cell table:number-columns-repeated="3"/>
        </table:table-row>
        <table:table-row table:style-name="ro1">
          <table:table-cell table:formula="of:=[.A281] + 1" office:value-type="float" office:value="16665" calcext:value-type="float">
            <text:p>16665.00</text:p>
          </table:table-cell>
          <table:table-cell table:number-columns-repeated="3"/>
        </table:table-row>
        <table:table-row table:style-name="ro1">
          <table:table-cell table:formula="of:=[.A282] + 1" office:value-type="float" office:value="16666" calcext:value-type="float">
            <text:p>16666.00</text:p>
          </table:table-cell>
          <table:table-cell table:number-columns-repeated="3"/>
        </table:table-row>
        <table:table-row table:style-name="ro1">
          <table:table-cell table:formula="of:=[.A283] + 1" office:value-type="float" office:value="16667" calcext:value-type="float">
            <text:p>16667.00</text:p>
          </table:table-cell>
          <table:table-cell table:number-columns-repeated="3"/>
        </table:table-row>
        <table:table-row table:style-name="ro1">
          <table:table-cell table:formula="of:=[.A284] + 1" office:value-type="float" office:value="16668" calcext:value-type="float">
            <text:p>16668.00</text:p>
          </table:table-cell>
          <table:table-cell table:number-columns-repeated="3"/>
        </table:table-row>
        <table:table-row table:style-name="ro1">
          <table:table-cell table:formula="of:=[.A285] + 1" office:value-type="float" office:value="16669" calcext:value-type="float">
            <text:p>16669.00</text:p>
          </table:table-cell>
          <table:table-cell table:number-columns-repeated="3"/>
        </table:table-row>
        <table:table-row table:style-name="ro1">
          <table:table-cell table:formula="of:=[.A286] + 1" office:value-type="float" office:value="16670" calcext:value-type="float">
            <text:p>16670.00</text:p>
          </table:table-cell>
          <table:table-cell table:number-columns-repeated="3"/>
        </table:table-row>
        <table:table-row table:style-name="ro1">
          <table:table-cell table:formula="of:=[.A287] + 1" office:value-type="float" office:value="16671" calcext:value-type="float">
            <text:p>16671.00</text:p>
          </table:table-cell>
          <table:table-cell table:number-columns-repeated="3"/>
        </table:table-row>
        <table:table-row table:style-name="ro1">
          <table:table-cell table:formula="of:=[.A288] + 1" office:value-type="float" office:value="16672" calcext:value-type="float">
            <text:p>16672.00</text:p>
          </table:table-cell>
          <table:table-cell table:number-columns-repeated="3"/>
        </table:table-row>
        <table:table-row table:style-name="ro1">
          <table:table-cell table:formula="of:=[.A289] + 1" office:value-type="float" office:value="16673" calcext:value-type="float">
            <text:p>16673.00</text:p>
          </table:table-cell>
          <table:table-cell table:number-columns-repeated="3"/>
        </table:table-row>
        <table:table-row table:style-name="ro1">
          <table:table-cell table:formula="of:=[.A290] + 1" office:value-type="float" office:value="16674" calcext:value-type="float">
            <text:p>16674.00</text:p>
          </table:table-cell>
          <table:table-cell table:number-columns-repeated="3"/>
        </table:table-row>
        <table:table-row table:style-name="ro1">
          <table:table-cell table:formula="of:=[.A291] + 1" office:value-type="float" office:value="16675" calcext:value-type="float">
            <text:p>16675.00</text:p>
          </table:table-cell>
          <table:table-cell table:number-columns-repeated="3"/>
        </table:table-row>
        <table:table-row table:style-name="ro1">
          <table:table-cell table:formula="of:=[.A292] + 1" office:value-type="float" office:value="16676" calcext:value-type="float">
            <text:p>16676.00</text:p>
          </table:table-cell>
          <table:table-cell table:number-columns-repeated="3"/>
        </table:table-row>
        <table:table-row table:style-name="ro1">
          <table:table-cell table:formula="of:=[.A293] + 1" office:value-type="float" office:value="16677" calcext:value-type="float">
            <text:p>16677.00</text:p>
          </table:table-cell>
          <table:table-cell table:number-columns-repeated="3"/>
        </table:table-row>
        <table:table-row table:style-name="ro1">
          <table:table-cell table:formula="of:=[.A294] + 1" office:value-type="float" office:value="16678" calcext:value-type="float">
            <text:p>16678.00</text:p>
          </table:table-cell>
          <table:table-cell table:number-columns-repeated="3"/>
        </table:table-row>
        <table:table-row table:style-name="ro1">
          <table:table-cell table:formula="of:=[.A295] + 1" office:value-type="float" office:value="16679" calcext:value-type="float">
            <text:p>16679.00</text:p>
          </table:table-cell>
          <table:table-cell table:number-columns-repeated="3"/>
        </table:table-row>
        <table:table-row table:style-name="ro1">
          <table:table-cell table:formula="of:=[.A296] + 1" office:value-type="float" office:value="16680" calcext:value-type="float">
            <text:p>16680.00</text:p>
          </table:table-cell>
          <table:table-cell table:number-columns-repeated="3"/>
        </table:table-row>
        <table:table-row table:style-name="ro1">
          <table:table-cell table:formula="of:=[.A297] + 1" office:value-type="float" office:value="16681" calcext:value-type="float">
            <text:p>16681.00</text:p>
          </table:table-cell>
          <table:table-cell table:number-columns-repeated="3"/>
        </table:table-row>
        <table:table-row table:style-name="ro1">
          <table:table-cell table:formula="of:=[.A298] + 1" office:value-type="float" office:value="16682" calcext:value-type="float">
            <text:p>16682.00</text:p>
          </table:table-cell>
          <table:table-cell table:number-columns-repeated="3"/>
        </table:table-row>
        <table:table-row table:style-name="ro1">
          <table:table-cell table:formula="of:=[.A299] + 1" office:value-type="float" office:value="16683" calcext:value-type="float">
            <text:p>16683.00</text:p>
          </table:table-cell>
          <table:table-cell table:number-columns-repeated="3"/>
        </table:table-row>
        <table:table-row table:style-name="ro1">
          <table:table-cell table:formula="of:=[.A300] + 1" office:value-type="float" office:value="16684" calcext:value-type="float">
            <text:p>16684.00</text:p>
          </table:table-cell>
          <table:table-cell table:number-columns-repeated="3"/>
        </table:table-row>
        <table:table-row table:style-name="ro1">
          <table:table-cell table:formula="of:=[.A301] + 1" office:value-type="float" office:value="16685" calcext:value-type="float">
            <text:p>16685.00</text:p>
          </table:table-cell>
          <table:table-cell table:number-columns-repeated="3"/>
        </table:table-row>
        <table:table-row table:style-name="ro1">
          <table:table-cell table:formula="of:=[.A302] + 1" office:value-type="float" office:value="16686" calcext:value-type="float">
            <text:p>16686.00</text:p>
          </table:table-cell>
          <table:table-cell table:number-columns-repeated="3"/>
        </table:table-row>
        <table:table-row table:style-name="ro1">
          <table:table-cell table:formula="of:=[.A303] + 1" office:value-type="float" office:value="16687" calcext:value-type="float">
            <text:p>16687.00</text:p>
          </table:table-cell>
          <table:table-cell table:number-columns-repeated="3"/>
        </table:table-row>
        <table:table-row table:style-name="ro1">
          <table:table-cell table:formula="of:=[.A304] + 1" office:value-type="float" office:value="16688" calcext:value-type="float">
            <text:p>16688.00</text:p>
          </table:table-cell>
          <table:table-cell table:number-columns-repeated="3"/>
        </table:table-row>
        <table:table-row table:style-name="ro1">
          <table:table-cell table:formula="of:=[.A305] + 1" office:value-type="float" office:value="16689" calcext:value-type="float">
            <text:p>16689.00</text:p>
          </table:table-cell>
          <table:table-cell table:number-columns-repeated="3"/>
        </table:table-row>
        <table:table-row table:style-name="ro1">
          <table:table-cell table:formula="of:=[.A306] + 1" office:value-type="float" office:value="16690" calcext:value-type="float">
            <text:p>16690.00</text:p>
          </table:table-cell>
          <table:table-cell table:number-columns-repeated="3"/>
        </table:table-row>
        <table:table-row table:style-name="ro1">
          <table:table-cell table:formula="of:=[.A307] + 1" office:value-type="float" office:value="16691" calcext:value-type="float">
            <text:p>16691.00</text:p>
          </table:table-cell>
          <table:table-cell table:number-columns-repeated="3"/>
        </table:table-row>
        <table:table-row table:style-name="ro1">
          <table:table-cell table:formula="of:=[.A308] + 1" office:value-type="float" office:value="16692" calcext:value-type="float">
            <text:p>16692.00</text:p>
          </table:table-cell>
          <table:table-cell table:number-columns-repeated="3"/>
        </table:table-row>
        <table:table-row table:style-name="ro1">
          <table:table-cell table:formula="of:=[.A309] + 1" office:value-type="float" office:value="16693" calcext:value-type="float">
            <text:p>16693.00</text:p>
          </table:table-cell>
          <table:table-cell table:number-columns-repeated="3"/>
        </table:table-row>
        <table:table-row table:style-name="ro1">
          <table:table-cell table:formula="of:=[.A310] + 1" office:value-type="float" office:value="16694" calcext:value-type="float">
            <text:p>16694.00</text:p>
          </table:table-cell>
          <table:table-cell table:number-columns-repeated="3"/>
        </table:table-row>
        <table:table-row table:style-name="ro1">
          <table:table-cell table:formula="of:=[.A311] + 1" office:value-type="float" office:value="16695" calcext:value-type="float">
            <text:p>16695.00</text:p>
          </table:table-cell>
          <table:table-cell table:number-columns-repeated="3"/>
        </table:table-row>
        <table:table-row table:style-name="ro1">
          <table:table-cell table:formula="of:=[.A312] + 1" office:value-type="float" office:value="16696" calcext:value-type="float">
            <text:p>16696.00</text:p>
          </table:table-cell>
          <table:table-cell table:number-columns-repeated="3"/>
        </table:table-row>
        <table:table-row table:style-name="ro1">
          <table:table-cell table:formula="of:=[.A313] + 1" office:value-type="float" office:value="16697" calcext:value-type="float">
            <text:p>16697.00</text:p>
          </table:table-cell>
          <table:table-cell table:number-columns-repeated="3"/>
        </table:table-row>
        <table:table-row table:style-name="ro1">
          <table:table-cell table:formula="of:=[.A314] + 1" office:value-type="float" office:value="16698" calcext:value-type="float">
            <text:p>16698.00</text:p>
          </table:table-cell>
          <table:table-cell table:number-columns-repeated="3"/>
        </table:table-row>
        <table:table-row table:style-name="ro1">
          <table:table-cell table:formula="of:=[.A315] + 1" office:value-type="float" office:value="16699" calcext:value-type="float">
            <text:p>16699.00</text:p>
          </table:table-cell>
          <table:table-cell table:number-columns-repeated="3"/>
        </table:table-row>
        <table:table-row table:style-name="ro1">
          <table:table-cell table:formula="of:=[.A316] + 1" office:value-type="float" office:value="16700" calcext:value-type="float">
            <text:p>16700.00</text:p>
          </table:table-cell>
          <table:table-cell table:number-columns-repeated="3"/>
        </table:table-row>
        <table:table-row table:style-name="ro1">
          <table:table-cell table:formula="of:=[.A317] + 1" office:value-type="float" office:value="16701" calcext:value-type="float">
            <text:p>16701.00</text:p>
          </table:table-cell>
          <table:table-cell table:number-columns-repeated="3"/>
        </table:table-row>
        <table:table-row table:style-name="ro1">
          <table:table-cell table:formula="of:=[.A318] + 1" office:value-type="float" office:value="16702" calcext:value-type="float">
            <text:p>16702.00</text:p>
          </table:table-cell>
          <table:table-cell table:number-columns-repeated="3"/>
        </table:table-row>
        <table:table-row table:style-name="ro1">
          <table:table-cell table:formula="of:=[.A319] + 1" office:value-type="float" office:value="16703" calcext:value-type="float">
            <text:p>16703.00</text:p>
          </table:table-cell>
          <table:table-cell table:number-columns-repeated="3"/>
        </table:table-row>
        <table:table-row table:style-name="ro1">
          <table:table-cell table:formula="of:=[.A320] + 1" office:value-type="float" office:value="16704" calcext:value-type="float">
            <text:p>16704.00</text:p>
          </table:table-cell>
          <table:table-cell table:number-columns-repeated="3"/>
        </table:table-row>
        <table:table-row table:style-name="ro1">
          <table:table-cell table:formula="of:=[.A321] + 1" office:value-type="float" office:value="16705" calcext:value-type="float">
            <text:p>16705.00</text:p>
          </table:table-cell>
          <table:table-cell table:number-columns-repeated="3"/>
        </table:table-row>
        <table:table-row table:style-name="ro1">
          <table:table-cell table:formula="of:=[.A322] + 1" office:value-type="float" office:value="16706" calcext:value-type="float">
            <text:p>16706.00</text:p>
          </table:table-cell>
          <table:table-cell table:number-columns-repeated="3"/>
        </table:table-row>
        <table:table-row table:style-name="ro1">
          <table:table-cell table:formula="of:=[.A323] + 1" office:value-type="float" office:value="16707" calcext:value-type="float">
            <text:p>16707.00</text:p>
          </table:table-cell>
          <table:table-cell table:number-columns-repeated="3"/>
        </table:table-row>
        <table:table-row table:style-name="ro1">
          <table:table-cell table:formula="of:=[.A324] + 1" office:value-type="float" office:value="16708" calcext:value-type="float">
            <text:p>16708.00</text:p>
          </table:table-cell>
          <table:table-cell table:number-columns-repeated="3"/>
        </table:table-row>
        <table:table-row table:style-name="ro1">
          <table:table-cell table:formula="of:=[.A325] + 1" office:value-type="float" office:value="16709" calcext:value-type="float">
            <text:p>16709.00</text:p>
          </table:table-cell>
          <table:table-cell table:number-columns-repeated="3"/>
        </table:table-row>
        <table:table-row table:style-name="ro1">
          <table:table-cell table:formula="of:=[.A326] + 1" office:value-type="float" office:value="16710" calcext:value-type="float">
            <text:p>16710.00</text:p>
          </table:table-cell>
          <table:table-cell table:number-columns-repeated="3"/>
        </table:table-row>
        <table:table-row table:style-name="ro1">
          <table:table-cell table:formula="of:=[.A327] + 1" office:value-type="float" office:value="16711" calcext:value-type="float">
            <text:p>16711.00</text:p>
          </table:table-cell>
          <table:table-cell table:number-columns-repeated="3"/>
        </table:table-row>
        <table:table-row table:style-name="ro1">
          <table:table-cell table:formula="of:=[.A328] + 1" office:value-type="float" office:value="16712" calcext:value-type="float">
            <text:p>16712.00</text:p>
          </table:table-cell>
          <table:table-cell table:number-columns-repeated="3"/>
        </table:table-row>
        <table:table-row table:style-name="ro1">
          <table:table-cell table:formula="of:=[.A329] + 1" office:value-type="float" office:value="16713" calcext:value-type="float">
            <text:p>16713.00</text:p>
          </table:table-cell>
          <table:table-cell table:number-columns-repeated="3"/>
        </table:table-row>
        <table:table-row table:style-name="ro1">
          <table:table-cell table:formula="of:=[.A330] + 1" office:value-type="float" office:value="16714" calcext:value-type="float">
            <text:p>16714.00</text:p>
          </table:table-cell>
          <table:table-cell table:number-columns-repeated="3"/>
        </table:table-row>
        <table:table-row table:style-name="ro1">
          <table:table-cell table:formula="of:=[.A331] + 1" office:value-type="float" office:value="16715" calcext:value-type="float">
            <text:p>16715.00</text:p>
          </table:table-cell>
          <table:table-cell table:number-columns-repeated="3"/>
        </table:table-row>
        <table:table-row table:style-name="ro1">
          <table:table-cell table:formula="of:=[.A332] + 1" office:value-type="float" office:value="16716" calcext:value-type="float">
            <text:p>16716.00</text:p>
          </table:table-cell>
          <table:table-cell table:number-columns-repeated="3"/>
        </table:table-row>
        <table:table-row table:style-name="ro1">
          <table:table-cell table:formula="of:=[.A333] + 1" office:value-type="float" office:value="16717" calcext:value-type="float">
            <text:p>16717.00</text:p>
          </table:table-cell>
          <table:table-cell table:number-columns-repeated="3"/>
        </table:table-row>
        <table:table-row table:style-name="ro1">
          <table:table-cell table:formula="of:=[.A334] + 1" office:value-type="float" office:value="16718" calcext:value-type="float">
            <text:p>16718.00</text:p>
          </table:table-cell>
          <table:table-cell table:number-columns-repeated="3"/>
        </table:table-row>
        <table:table-row table:style-name="ro1">
          <table:table-cell table:formula="of:=[.A335] + 1" office:value-type="float" office:value="16719" calcext:value-type="float">
            <text:p>16719.00</text:p>
          </table:table-cell>
          <table:table-cell table:number-columns-repeated="3"/>
        </table:table-row>
        <table:table-row table:style-name="ro1">
          <table:table-cell table:formula="of:=[.A336] + 1" office:value-type="float" office:value="16720" calcext:value-type="float">
            <text:p>16720.00</text:p>
          </table:table-cell>
          <table:table-cell table:number-columns-repeated="3"/>
        </table:table-row>
        <table:table-row table:style-name="ro1">
          <table:table-cell table:formula="of:=[.A337] + 1" office:value-type="float" office:value="16721" calcext:value-type="float">
            <text:p>16721.00</text:p>
          </table:table-cell>
          <table:table-cell table:number-columns-repeated="3"/>
        </table:table-row>
        <table:table-row table:style-name="ro1">
          <table:table-cell table:formula="of:=[.A338] + 1" office:value-type="float" office:value="16722" calcext:value-type="float">
            <text:p>16722.00</text:p>
          </table:table-cell>
          <table:table-cell table:number-columns-repeated="3"/>
        </table:table-row>
        <table:table-row table:style-name="ro1">
          <table:table-cell table:formula="of:=[.A339] + 1" office:value-type="float" office:value="16723" calcext:value-type="float">
            <text:p>16723.00</text:p>
          </table:table-cell>
          <table:table-cell table:number-columns-repeated="3"/>
        </table:table-row>
        <table:table-row table:style-name="ro1">
          <table:table-cell table:formula="of:=[.A340] + 1" office:value-type="float" office:value="16724" calcext:value-type="float">
            <text:p>16724.00</text:p>
          </table:table-cell>
          <table:table-cell table:number-columns-repeated="3"/>
        </table:table-row>
        <table:table-row table:style-name="ro1">
          <table:table-cell table:formula="of:=[.A341] + 1" office:value-type="float" office:value="16725" calcext:value-type="float">
            <text:p>16725.00</text:p>
          </table:table-cell>
          <table:table-cell table:number-columns-repeated="3"/>
        </table:table-row>
        <table:table-row table:style-name="ro1">
          <table:table-cell table:formula="of:=[.A342] + 1" office:value-type="float" office:value="16726" calcext:value-type="float">
            <text:p>16726.00</text:p>
          </table:table-cell>
          <table:table-cell table:number-columns-repeated="3"/>
        </table:table-row>
        <table:table-row table:style-name="ro1">
          <table:table-cell table:formula="of:=[.A343] + 1" office:value-type="float" office:value="16727" calcext:value-type="float">
            <text:p>16727.00</text:p>
          </table:table-cell>
          <table:table-cell table:number-columns-repeated="3"/>
        </table:table-row>
        <table:table-row table:style-name="ro1">
          <table:table-cell table:formula="of:=[.A344] + 1" office:value-type="float" office:value="16728" calcext:value-type="float">
            <text:p>16728.00</text:p>
          </table:table-cell>
          <table:table-cell table:number-columns-repeated="3"/>
        </table:table-row>
        <table:table-row table:style-name="ro1">
          <table:table-cell table:formula="of:=[.A345] + 1" office:value-type="float" office:value="16729" calcext:value-type="float">
            <text:p>16729.00</text:p>
          </table:table-cell>
          <table:table-cell table:number-columns-repeated="3"/>
        </table:table-row>
        <table:table-row table:style-name="ro1">
          <table:table-cell table:formula="of:=[.A346] + 1" office:value-type="float" office:value="16730" calcext:value-type="float">
            <text:p>16730.00</text:p>
          </table:table-cell>
          <table:table-cell table:number-columns-repeated="3"/>
        </table:table-row>
        <table:table-row table:style-name="ro1">
          <table:table-cell table:formula="of:=[.A347] + 1" office:value-type="float" office:value="16731" calcext:value-type="float">
            <text:p>16731.00</text:p>
          </table:table-cell>
          <table:table-cell table:number-columns-repeated="3"/>
        </table:table-row>
        <table:table-row table:style-name="ro1">
          <table:table-cell table:formula="of:=[.A348] + 1" office:value-type="float" office:value="16732" calcext:value-type="float">
            <text:p>16732.00</text:p>
          </table:table-cell>
          <table:table-cell table:number-columns-repeated="3"/>
        </table:table-row>
        <table:table-row table:style-name="ro1">
          <table:table-cell table:formula="of:=[.A349] + 1" office:value-type="float" office:value="16733" calcext:value-type="float">
            <text:p>16733.00</text:p>
          </table:table-cell>
          <table:table-cell table:number-columns-repeated="3"/>
        </table:table-row>
        <table:table-row table:style-name="ro1">
          <table:table-cell table:formula="of:=[.A350] + 1" office:value-type="float" office:value="16734" calcext:value-type="float">
            <text:p>16734.00</text:p>
          </table:table-cell>
          <table:table-cell table:number-columns-repeated="3"/>
        </table:table-row>
        <table:table-row table:style-name="ro1">
          <table:table-cell table:formula="of:=[.A351] + 1" office:value-type="float" office:value="16735" calcext:value-type="float">
            <text:p>16735.00</text:p>
          </table:table-cell>
          <table:table-cell table:number-columns-repeated="3"/>
        </table:table-row>
        <table:table-row table:style-name="ro1">
          <table:table-cell table:formula="of:=[.A352] + 1" office:value-type="float" office:value="16736" calcext:value-type="float">
            <text:p>16736.00</text:p>
          </table:table-cell>
          <table:table-cell table:number-columns-repeated="3"/>
        </table:table-row>
        <table:table-row table:style-name="ro1">
          <table:table-cell table:formula="of:=[.A353] + 1" office:value-type="float" office:value="16737" calcext:value-type="float">
            <text:p>16737.00</text:p>
          </table:table-cell>
          <table:table-cell table:number-columns-repeated="3"/>
        </table:table-row>
        <table:table-row table:style-name="ro1">
          <table:table-cell table:formula="of:=[.A354] + 1" office:value-type="float" office:value="16738" calcext:value-type="float">
            <text:p>16738.00</text:p>
          </table:table-cell>
          <table:table-cell table:number-columns-repeated="3"/>
        </table:table-row>
        <table:table-row table:style-name="ro1">
          <table:table-cell table:formula="of:=[.A355] + 1" office:value-type="float" office:value="16739" calcext:value-type="float">
            <text:p>16739.00</text:p>
          </table:table-cell>
          <table:table-cell table:number-columns-repeated="3"/>
        </table:table-row>
        <table:table-row table:style-name="ro1">
          <table:table-cell table:formula="of:=[.A356] + 1" office:value-type="float" office:value="16740" calcext:value-type="float">
            <text:p>16740.00</text:p>
          </table:table-cell>
          <table:table-cell table:number-columns-repeated="3"/>
        </table:table-row>
        <table:table-row table:style-name="ro1">
          <table:table-cell table:formula="of:=[.A357] + 1" office:value-type="float" office:value="16741" calcext:value-type="float">
            <text:p>16741.00</text:p>
          </table:table-cell>
          <table:table-cell table:number-columns-repeated="3"/>
        </table:table-row>
        <table:table-row table:style-name="ro1">
          <table:table-cell table:formula="of:=[.A358] + 1" office:value-type="float" office:value="16742" calcext:value-type="float">
            <text:p>16742.00</text:p>
          </table:table-cell>
          <table:table-cell table:number-columns-repeated="3"/>
        </table:table-row>
        <table:table-row table:style-name="ro1">
          <table:table-cell table:formula="of:=[.A359] + 1" office:value-type="float" office:value="16743" calcext:value-type="float">
            <text:p>16743.00</text:p>
          </table:table-cell>
          <table:table-cell table:number-columns-repeated="3"/>
        </table:table-row>
        <table:table-row table:style-name="ro1">
          <table:table-cell table:formula="of:=[.A360] + 1" office:value-type="float" office:value="16744" calcext:value-type="float">
            <text:p>16744.00</text:p>
          </table:table-cell>
          <table:table-cell table:number-columns-repeated="3"/>
        </table:table-row>
        <table:table-row table:style-name="ro1">
          <table:table-cell table:formula="of:=[.A361] + 1" office:value-type="float" office:value="16745" calcext:value-type="float">
            <text:p>16745.00</text:p>
          </table:table-cell>
          <table:table-cell table:number-columns-repeated="3"/>
        </table:table-row>
        <table:table-row table:style-name="ro1">
          <table:table-cell table:formula="of:=[.A362] + 1" office:value-type="float" office:value="16746" calcext:value-type="float">
            <text:p>16746.00</text:p>
          </table:table-cell>
          <table:table-cell table:number-columns-repeated="3"/>
        </table:table-row>
        <table:table-row table:style-name="ro1">
          <table:table-cell table:formula="of:=[.A363] + 1" office:value-type="float" office:value="16747" calcext:value-type="float">
            <text:p>16747.00</text:p>
          </table:table-cell>
          <table:table-cell table:number-columns-repeated="3"/>
        </table:table-row>
        <table:table-row table:style-name="ro1">
          <table:table-cell table:formula="of:=[.A364] + 1" office:value-type="float" office:value="16748" calcext:value-type="float">
            <text:p>16748.00</text:p>
          </table:table-cell>
          <table:table-cell table:number-columns-repeated="3"/>
        </table:table-row>
        <table:table-row table:style-name="ro1">
          <table:table-cell table:formula="of:=[.A365] + 1" office:value-type="float" office:value="16749" calcext:value-type="float">
            <text:p>16749.00</text:p>
          </table:table-cell>
          <table:table-cell table:number-columns-repeated="3"/>
        </table:table-row>
        <table:table-row table:style-name="ro1">
          <table:table-cell table:formula="of:=[.A366] + 1" office:value-type="float" office:value="16750" calcext:value-type="float">
            <text:p>16750.00</text:p>
          </table:table-cell>
          <table:table-cell table:number-columns-repeated="3"/>
        </table:table-row>
        <table:table-row table:style-name="ro1">
          <table:table-cell table:formula="of:=[.A367] + 1" office:value-type="float" office:value="16751" calcext:value-type="float">
            <text:p>16751.00</text:p>
          </table:table-cell>
          <table:table-cell table:number-columns-repeated="3"/>
        </table:table-row>
        <table:table-row table:style-name="ro1">
          <table:table-cell table:formula="of:=[.A368] + 1" office:value-type="float" office:value="16752" calcext:value-type="float">
            <text:p>16752.00</text:p>
          </table:table-cell>
          <table:table-cell table:number-columns-repeated="3"/>
        </table:table-row>
        <table:table-row table:style-name="ro1">
          <table:table-cell table:formula="of:=[.A369] + 1" office:value-type="float" office:value="16753" calcext:value-type="float">
            <text:p>16753.00</text:p>
          </table:table-cell>
          <table:table-cell table:number-columns-repeated="3"/>
        </table:table-row>
        <table:table-row table:style-name="ro1">
          <table:table-cell table:formula="of:=[.A370] + 1" office:value-type="float" office:value="16754" calcext:value-type="float">
            <text:p>16754.00</text:p>
          </table:table-cell>
          <table:table-cell table:number-columns-repeated="3"/>
        </table:table-row>
        <table:table-row table:style-name="ro1">
          <table:table-cell table:formula="of:=[.A371] + 1" office:value-type="float" office:value="16755" calcext:value-type="float">
            <text:p>16755.00</text:p>
          </table:table-cell>
          <table:table-cell table:number-columns-repeated="3"/>
        </table:table-row>
        <table:table-row table:style-name="ro1">
          <table:table-cell table:formula="of:=[.A372] + 1" office:value-type="float" office:value="16756" calcext:value-type="float">
            <text:p>16756.00</text:p>
          </table:table-cell>
          <table:table-cell table:number-columns-repeated="3"/>
        </table:table-row>
        <table:table-row table:style-name="ro1">
          <table:table-cell table:formula="of:=[.A373] + 1" office:value-type="float" office:value="16757" calcext:value-type="float">
            <text:p>16757.00</text:p>
          </table:table-cell>
          <table:table-cell table:number-columns-repeated="3"/>
        </table:table-row>
        <table:table-row table:style-name="ro1">
          <table:table-cell table:formula="of:=[.A374] + 1" office:value-type="float" office:value="16758" calcext:value-type="float">
            <text:p>16758.00</text:p>
          </table:table-cell>
          <table:table-cell table:number-columns-repeated="3"/>
        </table:table-row>
        <table:table-row table:style-name="ro1">
          <table:table-cell table:formula="of:=[.A375] + 1" office:value-type="float" office:value="16759" calcext:value-type="float">
            <text:p>16759.00</text:p>
          </table:table-cell>
          <table:table-cell table:number-columns-repeated="3"/>
        </table:table-row>
        <table:table-row table:style-name="ro1">
          <table:table-cell table:formula="of:=[.A376] + 1" office:value-type="float" office:value="16760" calcext:value-type="float">
            <text:p>16760.00</text:p>
          </table:table-cell>
          <table:table-cell table:number-columns-repeated="3"/>
        </table:table-row>
        <table:table-row table:style-name="ro1">
          <table:table-cell table:formula="of:=[.A377] + 1" office:value-type="float" office:value="16761" calcext:value-type="float">
            <text:p>16761.00</text:p>
          </table:table-cell>
          <table:table-cell table:number-columns-repeated="3"/>
        </table:table-row>
        <table:table-row table:style-name="ro1">
          <table:table-cell table:formula="of:=[.A378] + 1" office:value-type="float" office:value="16762" calcext:value-type="float">
            <text:p>16762.00</text:p>
          </table:table-cell>
          <table:table-cell table:number-columns-repeated="3"/>
        </table:table-row>
        <table:table-row table:style-name="ro1">
          <table:table-cell table:formula="of:=[.A379] + 1" office:value-type="float" office:value="16763" calcext:value-type="float">
            <text:p>16763.00</text:p>
          </table:table-cell>
          <table:table-cell table:number-columns-repeated="3"/>
        </table:table-row>
        <table:table-row table:style-name="ro1">
          <table:table-cell table:formula="of:=[.A380] + 1" office:value-type="float" office:value="16764" calcext:value-type="float">
            <text:p>16764.00</text:p>
          </table:table-cell>
          <table:table-cell table:number-columns-repeated="3"/>
        </table:table-row>
        <table:table-row table:style-name="ro1">
          <table:table-cell table:formula="of:=[.A381] + 1" office:value-type="float" office:value="16765" calcext:value-type="float">
            <text:p>16765.00</text:p>
          </table:table-cell>
          <table:table-cell table:number-columns-repeated="3"/>
        </table:table-row>
        <table:table-row table:style-name="ro1">
          <table:table-cell table:formula="of:=[.A382] + 1" office:value-type="float" office:value="16766" calcext:value-type="float">
            <text:p>16766.00</text:p>
          </table:table-cell>
          <table:table-cell table:number-columns-repeated="3"/>
        </table:table-row>
        <table:table-row table:style-name="ro1">
          <table:table-cell table:formula="of:=[.A383] + 1" office:value-type="float" office:value="16767" calcext:value-type="float">
            <text:p>16767.00</text:p>
          </table:table-cell>
          <table:table-cell table:number-columns-repeated="3"/>
        </table:table-row>
        <table:table-row table:style-name="ro1">
          <table:table-cell table:formula="of:=[.A384] + 1" office:value-type="float" office:value="16768" calcext:value-type="float">
            <text:p>16768.00</text:p>
          </table:table-cell>
          <table:table-cell table:number-columns-repeated="3"/>
        </table:table-row>
        <table:table-row table:style-name="ro1">
          <table:table-cell table:formula="of:=[.A385] + 1" office:value-type="float" office:value="16769" calcext:value-type="float">
            <text:p>16769.00</text:p>
          </table:table-cell>
          <table:table-cell table:number-columns-repeated="3"/>
        </table:table-row>
        <table:table-row table:style-name="ro1">
          <table:table-cell table:formula="of:=[.A386] + 1" office:value-type="float" office:value="16770" calcext:value-type="float">
            <text:p>16770.00</text:p>
          </table:table-cell>
          <table:table-cell table:number-columns-repeated="3"/>
        </table:table-row>
        <table:table-row table:style-name="ro1">
          <table:table-cell table:formula="of:=[.A387] + 1" office:value-type="float" office:value="16771" calcext:value-type="float">
            <text:p>16771.00</text:p>
          </table:table-cell>
          <table:table-cell table:number-columns-repeated="3"/>
        </table:table-row>
        <table:table-row table:style-name="ro1">
          <table:table-cell table:formula="of:=[.A388] + 1" office:value-type="float" office:value="16772" calcext:value-type="float">
            <text:p>16772.00</text:p>
          </table:table-cell>
          <table:table-cell table:number-columns-repeated="3"/>
        </table:table-row>
        <table:table-row table:style-name="ro1">
          <table:table-cell table:formula="of:=[.A389] + 1" office:value-type="float" office:value="16773" calcext:value-type="float">
            <text:p>16773.00</text:p>
          </table:table-cell>
          <table:table-cell table:number-columns-repeated="3"/>
        </table:table-row>
        <table:table-row table:style-name="ro1">
          <table:table-cell table:formula="of:=[.A390] + 1" office:value-type="float" office:value="16774" calcext:value-type="float">
            <text:p>16774.00</text:p>
          </table:table-cell>
          <table:table-cell table:number-columns-repeated="3"/>
        </table:table-row>
        <table:table-row table:style-name="ro1">
          <table:table-cell table:formula="of:=[.A391] + 1" office:value-type="float" office:value="16775" calcext:value-type="float">
            <text:p>16775.00</text:p>
          </table:table-cell>
          <table:table-cell table:number-columns-repeated="3"/>
        </table:table-row>
        <table:table-row table:style-name="ro1">
          <table:table-cell table:formula="of:=[.A392] + 1" office:value-type="float" office:value="16776" calcext:value-type="float">
            <text:p>16776.00</text:p>
          </table:table-cell>
          <table:table-cell table:number-columns-repeated="3"/>
        </table:table-row>
        <table:table-row table:style-name="ro1">
          <table:table-cell table:formula="of:=[.A393] + 1" office:value-type="float" office:value="16777" calcext:value-type="float">
            <text:p>16777.00</text:p>
          </table:table-cell>
          <table:table-cell table:number-columns-repeated="3"/>
        </table:table-row>
        <table:table-row table:style-name="ro1">
          <table:table-cell table:formula="of:=[.A394] + 1" office:value-type="float" office:value="16778" calcext:value-type="float">
            <text:p>16778.00</text:p>
          </table:table-cell>
          <table:table-cell table:number-columns-repeated="3"/>
        </table:table-row>
        <table:table-row table:style-name="ro1">
          <table:table-cell table:formula="of:=[.A395] + 1" office:value-type="float" office:value="16779" calcext:value-type="float">
            <text:p>16779.00</text:p>
          </table:table-cell>
          <table:table-cell table:number-columns-repeated="3"/>
        </table:table-row>
        <table:table-row table:style-name="ro1">
          <table:table-cell table:formula="of:=[.A396] + 1" office:value-type="float" office:value="16780" calcext:value-type="float">
            <text:p>16780.00</text:p>
          </table:table-cell>
          <table:table-cell table:number-columns-repeated="3"/>
        </table:table-row>
        <table:table-row table:style-name="ro1">
          <table:table-cell table:formula="of:=[.A397] + 1" office:value-type="float" office:value="16781" calcext:value-type="float">
            <text:p>16781.00</text:p>
          </table:table-cell>
          <table:table-cell table:number-columns-repeated="3"/>
        </table:table-row>
        <table:table-row table:style-name="ro1">
          <table:table-cell table:formula="of:=[.A398] + 1" office:value-type="float" office:value="16782" calcext:value-type="float">
            <text:p>16782.00</text:p>
          </table:table-cell>
          <table:table-cell table:number-columns-repeated="3"/>
        </table:table-row>
        <table:table-row table:style-name="ro1">
          <table:table-cell table:formula="of:=[.A399] + 1" office:value-type="float" office:value="16783" calcext:value-type="float">
            <text:p>16783.00</text:p>
          </table:table-cell>
          <table:table-cell table:number-columns-repeated="3"/>
        </table:table-row>
        <table:table-row table:style-name="ro1">
          <table:table-cell table:formula="of:=[.A400] + 1" office:value-type="float" office:value="16784" calcext:value-type="float">
            <text:p>16784.00</text:p>
          </table:table-cell>
          <table:table-cell table:number-columns-repeated="3"/>
        </table:table-row>
        <table:table-row table:style-name="ro1">
          <table:table-cell table:formula="of:=[.A401] + 1" office:value-type="float" office:value="16785" calcext:value-type="float">
            <text:p>16785.00</text:p>
          </table:table-cell>
          <table:table-cell table:number-columns-repeated="3"/>
        </table:table-row>
        <table:table-row table:style-name="ro1">
          <table:table-cell table:formula="of:=[.A402] + 1" office:value-type="float" office:value="16786" calcext:value-type="float">
            <text:p>16786.00</text:p>
          </table:table-cell>
          <table:table-cell table:number-columns-repeated="3"/>
        </table:table-row>
        <table:table-row table:style-name="ro1">
          <table:table-cell table:formula="of:=[.A403] + 1" office:value-type="float" office:value="16787" calcext:value-type="float">
            <text:p>16787.00</text:p>
          </table:table-cell>
          <table:table-cell table:number-columns-repeated="3"/>
        </table:table-row>
        <table:table-row table:style-name="ro1">
          <table:table-cell table:formula="of:=[.A404] + 1" office:value-type="float" office:value="16788" calcext:value-type="float">
            <text:p>16788.00</text:p>
          </table:table-cell>
          <table:table-cell table:number-columns-repeated="3"/>
        </table:table-row>
        <table:table-row table:style-name="ro1">
          <table:table-cell table:formula="of:=[.A405] + 1" office:value-type="float" office:value="16789" calcext:value-type="float">
            <text:p>16789.00</text:p>
          </table:table-cell>
          <table:table-cell table:number-columns-repeated="3"/>
        </table:table-row>
        <table:table-row table:style-name="ro1">
          <table:table-cell table:formula="of:=[.A406] + 1" office:value-type="float" office:value="16790" calcext:value-type="float">
            <text:p>16790.00</text:p>
          </table:table-cell>
          <table:table-cell table:number-columns-repeated="3"/>
        </table:table-row>
        <table:table-row table:style-name="ro1">
          <table:table-cell table:formula="of:=[.A407] + 1" office:value-type="float" office:value="16791" calcext:value-type="float">
            <text:p>16791.00</text:p>
          </table:table-cell>
          <table:table-cell table:number-columns-repeated="3"/>
        </table:table-row>
        <table:table-row table:style-name="ro1">
          <table:table-cell table:formula="of:=[.A408] + 1" office:value-type="float" office:value="16792" calcext:value-type="float">
            <text:p>16792.00</text:p>
          </table:table-cell>
          <table:table-cell table:number-columns-repeated="3"/>
        </table:table-row>
        <table:table-row table:style-name="ro1">
          <table:table-cell table:formula="of:=[.A409] + 1" office:value-type="float" office:value="16793" calcext:value-type="float">
            <text:p>16793.00</text:p>
          </table:table-cell>
          <table:table-cell table:number-columns-repeated="3"/>
        </table:table-row>
        <table:table-row table:style-name="ro1">
          <table:table-cell table:formula="of:=[.A410] + 1" office:value-type="float" office:value="16794" calcext:value-type="float">
            <text:p>16794.00</text:p>
          </table:table-cell>
          <table:table-cell table:number-columns-repeated="3"/>
        </table:table-row>
        <table:table-row table:style-name="ro1">
          <table:table-cell table:formula="of:=[.A411] + 1" office:value-type="float" office:value="16795" calcext:value-type="float">
            <text:p>16795.00</text:p>
          </table:table-cell>
          <table:table-cell table:number-columns-repeated="3"/>
        </table:table-row>
        <table:table-row table:style-name="ro1">
          <table:table-cell table:formula="of:=[.A412] + 1" office:value-type="float" office:value="16796" calcext:value-type="float">
            <text:p>16796.00</text:p>
          </table:table-cell>
          <table:table-cell table:number-columns-repeated="3"/>
        </table:table-row>
        <table:table-row table:style-name="ro1">
          <table:table-cell table:formula="of:=[.A413] + 1" office:value-type="float" office:value="16797" calcext:value-type="float">
            <text:p>16797.00</text:p>
          </table:table-cell>
          <table:table-cell table:number-columns-repeated="3"/>
        </table:table-row>
        <table:table-row table:style-name="ro1">
          <table:table-cell table:formula="of:=[.A414] + 1" office:value-type="float" office:value="16798" calcext:value-type="float">
            <text:p>16798.00</text:p>
          </table:table-cell>
          <table:table-cell table:number-columns-repeated="3"/>
        </table:table-row>
        <table:table-row table:style-name="ro1">
          <table:table-cell table:formula="of:=[.A415] + 1" office:value-type="float" office:value="16799" calcext:value-type="float">
            <text:p>16799.00</text:p>
          </table:table-cell>
          <table:table-cell table:number-columns-repeated="3"/>
        </table:table-row>
        <table:table-row table:style-name="ro1">
          <table:table-cell table:formula="of:=[.A416] + 1" office:value-type="float" office:value="16800" calcext:value-type="float">
            <text:p>16800.00</text:p>
          </table:table-cell>
          <table:table-cell table:number-columns-repeated="3"/>
        </table:table-row>
        <table:table-row table:style-name="ro1">
          <table:table-cell table:formula="of:=[.A417] + 1" office:value-type="float" office:value="16801" calcext:value-type="float">
            <text:p>16801.00</text:p>
          </table:table-cell>
          <table:table-cell table:number-columns-repeated="3"/>
        </table:table-row>
        <table:table-row table:style-name="ro1">
          <table:table-cell table:formula="of:=[.A418] + 1" office:value-type="float" office:value="16802" calcext:value-type="float">
            <text:p>16802.00</text:p>
          </table:table-cell>
          <table:table-cell table:number-columns-repeated="3"/>
        </table:table-row>
        <table:table-row table:style-name="ro1">
          <table:table-cell table:formula="of:=[.A419] + 1" office:value-type="float" office:value="16803" calcext:value-type="float">
            <text:p>16803.00</text:p>
          </table:table-cell>
          <table:table-cell table:number-columns-repeated="3"/>
        </table:table-row>
        <table:table-row table:style-name="ro1">
          <table:table-cell table:formula="of:=[.A420] + 1" office:value-type="float" office:value="16804" calcext:value-type="float">
            <text:p>16804.00</text:p>
          </table:table-cell>
          <table:table-cell table:number-columns-repeated="3"/>
        </table:table-row>
        <table:table-row table:style-name="ro1">
          <table:table-cell table:formula="of:=[.A421] + 1" office:value-type="float" office:value="16805" calcext:value-type="float">
            <text:p>16805.00</text:p>
          </table:table-cell>
          <table:table-cell table:number-columns-repeated="3"/>
        </table:table-row>
        <table:table-row table:style-name="ro1">
          <table:table-cell table:formula="of:=[.A422] + 1" office:value-type="float" office:value="16806" calcext:value-type="float">
            <text:p>16806.00</text:p>
          </table:table-cell>
          <table:table-cell table:number-columns-repeated="3"/>
        </table:table-row>
        <table:table-row table:style-name="ro1">
          <table:table-cell table:formula="of:=[.A423] + 1" office:value-type="float" office:value="16807" calcext:value-type="float">
            <text:p>16807.00</text:p>
          </table:table-cell>
          <table:table-cell table:number-columns-repeated="3"/>
        </table:table-row>
        <table:table-row table:style-name="ro1">
          <table:table-cell table:formula="of:=[.A424] + 1" office:value-type="float" office:value="16808" calcext:value-type="float">
            <text:p>16808.00</text:p>
          </table:table-cell>
          <table:table-cell table:number-columns-repeated="3"/>
        </table:table-row>
        <table:table-row table:style-name="ro1">
          <table:table-cell table:formula="of:=[.A425] + 1" office:value-type="float" office:value="16809" calcext:value-type="float">
            <text:p>16809.00</text:p>
          </table:table-cell>
          <table:table-cell table:number-columns-repeated="3"/>
        </table:table-row>
        <table:table-row table:style-name="ro1">
          <table:table-cell table:formula="of:=[.A426] + 1" office:value-type="float" office:value="16810" calcext:value-type="float">
            <text:p>16810.00</text:p>
          </table:table-cell>
          <table:table-cell table:number-columns-repeated="3"/>
        </table:table-row>
        <table:table-row table:style-name="ro1">
          <table:table-cell table:formula="of:=[.A427] + 1" office:value-type="float" office:value="16811" calcext:value-type="float">
            <text:p>16811.00</text:p>
          </table:table-cell>
          <table:table-cell table:number-columns-repeated="3"/>
        </table:table-row>
        <table:table-row table:style-name="ro1">
          <table:table-cell table:formula="of:=[.A428] + 1" office:value-type="float" office:value="16812" calcext:value-type="float">
            <text:p>16812.00</text:p>
          </table:table-cell>
          <table:table-cell table:number-columns-repeated="3"/>
        </table:table-row>
        <table:table-row table:style-name="ro1">
          <table:table-cell table:formula="of:=[.A429] + 1" office:value-type="float" office:value="16813" calcext:value-type="float">
            <text:p>16813.00</text:p>
          </table:table-cell>
          <table:table-cell table:number-columns-repeated="3"/>
        </table:table-row>
        <table:table-row table:style-name="ro1">
          <table:table-cell table:formula="of:=[.A430] + 1" office:value-type="float" office:value="16814" calcext:value-type="float">
            <text:p>16814.00</text:p>
          </table:table-cell>
          <table:table-cell table:number-columns-repeated="3"/>
        </table:table-row>
        <table:table-row table:style-name="ro1">
          <table:table-cell table:formula="of:=[.A431] + 1" office:value-type="float" office:value="16815" calcext:value-type="float">
            <text:p>16815.00</text:p>
          </table:table-cell>
          <table:table-cell table:number-columns-repeated="3"/>
        </table:table-row>
        <table:table-row table:style-name="ro1">
          <table:table-cell table:formula="of:=[.A432] + 1" office:value-type="float" office:value="16816" calcext:value-type="float">
            <text:p>16816.00</text:p>
          </table:table-cell>
          <table:table-cell table:number-columns-repeated="3"/>
        </table:table-row>
        <table:table-row table:style-name="ro1">
          <table:table-cell table:formula="of:=[.A433] + 1" office:value-type="float" office:value="16817" calcext:value-type="float">
            <text:p>16817.00</text:p>
          </table:table-cell>
          <table:table-cell table:number-columns-repeated="3"/>
        </table:table-row>
        <table:table-row table:style-name="ro1">
          <table:table-cell table:formula="of:=[.A434] + 1" office:value-type="float" office:value="16818" calcext:value-type="float">
            <text:p>16818.00</text:p>
          </table:table-cell>
          <table:table-cell table:number-columns-repeated="3"/>
        </table:table-row>
        <table:table-row table:style-name="ro1">
          <table:table-cell table:formula="of:=[.A435] + 1" office:value-type="float" office:value="16819" calcext:value-type="float">
            <text:p>16819.00</text:p>
          </table:table-cell>
          <table:table-cell table:number-columns-repeated="3"/>
        </table:table-row>
        <table:table-row table:style-name="ro1">
          <table:table-cell table:formula="of:=[.A436] + 1" office:value-type="float" office:value="16820" calcext:value-type="float">
            <text:p>16820.00</text:p>
          </table:table-cell>
          <table:table-cell table:number-columns-repeated="3"/>
        </table:table-row>
        <table:table-row table:style-name="ro1">
          <table:table-cell table:formula="of:=[.A437] + 1" office:value-type="float" office:value="16821" calcext:value-type="float">
            <text:p>16821.00</text:p>
          </table:table-cell>
          <table:table-cell table:number-columns-repeated="3"/>
        </table:table-row>
        <table:table-row table:style-name="ro1">
          <table:table-cell table:formula="of:=[.A438] + 1" office:value-type="float" office:value="16822" calcext:value-type="float">
            <text:p>16822.00</text:p>
          </table:table-cell>
          <table:table-cell table:number-columns-repeated="3"/>
        </table:table-row>
        <table:table-row table:style-name="ro1">
          <table:table-cell table:formula="of:=[.A439] + 1" office:value-type="float" office:value="16823" calcext:value-type="float">
            <text:p>16823.00</text:p>
          </table:table-cell>
          <table:table-cell table:number-columns-repeated="3"/>
        </table:table-row>
        <table:table-row table:style-name="ro1">
          <table:table-cell table:formula="of:=[.A440] + 1" office:value-type="float" office:value="16824" calcext:value-type="float">
            <text:p>16824.00</text:p>
          </table:table-cell>
          <table:table-cell table:number-columns-repeated="3"/>
        </table:table-row>
        <table:table-row table:style-name="ro1">
          <table:table-cell table:formula="of:=[.A441] + 1" office:value-type="float" office:value="16825" calcext:value-type="float">
            <text:p>16825.00</text:p>
          </table:table-cell>
          <table:table-cell table:number-columns-repeated="3"/>
        </table:table-row>
        <table:table-row table:style-name="ro1">
          <table:table-cell table:formula="of:=[.A442] + 1" office:value-type="float" office:value="16826" calcext:value-type="float">
            <text:p>16826.00</text:p>
          </table:table-cell>
          <table:table-cell table:number-columns-repeated="3"/>
        </table:table-row>
        <table:table-row table:style-name="ro1">
          <table:table-cell table:formula="of:=[.A443] + 1" office:value-type="float" office:value="16827" calcext:value-type="float">
            <text:p>16827.00</text:p>
          </table:table-cell>
          <table:table-cell table:number-columns-repeated="3"/>
        </table:table-row>
        <table:table-row table:style-name="ro1">
          <table:table-cell table:formula="of:=[.A444] + 1" office:value-type="float" office:value="16828" calcext:value-type="float">
            <text:p>16828.00</text:p>
          </table:table-cell>
          <table:table-cell table:number-columns-repeated="3"/>
        </table:table-row>
        <table:table-row table:style-name="ro1">
          <table:table-cell table:formula="of:=[.A445] + 1" office:value-type="float" office:value="16829" calcext:value-type="float">
            <text:p>16829.00</text:p>
          </table:table-cell>
          <table:table-cell table:number-columns-repeated="3"/>
        </table:table-row>
        <table:table-row table:style-name="ro1">
          <table:table-cell table:formula="of:=[.A446] + 1" office:value-type="float" office:value="16830" calcext:value-type="float">
            <text:p>16830.00</text:p>
          </table:table-cell>
          <table:table-cell table:number-columns-repeated="3"/>
        </table:table-row>
        <table:table-row table:style-name="ro1">
          <table:table-cell table:formula="of:=[.A447] + 1" office:value-type="float" office:value="16831" calcext:value-type="float">
            <text:p>16831.00</text:p>
          </table:table-cell>
          <table:table-cell table:number-columns-repeated="3"/>
        </table:table-row>
        <table:table-row table:style-name="ro1">
          <table:table-cell table:formula="of:=[.A448] + 1" office:value-type="float" office:value="16832" calcext:value-type="float">
            <text:p>16832.00</text:p>
          </table:table-cell>
          <table:table-cell table:number-columns-repeated="3"/>
        </table:table-row>
        <table:table-row table:style-name="ro1">
          <table:table-cell table:formula="of:=[.A449] + 1" office:value-type="float" office:value="16833" calcext:value-type="float">
            <text:p>16833.00</text:p>
          </table:table-cell>
          <table:table-cell table:number-columns-repeated="3"/>
        </table:table-row>
        <table:table-row table:style-name="ro1">
          <table:table-cell table:formula="of:=[.A450] + 1" office:value-type="float" office:value="16834" calcext:value-type="float">
            <text:p>16834.00</text:p>
          </table:table-cell>
          <table:table-cell table:number-columns-repeated="3"/>
        </table:table-row>
        <table:table-row table:style-name="ro1">
          <table:table-cell table:formula="of:=[.A451] + 1" office:value-type="float" office:value="16835" calcext:value-type="float">
            <text:p>16835.00</text:p>
          </table:table-cell>
          <table:table-cell table:number-columns-repeated="3"/>
        </table:table-row>
        <table:table-row table:style-name="ro1">
          <table:table-cell table:formula="of:=[.A452] + 1" office:value-type="float" office:value="16836" calcext:value-type="float">
            <text:p>16836.00</text:p>
          </table:table-cell>
          <table:table-cell table:number-columns-repeated="3"/>
        </table:table-row>
        <table:table-row table:style-name="ro1">
          <table:table-cell table:formula="of:=[.A453] + 1" office:value-type="float" office:value="16837" calcext:value-type="float">
            <text:p>16837.00</text:p>
          </table:table-cell>
          <table:table-cell table:number-columns-repeated="3"/>
        </table:table-row>
        <table:table-row table:style-name="ro1">
          <table:table-cell table:formula="of:=[.A454] + 1" office:value-type="float" office:value="16838" calcext:value-type="float">
            <text:p>16838.00</text:p>
          </table:table-cell>
          <table:table-cell table:number-columns-repeated="3"/>
        </table:table-row>
        <table:table-row table:style-name="ro1">
          <table:table-cell table:formula="of:=[.A455] + 1" office:value-type="float" office:value="16839" calcext:value-type="float">
            <text:p>16839.00</text:p>
          </table:table-cell>
          <table:table-cell table:number-columns-repeated="3"/>
        </table:table-row>
        <table:table-row table:style-name="ro1">
          <table:table-cell table:formula="of:=[.A456] + 1" office:value-type="float" office:value="16840" calcext:value-type="float">
            <text:p>16840.00</text:p>
          </table:table-cell>
          <table:table-cell table:number-columns-repeated="3"/>
        </table:table-row>
        <table:table-row table:style-name="ro1">
          <table:table-cell table:formula="of:=[.A457] + 1" office:value-type="float" office:value="16841" calcext:value-type="float">
            <text:p>16841.00</text:p>
          </table:table-cell>
          <table:table-cell table:number-columns-repeated="3"/>
        </table:table-row>
        <table:table-row table:style-name="ro1">
          <table:table-cell table:formula="of:=[.A458] + 1" office:value-type="float" office:value="16842" calcext:value-type="float">
            <text:p>16842.00</text:p>
          </table:table-cell>
          <table:table-cell table:number-columns-repeated="3"/>
        </table:table-row>
        <table:table-row table:style-name="ro1">
          <table:table-cell table:formula="of:=[.A459] + 1" office:value-type="float" office:value="16843" calcext:value-type="float">
            <text:p>16843.00</text:p>
          </table:table-cell>
          <table:table-cell table:number-columns-repeated="3"/>
        </table:table-row>
        <table:table-row table:style-name="ro1">
          <table:table-cell table:formula="of:=[.A460] + 1" office:value-type="float" office:value="16844" calcext:value-type="float">
            <text:p>16844.00</text:p>
          </table:table-cell>
          <table:table-cell table:number-columns-repeated="3"/>
        </table:table-row>
        <table:table-row table:style-name="ro1">
          <table:table-cell table:formula="of:=[.A461] + 1" office:value-type="float" office:value="16845" calcext:value-type="float">
            <text:p>16845.00</text:p>
          </table:table-cell>
          <table:table-cell table:number-columns-repeated="3"/>
        </table:table-row>
        <table:table-row table:style-name="ro1">
          <table:table-cell table:formula="of:=[.A462] + 1" office:value-type="float" office:value="16846" calcext:value-type="float">
            <text:p>16846.00</text:p>
          </table:table-cell>
          <table:table-cell table:number-columns-repeated="3"/>
        </table:table-row>
        <table:table-row table:style-name="ro1">
          <table:table-cell table:formula="of:=[.A463] + 1" office:value-type="float" office:value="16847" calcext:value-type="float">
            <text:p>16847.00</text:p>
          </table:table-cell>
          <table:table-cell table:number-columns-repeated="3"/>
        </table:table-row>
        <table:table-row table:style-name="ro1">
          <table:table-cell table:formula="of:=[.A464] + 1" office:value-type="float" office:value="16848" calcext:value-type="float">
            <text:p>16848.00</text:p>
          </table:table-cell>
          <table:table-cell table:number-columns-repeated="3"/>
        </table:table-row>
        <table:table-row table:style-name="ro1">
          <table:table-cell table:formula="of:=[.A465] + 1" office:value-type="float" office:value="16849" calcext:value-type="float">
            <text:p>16849.00</text:p>
          </table:table-cell>
          <table:table-cell table:number-columns-repeated="3"/>
        </table:table-row>
        <table:table-row table:style-name="ro1">
          <table:table-cell table:formula="of:=[.A466] + 1" office:value-type="float" office:value="16850" calcext:value-type="float">
            <text:p>16850.00</text:p>
          </table:table-cell>
          <table:table-cell table:number-columns-repeated="3"/>
        </table:table-row>
        <table:table-row table:style-name="ro1">
          <table:table-cell table:formula="of:=[.A467] + 1" office:value-type="float" office:value="16851" calcext:value-type="float">
            <text:p>16851.00</text:p>
          </table:table-cell>
          <table:table-cell table:number-columns-repeated="3"/>
        </table:table-row>
        <table:table-row table:style-name="ro1">
          <table:table-cell table:formula="of:=[.A468] + 1" office:value-type="float" office:value="16852" calcext:value-type="float">
            <text:p>16852.00</text:p>
          </table:table-cell>
          <table:table-cell table:number-columns-repeated="3"/>
        </table:table-row>
        <table:table-row table:style-name="ro1">
          <table:table-cell table:formula="of:=[.A469] + 1" office:value-type="float" office:value="16853" calcext:value-type="float">
            <text:p>16853.00</text:p>
          </table:table-cell>
          <table:table-cell table:number-columns-repeated="3"/>
        </table:table-row>
        <table:table-row table:style-name="ro1">
          <table:table-cell table:formula="of:=[.A470] + 1" office:value-type="float" office:value="16854" calcext:value-type="float">
            <text:p>16854.00</text:p>
          </table:table-cell>
          <table:table-cell table:number-columns-repeated="3"/>
        </table:table-row>
        <table:table-row table:style-name="ro1">
          <table:table-cell table:formula="of:=[.A471] + 1" office:value-type="float" office:value="16855" calcext:value-type="float">
            <text:p>16855.00</text:p>
          </table:table-cell>
          <table:table-cell table:number-columns-repeated="3"/>
        </table:table-row>
        <table:table-row table:style-name="ro1">
          <table:table-cell table:formula="of:=[.A472] + 1" office:value-type="float" office:value="16856" calcext:value-type="float">
            <text:p>16856.00</text:p>
          </table:table-cell>
          <table:table-cell table:number-columns-repeated="3"/>
        </table:table-row>
        <table:table-row table:style-name="ro1">
          <table:table-cell table:formula="of:=[.A473] + 1" office:value-type="float" office:value="16857" calcext:value-type="float">
            <text:p>16857.00</text:p>
          </table:table-cell>
          <table:table-cell table:number-columns-repeated="3"/>
        </table:table-row>
        <table:table-row table:style-name="ro1">
          <table:table-cell table:formula="of:=[.A474] + 1" office:value-type="float" office:value="16858" calcext:value-type="float">
            <text:p>16858.00</text:p>
          </table:table-cell>
          <table:table-cell table:number-columns-repeated="3"/>
        </table:table-row>
        <table:table-row table:style-name="ro1">
          <table:table-cell table:formula="of:=[.A475] + 1" office:value-type="float" office:value="16859" calcext:value-type="float">
            <text:p>16859.00</text:p>
          </table:table-cell>
          <table:table-cell table:number-columns-repeated="3"/>
        </table:table-row>
        <table:table-row table:style-name="ro1">
          <table:table-cell table:formula="of:=[.A476] + 1" office:value-type="float" office:value="16860" calcext:value-type="float">
            <text:p>16860.00</text:p>
          </table:table-cell>
          <table:table-cell table:number-columns-repeated="3"/>
        </table:table-row>
        <table:table-row table:style-name="ro1">
          <table:table-cell table:formula="of:=[.A477] + 1" office:value-type="float" office:value="16861" calcext:value-type="float">
            <text:p>16861.00</text:p>
          </table:table-cell>
          <table:table-cell table:number-columns-repeated="3"/>
        </table:table-row>
        <table:table-row table:style-name="ro1">
          <table:table-cell table:formula="of:=[.A478] + 1" office:value-type="float" office:value="16862" calcext:value-type="float">
            <text:p>16862.00</text:p>
          </table:table-cell>
          <table:table-cell table:number-columns-repeated="3"/>
        </table:table-row>
        <table:table-row table:style-name="ro1">
          <table:table-cell table:formula="of:=[.A479] + 1" office:value-type="float" office:value="16863" calcext:value-type="float">
            <text:p>16863.00</text:p>
          </table:table-cell>
          <table:table-cell table:number-columns-repeated="3"/>
        </table:table-row>
        <table:table-row table:style-name="ro1">
          <table:table-cell table:formula="of:=[.A480] + 1" office:value-type="float" office:value="16864" calcext:value-type="float">
            <text:p>16864.00</text:p>
          </table:table-cell>
          <table:table-cell table:number-columns-repeated="3"/>
        </table:table-row>
        <table:table-row table:style-name="ro1">
          <table:table-cell table:formula="of:=[.A481] + 1" office:value-type="float" office:value="16865" calcext:value-type="float">
            <text:p>16865.00</text:p>
          </table:table-cell>
          <table:table-cell table:number-columns-repeated="3"/>
        </table:table-row>
        <table:table-row table:style-name="ro1">
          <table:table-cell table:formula="of:=[.A482] + 1" office:value-type="float" office:value="16866" calcext:value-type="float">
            <text:p>16866.00</text:p>
          </table:table-cell>
          <table:table-cell table:number-columns-repeated="3"/>
        </table:table-row>
        <table:table-row table:style-name="ro1">
          <table:table-cell table:formula="of:=[.A483] + 1" office:value-type="float" office:value="16867" calcext:value-type="float">
            <text:p>16867.00</text:p>
          </table:table-cell>
          <table:table-cell table:number-columns-repeated="3"/>
        </table:table-row>
        <table:table-row table:style-name="ro1">
          <table:table-cell table:formula="of:=[.A484] + 1" office:value-type="float" office:value="16868" calcext:value-type="float">
            <text:p>16868.00</text:p>
          </table:table-cell>
          <table:table-cell table:number-columns-repeated="3"/>
        </table:table-row>
        <table:table-row table:style-name="ro1">
          <table:table-cell table:formula="of:=[.A485] + 1" office:value-type="float" office:value="16869" calcext:value-type="float">
            <text:p>16869.00</text:p>
          </table:table-cell>
          <table:table-cell table:number-columns-repeated="3"/>
        </table:table-row>
        <table:table-row table:style-name="ro1">
          <table:table-cell table:formula="of:=[.A486] + 1" office:value-type="float" office:value="16870" calcext:value-type="float">
            <text:p>16870.00</text:p>
          </table:table-cell>
          <table:table-cell table:number-columns-repeated="3"/>
        </table:table-row>
        <table:table-row table:style-name="ro1">
          <table:table-cell table:formula="of:=[.A487] + 1" office:value-type="float" office:value="16871" calcext:value-type="float">
            <text:p>16871.00</text:p>
          </table:table-cell>
          <table:table-cell table:number-columns-repeated="3"/>
        </table:table-row>
        <table:table-row table:style-name="ro1">
          <table:table-cell table:formula="of:=[.A488] + 1" office:value-type="float" office:value="16872" calcext:value-type="float">
            <text:p>16872.00</text:p>
          </table:table-cell>
          <table:table-cell table:number-columns-repeated="3"/>
        </table:table-row>
        <table:table-row table:style-name="ro1">
          <table:table-cell table:formula="of:=[.A489] + 1" office:value-type="float" office:value="16873" calcext:value-type="float">
            <text:p>16873.00</text:p>
          </table:table-cell>
          <table:table-cell table:number-columns-repeated="3"/>
        </table:table-row>
        <table:table-row table:style-name="ro1">
          <table:table-cell table:formula="of:=[.A490] + 1" office:value-type="float" office:value="16874" calcext:value-type="float">
            <text:p>16874.00</text:p>
          </table:table-cell>
          <table:table-cell table:number-columns-repeated="3"/>
        </table:table-row>
        <table:table-row table:style-name="ro1">
          <table:table-cell table:formula="of:=[.A491] + 1" office:value-type="float" office:value="16875" calcext:value-type="float">
            <text:p>16875.00</text:p>
          </table:table-cell>
          <table:table-cell table:number-columns-repeated="3"/>
        </table:table-row>
        <table:table-row table:style-name="ro1">
          <table:table-cell table:formula="of:=[.A492] + 1" office:value-type="float" office:value="16876" calcext:value-type="float">
            <text:p>16876.00</text:p>
          </table:table-cell>
          <table:table-cell table:number-columns-repeated="3"/>
        </table:table-row>
        <table:table-row table:style-name="ro1">
          <table:table-cell table:formula="of:=[.A493] + 1" office:value-type="float" office:value="16877" calcext:value-type="float">
            <text:p>16877.00</text:p>
          </table:table-cell>
          <table:table-cell table:number-columns-repeated="3"/>
        </table:table-row>
        <table:table-row table:style-name="ro1">
          <table:table-cell table:formula="of:=[.A494] + 1" office:value-type="float" office:value="16878" calcext:value-type="float">
            <text:p>16878.00</text:p>
          </table:table-cell>
          <table:table-cell table:number-columns-repeated="3"/>
        </table:table-row>
        <table:table-row table:style-name="ro1">
          <table:table-cell table:formula="of:=[.A495] + 1" office:value-type="float" office:value="16879" calcext:value-type="float">
            <text:p>16879.00</text:p>
          </table:table-cell>
          <table:table-cell table:number-columns-repeated="3"/>
        </table:table-row>
        <table:table-row table:style-name="ro1">
          <table:table-cell table:formula="of:=[.A496] + 1" office:value-type="float" office:value="16880" calcext:value-type="float">
            <text:p>16880.00</text:p>
          </table:table-cell>
          <table:table-cell table:number-columns-repeated="3"/>
        </table:table-row>
        <table:table-row table:style-name="ro1">
          <table:table-cell table:formula="of:=[.A497] + 1" office:value-type="float" office:value="16881" calcext:value-type="float">
            <text:p>16881.00</text:p>
          </table:table-cell>
          <table:table-cell table:number-columns-repeated="3"/>
        </table:table-row>
        <table:table-row table:style-name="ro1">
          <table:table-cell table:formula="of:=[.A498] + 1" office:value-type="float" office:value="16882" calcext:value-type="float">
            <text:p>16882.00</text:p>
          </table:table-cell>
          <table:table-cell table:number-columns-repeated="3"/>
        </table:table-row>
        <table:table-row table:style-name="ro1">
          <table:table-cell table:formula="of:=[.A499] + 1" office:value-type="float" office:value="16883" calcext:value-type="float">
            <text:p>16883.00</text:p>
          </table:table-cell>
          <table:table-cell table:number-columns-repeated="3"/>
        </table:table-row>
        <table:table-row table:style-name="ro1">
          <table:table-cell table:formula="of:=[.A500] + 1" office:value-type="float" office:value="16884" calcext:value-type="float">
            <text:p>16884.00</text:p>
          </table:table-cell>
          <table:table-cell table:number-columns-repeated="3"/>
        </table:table-row>
        <table:table-row table:style-name="ro1">
          <table:table-cell table:formula="of:=[.A501] + 1" office:value-type="float" office:value="16885" calcext:value-type="float">
            <text:p>16885.00</text:p>
          </table:table-cell>
          <table:table-cell table:number-columns-repeated="3"/>
        </table:table-row>
        <table:table-row table:style-name="ro1">
          <table:table-cell table:formula="of:=[.A502] + 1" office:value-type="float" office:value="16886" calcext:value-type="float">
            <text:p>16886.00</text:p>
          </table:table-cell>
          <table:table-cell table:number-columns-repeated="3"/>
        </table:table-row>
        <table:table-row table:style-name="ro1">
          <table:table-cell table:formula="of:=[.A503] + 1" office:value-type="float" office:value="16887" calcext:value-type="float">
            <text:p>16887.00</text:p>
          </table:table-cell>
          <table:table-cell table:number-columns-repeated="3"/>
        </table:table-row>
        <table:table-row table:style-name="ro1">
          <table:table-cell table:formula="of:=[.A504] + 1" office:value-type="float" office:value="16888" calcext:value-type="float">
            <text:p>16888.00</text:p>
          </table:table-cell>
          <table:table-cell table:number-columns-repeated="3"/>
        </table:table-row>
        <table:table-row table:style-name="ro1">
          <table:table-cell table:formula="of:=[.A505] + 1" office:value-type="float" office:value="16889" calcext:value-type="float">
            <text:p>16889.00</text:p>
          </table:table-cell>
          <table:table-cell table:number-columns-repeated="3"/>
        </table:table-row>
        <table:table-row table:style-name="ro1">
          <table:table-cell table:formula="of:=[.A506] + 1" office:value-type="float" office:value="16890" calcext:value-type="float">
            <text:p>16890.00</text:p>
          </table:table-cell>
          <table:table-cell table:number-columns-repeated="3"/>
        </table:table-row>
        <table:table-row table:style-name="ro1">
          <table:table-cell table:formula="of:=[.A507] + 1" office:value-type="float" office:value="16891" calcext:value-type="float">
            <text:p>16891.00</text:p>
          </table:table-cell>
          <table:table-cell table:number-columns-repeated="3"/>
        </table:table-row>
        <table:table-row table:style-name="ro1">
          <table:table-cell table:formula="of:=[.A508] + 1" office:value-type="float" office:value="16892" calcext:value-type="float">
            <text:p>16892.00</text:p>
          </table:table-cell>
          <table:table-cell table:number-columns-repeated="3"/>
        </table:table-row>
        <table:table-row table:style-name="ro1">
          <table:table-cell table:formula="of:=[.A509] + 1" office:value-type="float" office:value="16893" calcext:value-type="float">
            <text:p>16893.00</text:p>
          </table:table-cell>
          <table:table-cell table:number-columns-repeated="3"/>
        </table:table-row>
        <table:table-row table:style-name="ro1">
          <table:table-cell table:formula="of:=[.A510] + 1" office:value-type="float" office:value="16894" calcext:value-type="float">
            <text:p>16894.00</text:p>
          </table:table-cell>
          <table:table-cell table:number-columns-repeated="3"/>
        </table:table-row>
        <table:table-row table:style-name="ro1">
          <table:table-cell table:formula="of:=[.A511] + 1" office:value-type="float" office:value="16895" calcext:value-type="float">
            <text:p>16895.00</text:p>
          </table:table-cell>
          <table:table-cell table:number-columns-repeated="3"/>
        </table:table-row>
        <table:table-row table:style-name="ro1">
          <table:table-cell table:formula="of:=[.A512] + 1" office:value-type="float" office:value="16896" calcext:value-type="float">
            <text:p>16896.00</text:p>
          </table:table-cell>
          <table:table-cell table:number-columns-repeated="3"/>
        </table:table-row>
        <table:table-row table:style-name="ro1">
          <table:table-cell table:formula="of:=[.A513] + 1" office:value-type="float" office:value="16897" calcext:value-type="float">
            <text:p>16897.00</text:p>
          </table:table-cell>
          <table:table-cell table:number-columns-repeated="3"/>
        </table:table-row>
        <table:table-row table:style-name="ro1">
          <table:table-cell table:formula="of:=[.A514] + 1" office:value-type="float" office:value="16898" calcext:value-type="float">
            <text:p>16898.00</text:p>
          </table:table-cell>
          <table:table-cell table:number-columns-repeated="3"/>
        </table:table-row>
        <table:table-row table:style-name="ro1">
          <table:table-cell table:formula="of:=[.A515] + 1" office:value-type="float" office:value="16899" calcext:value-type="float">
            <text:p>16899.00</text:p>
          </table:table-cell>
          <table:table-cell table:number-columns-repeated="3"/>
        </table:table-row>
        <table:table-row table:style-name="ro1">
          <table:table-cell table:formula="of:=[.A516] + 1" office:value-type="float" office:value="16900" calcext:value-type="float">
            <text:p>16900.00</text:p>
          </table:table-cell>
          <table:table-cell table:number-columns-repeated="3"/>
        </table:table-row>
        <table:table-row table:style-name="ro1">
          <table:table-cell table:formula="of:=[.A517] + 1" office:value-type="float" office:value="16901" calcext:value-type="float">
            <text:p>16901.00</text:p>
          </table:table-cell>
          <table:table-cell table:number-columns-repeated="3"/>
        </table:table-row>
        <table:table-row table:style-name="ro1">
          <table:table-cell table:formula="of:=[.A518] + 1" office:value-type="float" office:value="16902" calcext:value-type="float">
            <text:p>16902.00</text:p>
          </table:table-cell>
          <table:table-cell table:number-columns-repeated="3"/>
        </table:table-row>
        <table:table-row table:style-name="ro1">
          <table:table-cell table:formula="of:=[.A519] + 1" office:value-type="float" office:value="16903" calcext:value-type="float">
            <text:p>16903.00</text:p>
          </table:table-cell>
          <table:table-cell table:number-columns-repeated="3"/>
        </table:table-row>
        <table:table-row table:style-name="ro1">
          <table:table-cell table:formula="of:=[.A520] + 1" office:value-type="float" office:value="16904" calcext:value-type="float">
            <text:p>16904.00</text:p>
          </table:table-cell>
          <table:table-cell table:number-columns-repeated="3"/>
        </table:table-row>
        <table:table-row table:style-name="ro1">
          <table:table-cell table:formula="of:=[.A521] + 1" office:value-type="float" office:value="16905" calcext:value-type="float">
            <text:p>16905.00</text:p>
          </table:table-cell>
          <table:table-cell table:number-columns-repeated="3"/>
        </table:table-row>
        <table:table-row table:style-name="ro1">
          <table:table-cell table:formula="of:=[.A522] + 1" office:value-type="float" office:value="16906" calcext:value-type="float">
            <text:p>16906.00</text:p>
          </table:table-cell>
          <table:table-cell table:number-columns-repeated="3"/>
        </table:table-row>
        <table:table-row table:style-name="ro1">
          <table:table-cell table:formula="of:=[.A523] + 1" office:value-type="float" office:value="16907" calcext:value-type="float">
            <text:p>16907.00</text:p>
          </table:table-cell>
          <table:table-cell table:number-columns-repeated="3"/>
        </table:table-row>
        <table:table-row table:style-name="ro1">
          <table:table-cell table:formula="of:=[.A524] + 1" office:value-type="float" office:value="16908" calcext:value-type="float">
            <text:p>16908.00</text:p>
          </table:table-cell>
          <table:table-cell table:number-columns-repeated="3"/>
        </table:table-row>
        <table:table-row table:style-name="ro1">
          <table:table-cell table:formula="of:=[.A525] + 1" office:value-type="float" office:value="16909" calcext:value-type="float">
            <text:p>16909.00</text:p>
          </table:table-cell>
          <table:table-cell table:number-columns-repeated="3"/>
        </table:table-row>
        <table:table-row table:style-name="ro1">
          <table:table-cell table:formula="of:=[.A526] + 1" office:value-type="float" office:value="16910" calcext:value-type="float">
            <text:p>16910.00</text:p>
          </table:table-cell>
          <table:table-cell table:number-columns-repeated="3"/>
        </table:table-row>
        <table:table-row table:style-name="ro1">
          <table:table-cell table:formula="of:=[.A527] + 1" office:value-type="float" office:value="16911" calcext:value-type="float">
            <text:p>16911.00</text:p>
          </table:table-cell>
          <table:table-cell table:number-columns-repeated="3"/>
        </table:table-row>
        <table:table-row table:style-name="ro1">
          <table:table-cell table:formula="of:=[.A528] + 1" office:value-type="float" office:value="16912" calcext:value-type="float">
            <text:p>16912.00</text:p>
          </table:table-cell>
          <table:table-cell table:number-columns-repeated="3"/>
        </table:table-row>
        <table:table-row table:style-name="ro1">
          <table:table-cell table:formula="of:=[.A529] + 1" office:value-type="float" office:value="16913" calcext:value-type="float">
            <text:p>16913.00</text:p>
          </table:table-cell>
          <table:table-cell table:number-columns-repeated="3"/>
        </table:table-row>
        <table:table-row table:style-name="ro1">
          <table:table-cell table:formula="of:=[.A530] + 1" office:value-type="float" office:value="16914" calcext:value-type="float">
            <text:p>16914.00</text:p>
          </table:table-cell>
          <table:table-cell table:number-columns-repeated="3"/>
        </table:table-row>
        <table:table-row table:style-name="ro1">
          <table:table-cell table:formula="of:=[.A531] + 1" office:value-type="float" office:value="16915" calcext:value-type="float">
            <text:p>16915.00</text:p>
          </table:table-cell>
          <table:table-cell table:number-columns-repeated="3"/>
        </table:table-row>
        <table:table-row table:style-name="ro1">
          <table:table-cell table:formula="of:=[.A532] + 1" office:value-type="float" office:value="16916" calcext:value-type="float">
            <text:p>16916.00</text:p>
          </table:table-cell>
          <table:table-cell table:number-columns-repeated="3"/>
        </table:table-row>
        <table:table-row table:style-name="ro1">
          <table:table-cell table:formula="of:=[.A533] + 1" office:value-type="float" office:value="16917" calcext:value-type="float">
            <text:p>16917.00</text:p>
          </table:table-cell>
          <table:table-cell table:number-columns-repeated="3"/>
        </table:table-row>
        <table:table-row table:style-name="ro1">
          <table:table-cell table:formula="of:=[.A534] + 1" office:value-type="float" office:value="16918" calcext:value-type="float">
            <text:p>16918.00</text:p>
          </table:table-cell>
          <table:table-cell table:number-columns-repeated="3"/>
        </table:table-row>
        <table:table-row table:style-name="ro1">
          <table:table-cell table:formula="of:=[.A535] + 1" office:value-type="float" office:value="16919" calcext:value-type="float">
            <text:p>16919.00</text:p>
          </table:table-cell>
          <table:table-cell table:number-columns-repeated="3"/>
        </table:table-row>
        <table:table-row table:style-name="ro1">
          <table:table-cell table:formula="of:=[.A536] + 1" office:value-type="float" office:value="16920" calcext:value-type="float">
            <text:p>16920.00</text:p>
          </table:table-cell>
          <table:table-cell table:number-columns-repeated="3"/>
        </table:table-row>
        <table:table-row table:style-name="ro1">
          <table:table-cell table:formula="of:=[.A537] + 1" office:value-type="float" office:value="16921" calcext:value-type="float">
            <text:p>16921.00</text:p>
          </table:table-cell>
          <table:table-cell table:number-columns-repeated="3"/>
        </table:table-row>
        <table:table-row table:style-name="ro1">
          <table:table-cell table:formula="of:=[.A538] + 1" office:value-type="float" office:value="16922" calcext:value-type="float">
            <text:p>16922.00</text:p>
          </table:table-cell>
          <table:table-cell table:number-columns-repeated="3"/>
        </table:table-row>
        <table:table-row table:style-name="ro1">
          <table:table-cell table:formula="of:=[.A539] + 1" office:value-type="float" office:value="16923" calcext:value-type="float">
            <text:p>16923.00</text:p>
          </table:table-cell>
          <table:table-cell table:number-columns-repeated="3"/>
        </table:table-row>
        <table:table-row table:style-name="ro1">
          <table:table-cell table:formula="of:=[.A540] + 1" office:value-type="float" office:value="16924" calcext:value-type="float">
            <text:p>16924.00</text:p>
          </table:table-cell>
          <table:table-cell table:number-columns-repeated="3"/>
        </table:table-row>
        <table:table-row table:style-name="ro1">
          <table:table-cell table:formula="of:=[.A541] + 1" office:value-type="float" office:value="16925" calcext:value-type="float">
            <text:p>16925.00</text:p>
          </table:table-cell>
          <table:table-cell table:number-columns-repeated="3"/>
        </table:table-row>
        <table:table-row table:style-name="ro1">
          <table:table-cell table:formula="of:=[.A542] + 1" office:value-type="float" office:value="16926" calcext:value-type="float">
            <text:p>16926.00</text:p>
          </table:table-cell>
          <table:table-cell table:number-columns-repeated="3"/>
        </table:table-row>
        <table:table-row table:style-name="ro1">
          <table:table-cell table:formula="of:=[.A543] + 1" office:value-type="float" office:value="16927" calcext:value-type="float">
            <text:p>16927.00</text:p>
          </table:table-cell>
          <table:table-cell table:number-columns-repeated="3"/>
        </table:table-row>
        <table:table-row table:style-name="ro1">
          <table:table-cell table:formula="of:=[.A544] + 1" office:value-type="float" office:value="16928" calcext:value-type="float">
            <text:p>16928.00</text:p>
          </table:table-cell>
          <table:table-cell table:number-columns-repeated="3"/>
        </table:table-row>
        <table:table-row table:style-name="ro1">
          <table:table-cell table:formula="of:=[.A545] + 1" office:value-type="float" office:value="16929" calcext:value-type="float">
            <text:p>16929.00</text:p>
          </table:table-cell>
          <table:table-cell table:number-columns-repeated="3"/>
        </table:table-row>
        <table:table-row table:style-name="ro1">
          <table:table-cell table:formula="of:=[.A546] + 1" office:value-type="float" office:value="16930" calcext:value-type="float">
            <text:p>16930.00</text:p>
          </table:table-cell>
          <table:table-cell table:number-columns-repeated="3"/>
        </table:table-row>
        <table:table-row table:style-name="ro1">
          <table:table-cell table:formula="of:=[.A547] + 1" office:value-type="float" office:value="16931" calcext:value-type="float">
            <text:p>16931.00</text:p>
          </table:table-cell>
          <table:table-cell table:number-columns-repeated="3"/>
        </table:table-row>
        <table:table-row table:style-name="ro1">
          <table:table-cell table:formula="of:=[.A548] + 1" office:value-type="float" office:value="16932" calcext:value-type="float">
            <text:p>16932.00</text:p>
          </table:table-cell>
          <table:table-cell table:number-columns-repeated="3"/>
        </table:table-row>
        <table:table-row table:style-name="ro1">
          <table:table-cell table:formula="of:=[.A549] + 1" office:value-type="float" office:value="16933" calcext:value-type="float">
            <text:p>16933.00</text:p>
          </table:table-cell>
          <table:table-cell table:number-columns-repeated="3"/>
        </table:table-row>
        <table:table-row table:style-name="ro1">
          <table:table-cell table:formula="of:=[.A550] + 1" office:value-type="float" office:value="16934" calcext:value-type="float">
            <text:p>16934.00</text:p>
          </table:table-cell>
          <table:table-cell table:number-columns-repeated="3"/>
        </table:table-row>
        <table:table-row table:style-name="ro1">
          <table:table-cell table:formula="of:=[.A551] + 1" office:value-type="float" office:value="16935" calcext:value-type="float">
            <text:p>16935.00</text:p>
          </table:table-cell>
          <table:table-cell table:number-columns-repeated="3"/>
        </table:table-row>
        <table:table-row table:style-name="ro1">
          <table:table-cell table:formula="of:=[.A552] + 1" office:value-type="float" office:value="16936" calcext:value-type="float">
            <text:p>16936.00</text:p>
          </table:table-cell>
          <table:table-cell table:number-columns-repeated="3"/>
        </table:table-row>
        <table:table-row table:style-name="ro1">
          <table:table-cell table:formula="of:=[.A553] + 1" office:value-type="float" office:value="16937" calcext:value-type="float">
            <text:p>16937.00</text:p>
          </table:table-cell>
          <table:table-cell table:number-columns-repeated="3"/>
        </table:table-row>
        <table:table-row table:style-name="ro1">
          <table:table-cell table:formula="of:=[.A554] + 1" office:value-type="float" office:value="16938" calcext:value-type="float">
            <text:p>16938.00</text:p>
          </table:table-cell>
          <table:table-cell table:number-columns-repeated="3"/>
        </table:table-row>
        <table:table-row table:style-name="ro1">
          <table:table-cell table:formula="of:=[.A555] + 1" office:value-type="float" office:value="16939" calcext:value-type="float">
            <text:p>16939.00</text:p>
          </table:table-cell>
          <table:table-cell table:number-columns-repeated="3"/>
        </table:table-row>
        <table:table-row table:style-name="ro1">
          <table:table-cell table:formula="of:=[.A556] + 1" office:value-type="float" office:value="16940" calcext:value-type="float">
            <text:p>16940.00</text:p>
          </table:table-cell>
          <table:table-cell table:number-columns-repeated="3"/>
        </table:table-row>
        <table:table-row table:style-name="ro1">
          <table:table-cell table:formula="of:=[.A557] + 1" office:value-type="float" office:value="16941" calcext:value-type="float">
            <text:p>16941.00</text:p>
          </table:table-cell>
          <table:table-cell table:number-columns-repeated="3"/>
        </table:table-row>
        <table:table-row table:style-name="ro1">
          <table:table-cell table:formula="of:=[.A558] + 1" office:value-type="float" office:value="16942" calcext:value-type="float">
            <text:p>16942.00</text:p>
          </table:table-cell>
          <table:table-cell table:number-columns-repeated="3"/>
        </table:table-row>
        <table:table-row table:style-name="ro1">
          <table:table-cell table:formula="of:=[.A559] + 1" office:value-type="float" office:value="16943" calcext:value-type="float">
            <text:p>16943.00</text:p>
          </table:table-cell>
          <table:table-cell table:number-columns-repeated="3"/>
        </table:table-row>
        <table:table-row table:style-name="ro1">
          <table:table-cell table:formula="of:=[.A560] + 1" office:value-type="float" office:value="16944" calcext:value-type="float">
            <text:p>16944.00</text:p>
          </table:table-cell>
          <table:table-cell table:number-columns-repeated="3"/>
        </table:table-row>
        <table:table-row table:style-name="ro1">
          <table:table-cell table:formula="of:=[.A561] + 1" office:value-type="float" office:value="16945" calcext:value-type="float">
            <text:p>16945.00</text:p>
          </table:table-cell>
          <table:table-cell table:number-columns-repeated="3"/>
        </table:table-row>
        <table:table-row table:style-name="ro1">
          <table:table-cell table:formula="of:=[.A562] + 1" office:value-type="float" office:value="16946" calcext:value-type="float">
            <text:p>16946.00</text:p>
          </table:table-cell>
          <table:table-cell table:number-columns-repeated="3"/>
        </table:table-row>
        <table:table-row table:style-name="ro1">
          <table:table-cell table:formula="of:=[.A563] + 1" office:value-type="float" office:value="16947" calcext:value-type="float">
            <text:p>16947.00</text:p>
          </table:table-cell>
          <table:table-cell table:number-columns-repeated="3"/>
        </table:table-row>
        <table:table-row table:style-name="ro1">
          <table:table-cell table:formula="of:=[.A564] + 1" office:value-type="float" office:value="16948" calcext:value-type="float">
            <text:p>16948.00</text:p>
          </table:table-cell>
          <table:table-cell table:number-columns-repeated="3"/>
        </table:table-row>
        <table:table-row table:style-name="ro1">
          <table:table-cell table:formula="of:=[.A565] + 1" office:value-type="float" office:value="16949" calcext:value-type="float">
            <text:p>16949.00</text:p>
          </table:table-cell>
          <table:table-cell table:number-columns-repeated="3"/>
        </table:table-row>
        <table:table-row table:style-name="ro1">
          <table:table-cell table:formula="of:=[.A566] + 1" office:value-type="float" office:value="16950" calcext:value-type="float">
            <text:p>16950.00</text:p>
          </table:table-cell>
          <table:table-cell table:number-columns-repeated="3"/>
        </table:table-row>
        <table:table-row table:style-name="ro1">
          <table:table-cell table:formula="of:=[.A567] + 1" office:value-type="float" office:value="16951" calcext:value-type="float">
            <text:p>16951.00</text:p>
          </table:table-cell>
          <table:table-cell table:number-columns-repeated="3"/>
        </table:table-row>
        <table:table-row table:style-name="ro1">
          <table:table-cell table:formula="of:=[.A568] + 1" office:value-type="float" office:value="16952" calcext:value-type="float">
            <text:p>16952.00</text:p>
          </table:table-cell>
          <table:table-cell table:number-columns-repeated="3"/>
        </table:table-row>
        <table:table-row table:style-name="ro1">
          <table:table-cell table:formula="of:=[.A569] + 1" office:value-type="float" office:value="16953" calcext:value-type="float">
            <text:p>16953.00</text:p>
          </table:table-cell>
          <table:table-cell table:number-columns-repeated="3"/>
        </table:table-row>
        <table:table-row table:style-name="ro1">
          <table:table-cell table:formula="of:=[.A570] + 1" office:value-type="float" office:value="16954" calcext:value-type="float">
            <text:p>16954.00</text:p>
          </table:table-cell>
          <table:table-cell table:number-columns-repeated="3"/>
        </table:table-row>
        <table:table-row table:style-name="ro1">
          <table:table-cell table:formula="of:=[.A571] + 1" office:value-type="float" office:value="16955" calcext:value-type="float">
            <text:p>16955.00</text:p>
          </table:table-cell>
          <table:table-cell table:number-columns-repeated="3"/>
        </table:table-row>
        <table:table-row table:style-name="ro1">
          <table:table-cell table:formula="of:=[.A572] + 1" office:value-type="float" office:value="16956" calcext:value-type="float">
            <text:p>16956.00</text:p>
          </table:table-cell>
          <table:table-cell table:number-columns-repeated="3"/>
        </table:table-row>
        <table:table-row table:style-name="ro1">
          <table:table-cell table:formula="of:=[.A573] + 1" office:value-type="float" office:value="16957" calcext:value-type="float">
            <text:p>16957.00</text:p>
          </table:table-cell>
          <table:table-cell table:number-columns-repeated="3"/>
        </table:table-row>
        <table:table-row table:style-name="ro1">
          <table:table-cell table:formula="of:=[.A574] + 1" office:value-type="float" office:value="16958" calcext:value-type="float">
            <text:p>16958.00</text:p>
          </table:table-cell>
          <table:table-cell table:number-columns-repeated="3"/>
        </table:table-row>
        <table:table-row table:style-name="ro1">
          <table:table-cell table:formula="of:=[.A575] + 1" office:value-type="float" office:value="16959" calcext:value-type="float">
            <text:p>16959.00</text:p>
          </table:table-cell>
          <table:table-cell table:number-columns-repeated="3"/>
        </table:table-row>
        <table:table-row table:style-name="ro1">
          <table:table-cell table:formula="of:=[.A576] + 1" office:value-type="float" office:value="16960" calcext:value-type="float">
            <text:p>16960.00</text:p>
          </table:table-cell>
          <table:table-cell table:number-columns-repeated="3"/>
        </table:table-row>
        <table:table-row table:style-name="ro1">
          <table:table-cell table:formula="of:=[.A577] + 1" office:value-type="float" office:value="16961" calcext:value-type="float">
            <text:p>16961.00</text:p>
          </table:table-cell>
          <table:table-cell table:number-columns-repeated="3"/>
        </table:table-row>
        <table:table-row table:style-name="ro1">
          <table:table-cell table:formula="of:=[.A578] + 1" office:value-type="float" office:value="16962" calcext:value-type="float">
            <text:p>16962.00</text:p>
          </table:table-cell>
          <table:table-cell table:number-columns-repeated="3"/>
        </table:table-row>
        <table:table-row table:style-name="ro1">
          <table:table-cell table:formula="of:=[.A579] + 1" office:value-type="float" office:value="16963" calcext:value-type="float">
            <text:p>16963.00</text:p>
          </table:table-cell>
          <table:table-cell table:number-columns-repeated="3"/>
        </table:table-row>
        <table:table-row table:style-name="ro1">
          <table:table-cell table:formula="of:=[.A580] + 1" office:value-type="float" office:value="16964" calcext:value-type="float">
            <text:p>16964.00</text:p>
          </table:table-cell>
          <table:table-cell table:number-columns-repeated="3"/>
        </table:table-row>
        <table:table-row table:style-name="ro1">
          <table:table-cell table:formula="of:=[.A581] + 1" office:value-type="float" office:value="16965" calcext:value-type="float">
            <text:p>16965.00</text:p>
          </table:table-cell>
          <table:table-cell table:number-columns-repeated="3"/>
        </table:table-row>
        <table:table-row table:style-name="ro1">
          <table:table-cell table:formula="of:=[.A582] + 1" office:value-type="float" office:value="16966" calcext:value-type="float">
            <text:p>16966.00</text:p>
          </table:table-cell>
          <table:table-cell table:number-columns-repeated="3"/>
        </table:table-row>
        <table:table-row table:style-name="ro1">
          <table:table-cell table:formula="of:=[.A583] + 1" office:value-type="float" office:value="16967" calcext:value-type="float">
            <text:p>16967.00</text:p>
          </table:table-cell>
          <table:table-cell table:number-columns-repeated="3"/>
        </table:table-row>
        <table:table-row table:style-name="ro1">
          <table:table-cell table:formula="of:=[.A584] + 1" office:value-type="float" office:value="16968" calcext:value-type="float">
            <text:p>16968.00</text:p>
          </table:table-cell>
          <table:table-cell table:number-columns-repeated="3"/>
        </table:table-row>
        <table:table-row table:style-name="ro1">
          <table:table-cell table:formula="of:=[.A585] + 1" office:value-type="float" office:value="16969" calcext:value-type="float">
            <text:p>16969.00</text:p>
          </table:table-cell>
          <table:table-cell table:number-columns-repeated="3"/>
        </table:table-row>
        <table:table-row table:style-name="ro1">
          <table:table-cell table:formula="of:=[.A586] + 1" office:value-type="float" office:value="16970" calcext:value-type="float">
            <text:p>16970.00</text:p>
          </table:table-cell>
          <table:table-cell table:number-columns-repeated="3"/>
        </table:table-row>
        <table:table-row table:style-name="ro1">
          <table:table-cell table:formula="of:=[.A587] + 1" office:value-type="float" office:value="16971" calcext:value-type="float">
            <text:p>16971.00</text:p>
          </table:table-cell>
          <table:table-cell table:number-columns-repeated="3"/>
        </table:table-row>
        <table:table-row table:style-name="ro1">
          <table:table-cell table:formula="of:=[.A588] + 1" office:value-type="float" office:value="16972" calcext:value-type="float">
            <text:p>16972.00</text:p>
          </table:table-cell>
          <table:table-cell table:number-columns-repeated="3"/>
        </table:table-row>
        <table:table-row table:style-name="ro1">
          <table:table-cell table:formula="of:=[.A589] + 1" office:value-type="float" office:value="16973" calcext:value-type="float">
            <text:p>16973.00</text:p>
          </table:table-cell>
          <table:table-cell table:number-columns-repeated="3"/>
        </table:table-row>
        <table:table-row table:style-name="ro1">
          <table:table-cell table:formula="of:=[.A590] + 1" office:value-type="float" office:value="16974" calcext:value-type="float">
            <text:p>16974.00</text:p>
          </table:table-cell>
          <table:table-cell table:number-columns-repeated="3"/>
        </table:table-row>
        <table:table-row table:style-name="ro1">
          <table:table-cell table:formula="of:=[.A591] + 1" office:value-type="float" office:value="16975" calcext:value-type="float">
            <text:p>16975.00</text:p>
          </table:table-cell>
          <table:table-cell table:number-columns-repeated="3"/>
        </table:table-row>
        <table:table-row table:style-name="ro1">
          <table:table-cell table:formula="of:=[.A592] + 1" office:value-type="float" office:value="16976" calcext:value-type="float">
            <text:p>16976.00</text:p>
          </table:table-cell>
          <table:table-cell table:number-columns-repeated="3"/>
        </table:table-row>
        <table:table-row table:style-name="ro1">
          <table:table-cell table:formula="of:=[.A593] + 1" office:value-type="float" office:value="16977" calcext:value-type="float">
            <text:p>16977.00</text:p>
          </table:table-cell>
          <table:table-cell table:number-columns-repeated="3"/>
        </table:table-row>
        <table:table-row table:style-name="ro1">
          <table:table-cell table:formula="of:=[.A594] + 1" office:value-type="float" office:value="16978" calcext:value-type="float">
            <text:p>16978.00</text:p>
          </table:table-cell>
          <table:table-cell table:number-columns-repeated="3"/>
        </table:table-row>
        <table:table-row table:style-name="ro1">
          <table:table-cell table:formula="of:=[.A595] + 1" office:value-type="float" office:value="16979" calcext:value-type="float">
            <text:p>16979.00</text:p>
          </table:table-cell>
          <table:table-cell table:number-columns-repeated="3"/>
        </table:table-row>
        <table:table-row table:style-name="ro1">
          <table:table-cell table:formula="of:=[.A596] + 1" office:value-type="float" office:value="16980" calcext:value-type="float">
            <text:p>16980.00</text:p>
          </table:table-cell>
          <table:table-cell table:number-columns-repeated="3"/>
        </table:table-row>
        <table:table-row table:style-name="ro1">
          <table:table-cell table:formula="of:=[.A597] + 1" office:value-type="float" office:value="16981" calcext:value-type="float">
            <text:p>16981.00</text:p>
          </table:table-cell>
          <table:table-cell table:number-columns-repeated="3"/>
        </table:table-row>
        <table:table-row table:style-name="ro1">
          <table:table-cell table:formula="of:=[.A598] + 1" office:value-type="float" office:value="16982" calcext:value-type="float">
            <text:p>16982.00</text:p>
          </table:table-cell>
          <table:table-cell table:number-columns-repeated="3"/>
        </table:table-row>
        <table:table-row table:style-name="ro1">
          <table:table-cell table:formula="of:=[.A599] + 1" office:value-type="float" office:value="16983" calcext:value-type="float">
            <text:p>16983.00</text:p>
          </table:table-cell>
          <table:table-cell table:number-columns-repeated="3"/>
        </table:table-row>
        <table:table-row table:style-name="ro1">
          <table:table-cell table:formula="of:=[.A600] + 1" office:value-type="float" office:value="16984" calcext:value-type="float">
            <text:p>16984.00</text:p>
          </table:table-cell>
          <table:table-cell table:number-columns-repeated="3"/>
        </table:table-row>
        <table:table-row table:style-name="ro1">
          <table:table-cell table:formula="of:=[.A601] + 1" office:value-type="float" office:value="16985" calcext:value-type="float">
            <text:p>16985.00</text:p>
          </table:table-cell>
          <table:table-cell table:number-columns-repeated="3"/>
        </table:table-row>
        <table:table-row table:style-name="ro1">
          <table:table-cell table:formula="of:=[.A602] + 1" office:value-type="float" office:value="16986" calcext:value-type="float">
            <text:p>16986.00</text:p>
          </table:table-cell>
          <table:table-cell table:number-columns-repeated="3"/>
        </table:table-row>
        <table:table-row table:style-name="ro1">
          <table:table-cell table:formula="of:=[.A603] + 1" office:value-type="float" office:value="16987" calcext:value-type="float">
            <text:p>16987.00</text:p>
          </table:table-cell>
          <table:table-cell table:number-columns-repeated="3"/>
        </table:table-row>
        <table:table-row table:style-name="ro1">
          <table:table-cell table:formula="of:=[.A604] + 1" office:value-type="float" office:value="16988" calcext:value-type="float">
            <text:p>16988.00</text:p>
          </table:table-cell>
          <table:table-cell table:number-columns-repeated="3"/>
        </table:table-row>
        <table:table-row table:style-name="ro1">
          <table:table-cell table:formula="of:=[.A605] + 1" office:value-type="float" office:value="16989" calcext:value-type="float">
            <text:p>16989.00</text:p>
          </table:table-cell>
          <table:table-cell table:number-columns-repeated="3"/>
        </table:table-row>
        <table:table-row table:style-name="ro1">
          <table:table-cell table:formula="of:=[.A606] + 1" office:value-type="float" office:value="16990" calcext:value-type="float">
            <text:p>16990.00</text:p>
          </table:table-cell>
          <table:table-cell table:number-columns-repeated="3"/>
        </table:table-row>
        <table:table-row table:style-name="ro1">
          <table:table-cell table:formula="of:=[.A607] + 1" office:value-type="float" office:value="16991" calcext:value-type="float">
            <text:p>16991.00</text:p>
          </table:table-cell>
          <table:table-cell table:number-columns-repeated="3"/>
        </table:table-row>
        <table:table-row table:style-name="ro1">
          <table:table-cell table:formula="of:=[.A608] + 1" office:value-type="float" office:value="16992" calcext:value-type="float">
            <text:p>16992.00</text:p>
          </table:table-cell>
          <table:table-cell table:number-columns-repeated="3"/>
        </table:table-row>
        <table:table-row table:style-name="ro1">
          <table:table-cell table:formula="of:=[.A609] + 1" office:value-type="float" office:value="16993" calcext:value-type="float">
            <text:p>16993.00</text:p>
          </table:table-cell>
          <table:table-cell table:number-columns-repeated="3"/>
        </table:table-row>
        <table:table-row table:style-name="ro1">
          <table:table-cell table:formula="of:=[.A610] + 1" office:value-type="float" office:value="16994" calcext:value-type="float">
            <text:p>16994.00</text:p>
          </table:table-cell>
          <table:table-cell table:number-columns-repeated="3"/>
        </table:table-row>
        <table:table-row table:style-name="ro1">
          <table:table-cell table:formula="of:=[.A611] + 1" office:value-type="float" office:value="16995" calcext:value-type="float">
            <text:p>16995.00</text:p>
          </table:table-cell>
          <table:table-cell table:number-columns-repeated="3"/>
        </table:table-row>
        <table:table-row table:style-name="ro1">
          <table:table-cell table:formula="of:=[.A612] + 1" office:value-type="float" office:value="16996" calcext:value-type="float">
            <text:p>16996.00</text:p>
          </table:table-cell>
          <table:table-cell table:number-columns-repeated="3"/>
        </table:table-row>
        <table:table-row table:style-name="ro1">
          <table:table-cell table:formula="of:=[.A613] + 1" office:value-type="float" office:value="16997" calcext:value-type="float">
            <text:p>16997.00</text:p>
          </table:table-cell>
          <table:table-cell table:number-columns-repeated="3"/>
        </table:table-row>
        <table:table-row table:style-name="ro1">
          <table:table-cell table:formula="of:=[.A614] + 1" office:value-type="float" office:value="16998" calcext:value-type="float">
            <text:p>16998.00</text:p>
          </table:table-cell>
          <table:table-cell table:number-columns-repeated="3"/>
        </table:table-row>
        <table:table-row table:style-name="ro1">
          <table:table-cell table:formula="of:=[.A615] + 1" office:value-type="float" office:value="16999" calcext:value-type="float">
            <text:p>16999.00</text:p>
          </table:table-cell>
          <table:table-cell table:number-columns-repeated="3"/>
        </table:table-row>
        <table:table-row table:style-name="ro1">
          <table:table-cell table:formula="of:=[.A616] + 1" office:value-type="float" office:value="17000" calcext:value-type="float">
            <text:p>17000.00</text:p>
          </table:table-cell>
          <table:table-cell table:number-columns-repeated="3"/>
        </table:table-row>
        <table:table-row table:style-name="ro1">
          <table:table-cell table:formula="of:=[.A617] + 1" office:value-type="float" office:value="17001" calcext:value-type="float">
            <text:p>17001.00</text:p>
          </table:table-cell>
          <table:table-cell table:number-columns-repeated="3"/>
        </table:table-row>
        <table:table-row table:style-name="ro1">
          <table:table-cell table:formula="of:=[.A618] + 1" office:value-type="float" office:value="17002" calcext:value-type="float">
            <text:p>17002.00</text:p>
          </table:table-cell>
          <table:table-cell table:number-columns-repeated="3"/>
        </table:table-row>
        <table:table-row table:style-name="ro1">
          <table:table-cell table:formula="of:=[.A619] + 1" office:value-type="float" office:value="17003" calcext:value-type="float">
            <text:p>17003.00</text:p>
          </table:table-cell>
          <table:table-cell table:number-columns-repeated="3"/>
        </table:table-row>
        <table:table-row table:style-name="ro1">
          <table:table-cell table:formula="of:=[.A620] + 1" office:value-type="float" office:value="17004" calcext:value-type="float">
            <text:p>17004.00</text:p>
          </table:table-cell>
          <table:table-cell table:number-columns-repeated="3"/>
        </table:table-row>
        <table:table-row table:style-name="ro1">
          <table:table-cell table:formula="of:=[.A621] + 1" office:value-type="float" office:value="17005" calcext:value-type="float">
            <text:p>17005.00</text:p>
          </table:table-cell>
          <table:table-cell table:number-columns-repeated="3"/>
        </table:table-row>
        <table:table-row table:style-name="ro1">
          <table:table-cell table:formula="of:=[.A622] + 1" office:value-type="float" office:value="17006" calcext:value-type="float">
            <text:p>17006.00</text:p>
          </table:table-cell>
          <table:table-cell table:number-columns-repeated="3"/>
        </table:table-row>
        <table:table-row table:style-name="ro1">
          <table:table-cell table:formula="of:=[.A623] + 1" office:value-type="float" office:value="17007" calcext:value-type="float">
            <text:p>17007.00</text:p>
          </table:table-cell>
          <table:table-cell table:number-columns-repeated="3"/>
        </table:table-row>
        <table:table-row table:style-name="ro1">
          <table:table-cell table:formula="of:=[.A624] + 1" office:value-type="float" office:value="17008" calcext:value-type="float">
            <text:p>17008.00</text:p>
          </table:table-cell>
          <table:table-cell table:number-columns-repeated="3"/>
        </table:table-row>
        <table:table-row table:style-name="ro1">
          <table:table-cell table:formula="of:=[.A625] + 1" office:value-type="float" office:value="17009" calcext:value-type="float">
            <text:p>17009.00</text:p>
          </table:table-cell>
          <table:table-cell table:number-columns-repeated="3"/>
        </table:table-row>
        <table:table-row table:style-name="ro1">
          <table:table-cell table:formula="of:=[.A626] + 1" office:value-type="float" office:value="17010" calcext:value-type="float">
            <text:p>17010.00</text:p>
          </table:table-cell>
          <table:table-cell table:number-columns-repeated="3"/>
        </table:table-row>
        <table:table-row table:style-name="ro1">
          <table:table-cell table:formula="of:=[.A627] + 1" office:value-type="float" office:value="17011" calcext:value-type="float">
            <text:p>17011.00</text:p>
          </table:table-cell>
          <table:table-cell table:number-columns-repeated="3"/>
        </table:table-row>
        <table:table-row table:style-name="ro1">
          <table:table-cell table:formula="of:=[.A628] + 1" office:value-type="float" office:value="17012" calcext:value-type="float">
            <text:p>17012.00</text:p>
          </table:table-cell>
          <table:table-cell table:number-columns-repeated="3"/>
        </table:table-row>
        <table:table-row table:style-name="ro1">
          <table:table-cell table:formula="of:=[.A629] + 1" office:value-type="float" office:value="17013" calcext:value-type="float">
            <text:p>17013.00</text:p>
          </table:table-cell>
          <table:table-cell table:number-columns-repeated="3"/>
        </table:table-row>
        <table:table-row table:style-name="ro1">
          <table:table-cell table:formula="of:=[.A630] + 1" office:value-type="float" office:value="17014" calcext:value-type="float">
            <text:p>17014.00</text:p>
          </table:table-cell>
          <table:table-cell table:number-columns-repeated="3"/>
        </table:table-row>
        <table:table-row table:style-name="ro1">
          <table:table-cell table:formula="of:=[.A631] + 1" office:value-type="float" office:value="17015" calcext:value-type="float">
            <text:p>17015.00</text:p>
          </table:table-cell>
          <table:table-cell table:number-columns-repeated="3"/>
        </table:table-row>
        <table:table-row table:style-name="ro1">
          <table:table-cell table:formula="of:=[.A632] + 1" office:value-type="float" office:value="17016" calcext:value-type="float">
            <text:p>17016.00</text:p>
          </table:table-cell>
          <table:table-cell table:number-columns-repeated="3"/>
        </table:table-row>
        <table:table-row table:style-name="ro1">
          <table:table-cell table:formula="of:=[.A633] + 1" office:value-type="float" office:value="17017" calcext:value-type="float">
            <text:p>17017.00</text:p>
          </table:table-cell>
          <table:table-cell table:number-columns-repeated="3"/>
        </table:table-row>
        <table:table-row table:style-name="ro1">
          <table:table-cell table:formula="of:=[.A634] + 1" office:value-type="float" office:value="17018" calcext:value-type="float">
            <text:p>17018.00</text:p>
          </table:table-cell>
          <table:table-cell table:number-columns-repeated="3"/>
        </table:table-row>
        <table:table-row table:style-name="ro1">
          <table:table-cell table:formula="of:=[.A635] + 1" office:value-type="float" office:value="17019" calcext:value-type="float">
            <text:p>17019.00</text:p>
          </table:table-cell>
          <table:table-cell table:number-columns-repeated="3"/>
        </table:table-row>
        <table:table-row table:style-name="ro1">
          <table:table-cell table:formula="of:=[.A636] + 1" office:value-type="float" office:value="17020" calcext:value-type="float">
            <text:p>17020.00</text:p>
          </table:table-cell>
          <table:table-cell table:number-columns-repeated="3"/>
        </table:table-row>
        <table:table-row table:style-name="ro1">
          <table:table-cell table:formula="of:=[.A637] + 1" office:value-type="float" office:value="17021" calcext:value-type="float">
            <text:p>17021.00</text:p>
          </table:table-cell>
          <table:table-cell table:number-columns-repeated="3"/>
        </table:table-row>
        <table:table-row table:style-name="ro1">
          <table:table-cell table:formula="of:=[.A638] + 1" office:value-type="float" office:value="17022" calcext:value-type="float">
            <text:p>17022.00</text:p>
          </table:table-cell>
          <table:table-cell table:number-columns-repeated="3"/>
        </table:table-row>
        <table:table-row table:style-name="ro1">
          <table:table-cell table:formula="of:=[.A639] + 1" office:value-type="float" office:value="17023" calcext:value-type="float">
            <text:p>17023.00</text:p>
          </table:table-cell>
          <table:table-cell table:number-columns-repeated="3"/>
        </table:table-row>
        <table:table-row table:style-name="ro1">
          <table:table-cell table:formula="of:=[.A640] + 1" office:value-type="float" office:value="17024" calcext:value-type="float">
            <text:p>17024.00</text:p>
          </table:table-cell>
          <table:table-cell table:number-columns-repeated="3"/>
        </table:table-row>
        <table:table-row table:style-name="ro1">
          <table:table-cell table:formula="of:=[.A641] + 1" office:value-type="float" office:value="17025" calcext:value-type="float">
            <text:p>17025.00</text:p>
          </table:table-cell>
          <table:table-cell table:number-columns-repeated="3"/>
        </table:table-row>
        <table:table-row table:style-name="ro1">
          <table:table-cell table:formula="of:=[.A642] + 1" office:value-type="float" office:value="17026" calcext:value-type="float">
            <text:p>17026.00</text:p>
          </table:table-cell>
          <table:table-cell table:number-columns-repeated="3"/>
        </table:table-row>
        <table:table-row table:style-name="ro1">
          <table:table-cell table:formula="of:=[.A643] + 1" office:value-type="float" office:value="17027" calcext:value-type="float">
            <text:p>17027.00</text:p>
          </table:table-cell>
          <table:table-cell table:number-columns-repeated="3"/>
        </table:table-row>
        <table:table-row table:style-name="ro1">
          <table:table-cell table:formula="of:=[.A644] + 1" office:value-type="float" office:value="17028" calcext:value-type="float">
            <text:p>17028.00</text:p>
          </table:table-cell>
          <table:table-cell table:number-columns-repeated="3"/>
        </table:table-row>
        <table:table-row table:style-name="ro1">
          <table:table-cell table:formula="of:=[.A645] + 1" office:value-type="float" office:value="17029" calcext:value-type="float">
            <text:p>17029.00</text:p>
          </table:table-cell>
          <table:table-cell table:number-columns-repeated="3"/>
        </table:table-row>
        <table:table-row table:style-name="ro1">
          <table:table-cell table:formula="of:=[.A646] + 1" office:value-type="float" office:value="17030" calcext:value-type="float">
            <text:p>17030.00</text:p>
          </table:table-cell>
          <table:table-cell table:number-columns-repeated="3"/>
        </table:table-row>
        <table:table-row table:style-name="ro1">
          <table:table-cell table:formula="of:=[.A647] + 1" office:value-type="float" office:value="17031" calcext:value-type="float">
            <text:p>17031.00</text:p>
          </table:table-cell>
          <table:table-cell table:number-columns-repeated="3"/>
        </table:table-row>
        <table:table-row table:style-name="ro1">
          <table:table-cell table:formula="of:=[.A648] + 1" office:value-type="float" office:value="17032" calcext:value-type="float">
            <text:p>17032.00</text:p>
          </table:table-cell>
          <table:table-cell table:number-columns-repeated="3"/>
        </table:table-row>
        <table:table-row table:style-name="ro1">
          <table:table-cell table:formula="of:=[.A649] + 1" office:value-type="float" office:value="17033" calcext:value-type="float">
            <text:p>17033.00</text:p>
          </table:table-cell>
          <table:table-cell table:number-columns-repeated="3"/>
        </table:table-row>
        <table:table-row table:style-name="ro1">
          <table:table-cell table:formula="of:=[.A650] + 1" office:value-type="float" office:value="17034" calcext:value-type="float">
            <text:p>17034.00</text:p>
          </table:table-cell>
          <table:table-cell table:number-columns-repeated="3"/>
        </table:table-row>
        <table:table-row table:style-name="ro1">
          <table:table-cell table:formula="of:=[.A651] + 1" office:value-type="float" office:value="17035" calcext:value-type="float">
            <text:p>17035.00</text:p>
          </table:table-cell>
          <table:table-cell table:number-columns-repeated="3"/>
        </table:table-row>
        <table:table-row table:style-name="ro1">
          <table:table-cell table:formula="of:=[.A652] + 1" office:value-type="float" office:value="17036" calcext:value-type="float">
            <text:p>17036.00</text:p>
          </table:table-cell>
          <table:table-cell table:number-columns-repeated="3"/>
        </table:table-row>
        <table:table-row table:style-name="ro1">
          <table:table-cell table:formula="of:=[.A653] + 1" office:value-type="float" office:value="17037" calcext:value-type="float">
            <text:p>17037.00</text:p>
          </table:table-cell>
          <table:table-cell table:number-columns-repeated="3"/>
        </table:table-row>
        <table:table-row table:style-name="ro1">
          <table:table-cell table:formula="of:=[.A654] + 1" office:value-type="float" office:value="17038" calcext:value-type="float">
            <text:p>17038.00</text:p>
          </table:table-cell>
          <table:table-cell table:number-columns-repeated="3"/>
        </table:table-row>
        <table:table-row table:style-name="ro1">
          <table:table-cell table:formula="of:=[.A655] + 1" office:value-type="float" office:value="17039" calcext:value-type="float">
            <text:p>17039.00</text:p>
          </table:table-cell>
          <table:table-cell table:number-columns-repeated="3"/>
        </table:table-row>
        <table:table-row table:style-name="ro1">
          <table:table-cell table:formula="of:=[.A656] + 1" office:value-type="float" office:value="17040" calcext:value-type="float">
            <text:p>17040.00</text:p>
          </table:table-cell>
          <table:table-cell table:number-columns-repeated="3"/>
        </table:table-row>
        <table:table-row table:style-name="ro1">
          <table:table-cell table:formula="of:=[.A657] + 1" office:value-type="float" office:value="17041" calcext:value-type="float">
            <text:p>17041.00</text:p>
          </table:table-cell>
          <table:table-cell table:number-columns-repeated="3"/>
        </table:table-row>
        <table:table-row table:style-name="ro1">
          <table:table-cell table:formula="of:=[.A658] + 1" office:value-type="float" office:value="17042" calcext:value-type="float">
            <text:p>17042.00</text:p>
          </table:table-cell>
          <table:table-cell table:number-columns-repeated="3"/>
        </table:table-row>
        <table:table-row table:style-name="ro1">
          <table:table-cell table:formula="of:=[.A659] + 1" office:value-type="float" office:value="17043" calcext:value-type="float">
            <text:p>17043.00</text:p>
          </table:table-cell>
          <table:table-cell table:number-columns-repeated="3"/>
        </table:table-row>
        <table:table-row table:style-name="ro1">
          <table:table-cell table:formula="of:=[.A660] + 1" office:value-type="float" office:value="17044" calcext:value-type="float">
            <text:p>17044.00</text:p>
          </table:table-cell>
          <table:table-cell table:number-columns-repeated="3"/>
        </table:table-row>
        <table:table-row table:style-name="ro1">
          <table:table-cell table:formula="of:=[.A661] + 1" office:value-type="float" office:value="17045" calcext:value-type="float">
            <text:p>17045.00</text:p>
          </table:table-cell>
          <table:table-cell table:number-columns-repeated="3"/>
        </table:table-row>
        <table:table-row table:style-name="ro1">
          <table:table-cell table:formula="of:=[.A662] + 1" office:value-type="float" office:value="17046" calcext:value-type="float">
            <text:p>17046.00</text:p>
          </table:table-cell>
          <table:table-cell table:number-columns-repeated="3"/>
        </table:table-row>
        <table:table-row table:style-name="ro1">
          <table:table-cell table:formula="of:=[.A663] + 1" office:value-type="float" office:value="17047" calcext:value-type="float">
            <text:p>17047.00</text:p>
          </table:table-cell>
          <table:table-cell table:number-columns-repeated="3"/>
        </table:table-row>
        <table:table-row table:style-name="ro1">
          <table:table-cell table:formula="of:=[.A664] + 1" office:value-type="float" office:value="17048" calcext:value-type="float">
            <text:p>17048.00</text:p>
          </table:table-cell>
          <table:table-cell table:number-columns-repeated="3"/>
        </table:table-row>
        <table:table-row table:style-name="ro1">
          <table:table-cell table:formula="of:=[.A665] + 1" office:value-type="float" office:value="17049" calcext:value-type="float">
            <text:p>17049.00</text:p>
          </table:table-cell>
          <table:table-cell table:number-columns-repeated="3"/>
        </table:table-row>
        <table:table-row table:style-name="ro1">
          <table:table-cell table:formula="of:=[.A666] + 1" office:value-type="float" office:value="17050" calcext:value-type="float">
            <text:p>17050.00</text:p>
          </table:table-cell>
          <table:table-cell table:number-columns-repeated="3"/>
        </table:table-row>
        <table:table-row table:style-name="ro1">
          <table:table-cell table:formula="of:=[.A667] + 1" office:value-type="float" office:value="17051" calcext:value-type="float">
            <text:p>17051.00</text:p>
          </table:table-cell>
          <table:table-cell table:number-columns-repeated="3"/>
        </table:table-row>
        <table:table-row table:style-name="ro1">
          <table:table-cell table:formula="of:=[.A668] + 1" office:value-type="float" office:value="17052" calcext:value-type="float">
            <text:p>17052.00</text:p>
          </table:table-cell>
          <table:table-cell table:number-columns-repeated="3"/>
        </table:table-row>
        <table:table-row table:style-name="ro1">
          <table:table-cell table:formula="of:=[.A669] + 1" office:value-type="float" office:value="17053" calcext:value-type="float">
            <text:p>17053.00</text:p>
          </table:table-cell>
          <table:table-cell table:number-columns-repeated="3"/>
        </table:table-row>
        <table:table-row table:style-name="ro1">
          <table:table-cell table:formula="of:=[.A670] + 1" office:value-type="float" office:value="17054" calcext:value-type="float">
            <text:p>17054.00</text:p>
          </table:table-cell>
          <table:table-cell table:number-columns-repeated="3"/>
        </table:table-row>
        <table:table-row table:style-name="ro1">
          <table:table-cell table:formula="of:=[.A671] + 1" office:value-type="float" office:value="17055" calcext:value-type="float">
            <text:p>17055.00</text:p>
          </table:table-cell>
          <table:table-cell table:number-columns-repeated="3"/>
        </table:table-row>
        <table:table-row table:style-name="ro1">
          <table:table-cell table:formula="of:=[.A672] + 1" office:value-type="float" office:value="17056" calcext:value-type="float">
            <text:p>17056.00</text:p>
          </table:table-cell>
          <table:table-cell table:number-columns-repeated="3"/>
        </table:table-row>
        <table:table-row table:style-name="ro1">
          <table:table-cell table:formula="of:=[.A673] + 1" office:value-type="float" office:value="17057" calcext:value-type="float">
            <text:p>17057.00</text:p>
          </table:table-cell>
          <table:table-cell table:number-columns-repeated="3"/>
        </table:table-row>
        <table:table-row table:style-name="ro1">
          <table:table-cell table:formula="of:=[.A674] + 1" office:value-type="float" office:value="17058" calcext:value-type="float">
            <text:p>17058.00</text:p>
          </table:table-cell>
          <table:table-cell table:number-columns-repeated="3"/>
        </table:table-row>
        <table:table-row table:style-name="ro1">
          <table:table-cell table:formula="of:=[.A675] + 1" office:value-type="float" office:value="17059" calcext:value-type="float">
            <text:p>17059.00</text:p>
          </table:table-cell>
          <table:table-cell table:number-columns-repeated="3"/>
        </table:table-row>
        <table:table-row table:style-name="ro1">
          <table:table-cell table:formula="of:=[.A676] + 1" office:value-type="float" office:value="17060" calcext:value-type="float">
            <text:p>17060.00</text:p>
          </table:table-cell>
          <table:table-cell table:number-columns-repeated="3"/>
        </table:table-row>
        <table:table-row table:style-name="ro1">
          <table:table-cell table:formula="of:=[.A677] + 1" office:value-type="float" office:value="17061" calcext:value-type="float">
            <text:p>17061.00</text:p>
          </table:table-cell>
          <table:table-cell table:number-columns-repeated="3"/>
        </table:table-row>
        <table:table-row table:style-name="ro1">
          <table:table-cell table:formula="of:=[.A678] + 1" office:value-type="float" office:value="17062" calcext:value-type="float">
            <text:p>17062.00</text:p>
          </table:table-cell>
          <table:table-cell table:number-columns-repeated="3"/>
        </table:table-row>
        <table:table-row table:style-name="ro1">
          <table:table-cell table:formula="of:=[.A679] + 1" office:value-type="float" office:value="17063" calcext:value-type="float">
            <text:p>17063.00</text:p>
          </table:table-cell>
          <table:table-cell table:number-columns-repeated="3"/>
        </table:table-row>
        <table:table-row table:style-name="ro1">
          <table:table-cell table:formula="of:=[.A680] + 1" office:value-type="float" office:value="17064" calcext:value-type="float">
            <text:p>17064.00</text:p>
          </table:table-cell>
          <table:table-cell table:number-columns-repeated="3"/>
        </table:table-row>
        <table:table-row table:style-name="ro1">
          <table:table-cell table:formula="of:=[.A681] + 1" office:value-type="float" office:value="17065" calcext:value-type="float">
            <text:p>17065.00</text:p>
          </table:table-cell>
          <table:table-cell table:number-columns-repeated="3"/>
        </table:table-row>
        <table:table-row table:style-name="ro1">
          <table:table-cell table:formula="of:=[.A682] + 1" office:value-type="float" office:value="17066" calcext:value-type="float">
            <text:p>17066.00</text:p>
          </table:table-cell>
          <table:table-cell table:number-columns-repeated="3"/>
        </table:table-row>
        <table:table-row table:style-name="ro1">
          <table:table-cell table:formula="of:=[.A683] + 1" office:value-type="float" office:value="17067" calcext:value-type="float">
            <text:p>17067.00</text:p>
          </table:table-cell>
          <table:table-cell table:number-columns-repeated="3"/>
        </table:table-row>
        <table:table-row table:style-name="ro1">
          <table:table-cell table:formula="of:=[.A684] + 1" office:value-type="float" office:value="17068" calcext:value-type="float">
            <text:p>17068.00</text:p>
          </table:table-cell>
          <table:table-cell table:number-columns-repeated="3"/>
        </table:table-row>
        <table:table-row table:style-name="ro1">
          <table:table-cell table:formula="of:=[.A685] + 1" office:value-type="float" office:value="17069" calcext:value-type="float">
            <text:p>17069.00</text:p>
          </table:table-cell>
          <table:table-cell table:number-columns-repeated="3"/>
        </table:table-row>
        <table:table-row table:style-name="ro1">
          <table:table-cell table:formula="of:=[.A686] + 1" office:value-type="float" office:value="17070" calcext:value-type="float">
            <text:p>17070.00</text:p>
          </table:table-cell>
          <table:table-cell table:number-columns-repeated="3"/>
        </table:table-row>
        <table:table-row table:style-name="ro1">
          <table:table-cell table:formula="of:=[.A687] + 1" office:value-type="float" office:value="17071" calcext:value-type="float">
            <text:p>17071.00</text:p>
          </table:table-cell>
          <table:table-cell table:number-columns-repeated="3"/>
        </table:table-row>
        <table:table-row table:style-name="ro1">
          <table:table-cell table:formula="of:=[.A688] + 1" office:value-type="float" office:value="17072" calcext:value-type="float">
            <text:p>17072.00</text:p>
          </table:table-cell>
          <table:table-cell table:number-columns-repeated="3"/>
        </table:table-row>
        <table:table-row table:style-name="ro1">
          <table:table-cell table:formula="of:=[.A689] + 1" office:value-type="float" office:value="17073" calcext:value-type="float">
            <text:p>17073.00</text:p>
          </table:table-cell>
          <table:table-cell table:number-columns-repeated="3"/>
        </table:table-row>
        <table:table-row table:style-name="ro1">
          <table:table-cell table:formula="of:=[.A690] + 1" office:value-type="float" office:value="17074" calcext:value-type="float">
            <text:p>17074.00</text:p>
          </table:table-cell>
          <table:table-cell table:number-columns-repeated="3"/>
        </table:table-row>
        <table:table-row table:style-name="ro1">
          <table:table-cell table:formula="of:=[.A691] + 1" office:value-type="float" office:value="17075" calcext:value-type="float">
            <text:p>17075.00</text:p>
          </table:table-cell>
          <table:table-cell table:number-columns-repeated="3"/>
        </table:table-row>
        <table:table-row table:style-name="ro1">
          <table:table-cell table:formula="of:=[.A692] + 1" office:value-type="float" office:value="17076" calcext:value-type="float">
            <text:p>17076.00</text:p>
          </table:table-cell>
          <table:table-cell table:number-columns-repeated="3"/>
        </table:table-row>
        <table:table-row table:style-name="ro1">
          <table:table-cell table:formula="of:=[.A693] + 1" office:value-type="float" office:value="17077" calcext:value-type="float">
            <text:p>17077.00</text:p>
          </table:table-cell>
          <table:table-cell table:number-columns-repeated="3"/>
        </table:table-row>
        <table:table-row table:style-name="ro1">
          <table:table-cell table:formula="of:=[.A694] + 1" office:value-type="float" office:value="17078" calcext:value-type="float">
            <text:p>17078.00</text:p>
          </table:table-cell>
          <table:table-cell table:number-columns-repeated="3"/>
        </table:table-row>
        <table:table-row table:style-name="ro1">
          <table:table-cell table:formula="of:=[.A695] + 1" office:value-type="float" office:value="17079" calcext:value-type="float">
            <text:p>17079.00</text:p>
          </table:table-cell>
          <table:table-cell table:number-columns-repeated="3"/>
        </table:table-row>
        <table:table-row table:style-name="ro1">
          <table:table-cell table:formula="of:=[.A696] + 1" office:value-type="float" office:value="17080" calcext:value-type="float">
            <text:p>17080.00</text:p>
          </table:table-cell>
          <table:table-cell table:number-columns-repeated="3"/>
        </table:table-row>
        <table:table-row table:style-name="ro1">
          <table:table-cell table:formula="of:=[.A697] + 1" office:value-type="float" office:value="17081" calcext:value-type="float">
            <text:p>17081.00</text:p>
          </table:table-cell>
          <table:table-cell table:number-columns-repeated="3"/>
        </table:table-row>
        <table:table-row table:style-name="ro1">
          <table:table-cell table:formula="of:=[.A698] + 1" office:value-type="float" office:value="17082" calcext:value-type="float">
            <text:p>17082.00</text:p>
          </table:table-cell>
          <table:table-cell table:number-columns-repeated="3"/>
        </table:table-row>
        <table:table-row table:style-name="ro1">
          <table:table-cell table:formula="of:=[.A699] + 1" office:value-type="float" office:value="17083" calcext:value-type="float">
            <text:p>17083.00</text:p>
          </table:table-cell>
          <table:table-cell table:number-columns-repeated="3"/>
        </table:table-row>
        <table:table-row table:style-name="ro1">
          <table:table-cell table:formula="of:=[.A700] + 1" office:value-type="float" office:value="17084" calcext:value-type="float">
            <text:p>17084.00</text:p>
          </table:table-cell>
          <table:table-cell table:number-columns-repeated="3"/>
        </table:table-row>
        <table:table-row table:style-name="ro1">
          <table:table-cell table:formula="of:=[.A701] + 1" office:value-type="float" office:value="17085" calcext:value-type="float">
            <text:p>17085.00</text:p>
          </table:table-cell>
          <table:table-cell table:number-columns-repeated="3"/>
        </table:table-row>
        <table:table-row table:style-name="ro1">
          <table:table-cell table:formula="of:=[.A702] + 1" office:value-type="float" office:value="17086" calcext:value-type="float">
            <text:p>17086.00</text:p>
          </table:table-cell>
          <table:table-cell table:number-columns-repeated="3"/>
        </table:table-row>
        <table:table-row table:style-name="ro1">
          <table:table-cell table:formula="of:=[.A703] + 1" office:value-type="float" office:value="17087" calcext:value-type="float">
            <text:p>17087.00</text:p>
          </table:table-cell>
          <table:table-cell table:number-columns-repeated="3"/>
        </table:table-row>
        <table:table-row table:style-name="ro1">
          <table:table-cell table:formula="of:=[.A704] + 1" office:value-type="float" office:value="17088" calcext:value-type="float">
            <text:p>17088.00</text:p>
          </table:table-cell>
          <table:table-cell table:number-columns-repeated="3"/>
        </table:table-row>
        <table:table-row table:style-name="ro1">
          <table:table-cell table:formula="of:=[.A705] + 1" office:value-type="float" office:value="17089" calcext:value-type="float">
            <text:p>17089.00</text:p>
          </table:table-cell>
          <table:table-cell table:number-columns-repeated="3"/>
        </table:table-row>
        <table:table-row table:style-name="ro1">
          <table:table-cell table:formula="of:=[.A706] + 1" office:value-type="float" office:value="17090" calcext:value-type="float">
            <text:p>17090.00</text:p>
          </table:table-cell>
          <table:table-cell table:number-columns-repeated="3"/>
        </table:table-row>
        <table:table-row table:style-name="ro1">
          <table:table-cell table:formula="of:=[.A707] + 1" office:value-type="float" office:value="17091" calcext:value-type="float">
            <text:p>17091.00</text:p>
          </table:table-cell>
          <table:table-cell table:number-columns-repeated="3"/>
        </table:table-row>
        <table:table-row table:style-name="ro1">
          <table:table-cell table:formula="of:=[.A708] + 1" office:value-type="float" office:value="17092" calcext:value-type="float">
            <text:p>17092.00</text:p>
          </table:table-cell>
          <table:table-cell table:number-columns-repeated="3"/>
        </table:table-row>
        <table:table-row table:style-name="ro1">
          <table:table-cell table:formula="of:=[.A709] + 1" office:value-type="float" office:value="17093" calcext:value-type="float">
            <text:p>17093.00</text:p>
          </table:table-cell>
          <table:table-cell table:number-columns-repeated="3"/>
        </table:table-row>
        <table:table-row table:style-name="ro1">
          <table:table-cell table:formula="of:=[.A710] + 1" office:value-type="float" office:value="17094" calcext:value-type="float">
            <text:p>17094.00</text:p>
          </table:table-cell>
          <table:table-cell table:number-columns-repeated="3"/>
        </table:table-row>
        <table:table-row table:style-name="ro1">
          <table:table-cell table:formula="of:=[.A711] + 1" office:value-type="float" office:value="17095" calcext:value-type="float">
            <text:p>17095.00</text:p>
          </table:table-cell>
          <table:table-cell table:number-columns-repeated="3"/>
        </table:table-row>
        <table:table-row table:style-name="ro1">
          <table:table-cell table:formula="of:=[.A712] + 1" office:value-type="float" office:value="17096" calcext:value-type="float">
            <text:p>17096.00</text:p>
          </table:table-cell>
          <table:table-cell table:number-columns-repeated="3"/>
        </table:table-row>
        <table:table-row table:style-name="ro1">
          <table:table-cell table:formula="of:=[.A713] + 1" office:value-type="float" office:value="17097" calcext:value-type="float">
            <text:p>17097.00</text:p>
          </table:table-cell>
          <table:table-cell table:number-columns-repeated="3"/>
        </table:table-row>
        <table:table-row table:style-name="ro1">
          <table:table-cell table:formula="of:=[.A714] + 1" office:value-type="float" office:value="17098" calcext:value-type="float">
            <text:p>17098.00</text:p>
          </table:table-cell>
          <table:table-cell table:number-columns-repeated="3"/>
        </table:table-row>
        <table:table-row table:style-name="ro1">
          <table:table-cell table:formula="of:=[.A715] + 1" office:value-type="float" office:value="17099" calcext:value-type="float">
            <text:p>17099.00</text:p>
          </table:table-cell>
          <table:table-cell table:number-columns-repeated="3"/>
        </table:table-row>
        <table:table-row table:style-name="ro1">
          <table:table-cell table:formula="of:=[.A716] + 1" office:value-type="float" office:value="17100" calcext:value-type="float">
            <text:p>17100.00</text:p>
          </table:table-cell>
          <table:table-cell table:number-columns-repeated="3"/>
        </table:table-row>
        <table:table-row table:style-name="ro1">
          <table:table-cell table:formula="of:=[.A717] + 1" office:value-type="float" office:value="17101" calcext:value-type="float">
            <text:p>17101.00</text:p>
          </table:table-cell>
          <table:table-cell table:number-columns-repeated="3"/>
        </table:table-row>
        <table:table-row table:style-name="ro1">
          <table:table-cell table:formula="of:=[.A718] + 1" office:value-type="float" office:value="17102" calcext:value-type="float">
            <text:p>17102.00</text:p>
          </table:table-cell>
          <table:table-cell table:number-columns-repeated="3"/>
        </table:table-row>
        <table:table-row table:style-name="ro1">
          <table:table-cell table:formula="of:=[.A719] + 1" office:value-type="float" office:value="17103" calcext:value-type="float">
            <text:p>17103.00</text:p>
          </table:table-cell>
          <table:table-cell table:number-columns-repeated="3"/>
        </table:table-row>
        <table:table-row table:style-name="ro1">
          <table:table-cell table:formula="of:=[.A720] + 1" office:value-type="float" office:value="17104" calcext:value-type="float">
            <text:p>17104.00</text:p>
          </table:table-cell>
          <table:table-cell table:number-columns-repeated="3"/>
        </table:table-row>
        <table:table-row table:style-name="ro1">
          <table:table-cell table:formula="of:=[.A721] + 1" office:value-type="float" office:value="17105" calcext:value-type="float">
            <text:p>17105.00</text:p>
          </table:table-cell>
          <table:table-cell table:number-columns-repeated="3"/>
        </table:table-row>
        <table:table-row table:style-name="ro1">
          <table:table-cell table:formula="of:=[.A722] + 1" office:value-type="float" office:value="17106" calcext:value-type="float">
            <text:p>17106.00</text:p>
          </table:table-cell>
          <table:table-cell table:number-columns-repeated="3"/>
        </table:table-row>
        <table:table-row table:style-name="ro1">
          <table:table-cell table:formula="of:=[.A723] + 1" office:value-type="float" office:value="17107" calcext:value-type="float">
            <text:p>17107.00</text:p>
          </table:table-cell>
          <table:table-cell table:number-columns-repeated="3"/>
        </table:table-row>
        <table:table-row table:style-name="ro1">
          <table:table-cell table:formula="of:=[.A724] + 1" office:value-type="float" office:value="17108" calcext:value-type="float">
            <text:p>17108.00</text:p>
          </table:table-cell>
          <table:table-cell table:number-columns-repeated="3"/>
        </table:table-row>
        <table:table-row table:style-name="ro1">
          <table:table-cell table:formula="of:=[.A725] + 1" office:value-type="float" office:value="17109" calcext:value-type="float">
            <text:p>17109.00</text:p>
          </table:table-cell>
          <table:table-cell table:number-columns-repeated="3"/>
        </table:table-row>
        <table:table-row table:style-name="ro1">
          <table:table-cell table:formula="of:=[.A726] + 1" office:value-type="float" office:value="17110" calcext:value-type="float">
            <text:p>17110.00</text:p>
          </table:table-cell>
          <table:table-cell table:number-columns-repeated="3"/>
        </table:table-row>
        <table:table-row table:style-name="ro1">
          <table:table-cell table:formula="of:=[.A727] + 1" office:value-type="float" office:value="17111" calcext:value-type="float">
            <text:p>17111.00</text:p>
          </table:table-cell>
          <table:table-cell table:number-columns-repeated="3"/>
        </table:table-row>
        <table:table-row table:style-name="ro1">
          <table:table-cell table:formula="of:=[.A728] + 1" office:value-type="float" office:value="17112" calcext:value-type="float">
            <text:p>17112.00</text:p>
          </table:table-cell>
          <table:table-cell table:number-columns-repeated="3"/>
        </table:table-row>
        <table:table-row table:style-name="ro1">
          <table:table-cell table:formula="of:=[.A729] + 1" office:value-type="float" office:value="17113" calcext:value-type="float">
            <text:p>17113.00</text:p>
          </table:table-cell>
          <table:table-cell table:number-columns-repeated="3"/>
        </table:table-row>
        <table:table-row table:style-name="ro1">
          <table:table-cell table:formula="of:=[.A730] + 1" office:value-type="float" office:value="17114" calcext:value-type="float">
            <text:p>17114.00</text:p>
          </table:table-cell>
          <table:table-cell table:number-columns-repeated="3"/>
        </table:table-row>
        <table:table-row table:style-name="ro1">
          <table:table-cell table:formula="of:=[.A731] + 1" office:value-type="float" office:value="17115" calcext:value-type="float">
            <text:p>17115.00</text:p>
          </table:table-cell>
          <table:table-cell table:number-columns-repeated="3"/>
        </table:table-row>
        <table:table-row table:style-name="ro1">
          <table:table-cell table:formula="of:=[.A732] + 1" office:value-type="float" office:value="17116" calcext:value-type="float">
            <text:p>17116.00</text:p>
          </table:table-cell>
          <table:table-cell table:number-columns-repeated="3"/>
        </table:table-row>
        <table:table-row table:style-name="ro1">
          <table:table-cell table:formula="of:=[.A733] + 1" office:value-type="float" office:value="17117" calcext:value-type="float">
            <text:p>17117.00</text:p>
          </table:table-cell>
          <table:table-cell table:number-columns-repeated="3"/>
        </table:table-row>
        <table:table-row table:style-name="ro1">
          <table:table-cell table:formula="of:=[.A734] + 1" office:value-type="float" office:value="17118" calcext:value-type="float">
            <text:p>17118.00</text:p>
          </table:table-cell>
          <table:table-cell table:number-columns-repeated="3"/>
        </table:table-row>
        <table:table-row table:style-name="ro1">
          <table:table-cell table:formula="of:=[.A735] + 1" office:value-type="float" office:value="17119" calcext:value-type="float">
            <text:p>17119.00</text:p>
          </table:table-cell>
          <table:table-cell table:number-columns-repeated="3"/>
        </table:table-row>
        <table:table-row table:style-name="ro1">
          <table:table-cell table:formula="of:=[.A736] + 1" office:value-type="float" office:value="17120" calcext:value-type="float">
            <text:p>17120.00</text:p>
          </table:table-cell>
          <table:table-cell table:number-columns-repeated="3"/>
        </table:table-row>
        <table:table-row table:style-name="ro1">
          <table:table-cell table:formula="of:=[.A737] + 1" office:value-type="float" office:value="17121" calcext:value-type="float">
            <text:p>17121.00</text:p>
          </table:table-cell>
          <table:table-cell table:number-columns-repeated="3"/>
        </table:table-row>
        <table:table-row table:style-name="ro1">
          <table:table-cell table:formula="of:=[.A738] + 1" office:value-type="float" office:value="17122" calcext:value-type="float">
            <text:p>17122.00</text:p>
          </table:table-cell>
          <table:table-cell table:number-columns-repeated="3"/>
        </table:table-row>
        <table:table-row table:style-name="ro1">
          <table:table-cell table:formula="of:=[.A739] + 1" office:value-type="float" office:value="17123" calcext:value-type="float">
            <text:p>17123.00</text:p>
          </table:table-cell>
          <table:table-cell table:number-columns-repeated="3"/>
        </table:table-row>
        <table:table-row table:style-name="ro1">
          <table:table-cell table:formula="of:=[.A740] + 1" office:value-type="float" office:value="17124" calcext:value-type="float">
            <text:p>17124.00</text:p>
          </table:table-cell>
          <table:table-cell table:number-columns-repeated="3"/>
        </table:table-row>
        <table:table-row table:style-name="ro1">
          <table:table-cell table:formula="of:=[.A741] + 1" office:value-type="float" office:value="17125" calcext:value-type="float">
            <text:p>17125.00</text:p>
          </table:table-cell>
          <table:table-cell table:number-columns-repeated="3"/>
        </table:table-row>
        <table:table-row table:style-name="ro1">
          <table:table-cell table:formula="of:=[.A742] + 1" office:value-type="float" office:value="17126" calcext:value-type="float">
            <text:p>17126.00</text:p>
          </table:table-cell>
          <table:table-cell table:number-columns-repeated="3"/>
        </table:table-row>
        <table:table-row table:style-name="ro1">
          <table:table-cell table:formula="of:=[.A743] + 1" office:value-type="float" office:value="17127" calcext:value-type="float">
            <text:p>17127.00</text:p>
          </table:table-cell>
          <table:table-cell table:number-columns-repeated="3"/>
        </table:table-row>
        <table:table-row table:style-name="ro1">
          <table:table-cell table:formula="of:=[.A744] + 1" office:value-type="float" office:value="17128" calcext:value-type="float">
            <text:p>17128.00</text:p>
          </table:table-cell>
          <table:table-cell table:number-columns-repeated="3"/>
        </table:table-row>
        <table:table-row table:style-name="ro1">
          <table:table-cell table:formula="of:=[.A745] + 1" office:value-type="float" office:value="17129" calcext:value-type="float">
            <text:p>17129.00</text:p>
          </table:table-cell>
          <table:table-cell table:number-columns-repeated="3"/>
        </table:table-row>
        <table:table-row table:style-name="ro1">
          <table:table-cell table:formula="of:=[.A746] + 1" office:value-type="float" office:value="17130" calcext:value-type="float">
            <text:p>17130.00</text:p>
          </table:table-cell>
          <table:table-cell table:number-columns-repeated="3"/>
        </table:table-row>
        <table:table-row table:style-name="ro1">
          <table:table-cell table:formula="of:=[.A747] + 1" office:value-type="float" office:value="17131" calcext:value-type="float">
            <text:p>17131.00</text:p>
          </table:table-cell>
          <table:table-cell table:number-columns-repeated="3"/>
        </table:table-row>
        <table:table-row table:style-name="ro1">
          <table:table-cell table:formula="of:=[.A748] + 1" office:value-type="float" office:value="17132" calcext:value-type="float">
            <text:p>17132.00</text:p>
          </table:table-cell>
          <table:table-cell table:number-columns-repeated="3"/>
        </table:table-row>
        <table:table-row table:style-name="ro1">
          <table:table-cell table:formula="of:=[.A749] + 1" office:value-type="float" office:value="17133" calcext:value-type="float">
            <text:p>17133.00</text:p>
          </table:table-cell>
          <table:table-cell table:number-columns-repeated="3"/>
        </table:table-row>
        <table:table-row table:style-name="ro1">
          <table:table-cell table:formula="of:=[.A750] + 1" office:value-type="float" office:value="17134" calcext:value-type="float">
            <text:p>17134.00</text:p>
          </table:table-cell>
          <table:table-cell table:number-columns-repeated="3"/>
        </table:table-row>
        <table:table-row table:style-name="ro1">
          <table:table-cell table:formula="of:=[.A751] + 1" office:value-type="float" office:value="17135" calcext:value-type="float">
            <text:p>17135.00</text:p>
          </table:table-cell>
          <table:table-cell table:number-columns-repeated="3"/>
        </table:table-row>
        <table:table-row table:style-name="ro1">
          <table:table-cell table:formula="of:=[.A752] + 1" office:value-type="float" office:value="17136" calcext:value-type="float">
            <text:p>17136.00</text:p>
          </table:table-cell>
          <table:table-cell table:number-columns-repeated="3"/>
        </table:table-row>
        <table:table-row table:style-name="ro1">
          <table:table-cell table:formula="of:=[.A753] + 1" office:value-type="float" office:value="17137" calcext:value-type="float">
            <text:p>17137.00</text:p>
          </table:table-cell>
          <table:table-cell table:number-columns-repeated="3"/>
        </table:table-row>
        <table:table-row table:style-name="ro1">
          <table:table-cell table:formula="of:=[.A754] + 1" office:value-type="float" office:value="17138" calcext:value-type="float">
            <text:p>17138.00</text:p>
          </table:table-cell>
          <table:table-cell table:number-columns-repeated="3"/>
        </table:table-row>
        <table:table-row table:style-name="ro1">
          <table:table-cell table:formula="of:=[.A755] + 1" office:value-type="float" office:value="17139" calcext:value-type="float">
            <text:p>17139.00</text:p>
          </table:table-cell>
          <table:table-cell table:number-columns-repeated="3"/>
        </table:table-row>
        <table:table-row table:style-name="ro1">
          <table:table-cell table:formula="of:=[.A756] + 1" office:value-type="float" office:value="17140" calcext:value-type="float">
            <text:p>17140.00</text:p>
          </table:table-cell>
          <table:table-cell table:number-columns-repeated="3"/>
        </table:table-row>
        <table:table-row table:style-name="ro1">
          <table:table-cell table:formula="of:=[.A757] + 1" office:value-type="float" office:value="17141" calcext:value-type="float">
            <text:p>17141.00</text:p>
          </table:table-cell>
          <table:table-cell table:number-columns-repeated="3"/>
        </table:table-row>
        <table:table-row table:style-name="ro1">
          <table:table-cell table:formula="of:=[.A758] + 1" office:value-type="float" office:value="17142" calcext:value-type="float">
            <text:p>17142.00</text:p>
          </table:table-cell>
          <table:table-cell table:number-columns-repeated="3"/>
        </table:table-row>
        <table:table-row table:style-name="ro1">
          <table:table-cell table:formula="of:=[.A759] + 1" office:value-type="float" office:value="17143" calcext:value-type="float">
            <text:p>17143.00</text:p>
          </table:table-cell>
          <table:table-cell table:number-columns-repeated="3"/>
        </table:table-row>
        <table:table-row table:style-name="ro1">
          <table:table-cell table:formula="of:=[.A760] + 1" office:value-type="float" office:value="17144" calcext:value-type="float">
            <text:p>17144.00</text:p>
          </table:table-cell>
          <table:table-cell table:number-columns-repeated="3"/>
        </table:table-row>
        <table:table-row table:style-name="ro1">
          <table:table-cell table:formula="of:=[.A761] + 1" office:value-type="float" office:value="17145" calcext:value-type="float">
            <text:p>17145.00</text:p>
          </table:table-cell>
          <table:table-cell table:number-columns-repeated="3"/>
        </table:table-row>
        <table:table-row table:style-name="ro1">
          <table:table-cell table:formula="of:=[.A762] + 1" office:value-type="float" office:value="17146" calcext:value-type="float">
            <text:p>17146.00</text:p>
          </table:table-cell>
          <table:table-cell table:number-columns-repeated="3"/>
        </table:table-row>
        <table:table-row table:style-name="ro1">
          <table:table-cell table:formula="of:=[.A763] + 1" office:value-type="float" office:value="17147" calcext:value-type="float">
            <text:p>17147.00</text:p>
          </table:table-cell>
          <table:table-cell table:number-columns-repeated="3"/>
        </table:table-row>
        <table:table-row table:style-name="ro1">
          <table:table-cell table:formula="of:=[.A764] + 1" office:value-type="float" office:value="17148" calcext:value-type="float">
            <text:p>17148.00</text:p>
          </table:table-cell>
          <table:table-cell table:number-columns-repeated="3"/>
        </table:table-row>
        <table:table-row table:style-name="ro1">
          <table:table-cell table:formula="of:=[.A765] + 1" office:value-type="float" office:value="17149" calcext:value-type="float">
            <text:p>17149.00</text:p>
          </table:table-cell>
          <table:table-cell table:number-columns-repeated="3"/>
        </table:table-row>
        <table:table-row table:style-name="ro1">
          <table:table-cell table:formula="of:=[.A766] + 1" office:value-type="float" office:value="17150" calcext:value-type="float">
            <text:p>17150.00</text:p>
          </table:table-cell>
          <table:table-cell table:number-columns-repeated="3"/>
        </table:table-row>
        <table:table-row table:style-name="ro1">
          <table:table-cell table:formula="of:=[.A767] + 1" office:value-type="float" office:value="17151" calcext:value-type="float">
            <text:p>17151.00</text:p>
          </table:table-cell>
          <table:table-cell table:number-columns-repeated="3"/>
        </table:table-row>
        <table:table-row table:style-name="ro1">
          <table:table-cell table:formula="of:=[.A768] + 1" office:value-type="float" office:value="17152" calcext:value-type="float">
            <text:p>17152.00</text:p>
          </table:table-cell>
          <table:table-cell table:number-columns-repeated="3"/>
        </table:table-row>
        <table:table-row table:style-name="ro1">
          <table:table-cell table:formula="of:=[.A769] + 1" office:value-type="float" office:value="17153" calcext:value-type="float">
            <text:p>17153.00</text:p>
          </table:table-cell>
          <table:table-cell table:number-columns-repeated="3"/>
        </table:table-row>
        <table:table-row table:style-name="ro1">
          <table:table-cell table:formula="of:=[.A770] + 1" office:value-type="float" office:value="17154" calcext:value-type="float">
            <text:p>17154.00</text:p>
          </table:table-cell>
          <table:table-cell table:number-columns-repeated="3"/>
        </table:table-row>
        <table:table-row table:style-name="ro1">
          <table:table-cell table:formula="of:=[.A771] + 1" office:value-type="float" office:value="17155" calcext:value-type="float">
            <text:p>17155.00</text:p>
          </table:table-cell>
          <table:table-cell table:number-columns-repeated="3"/>
        </table:table-row>
        <table:table-row table:style-name="ro1">
          <table:table-cell table:formula="of:=[.A772] + 1" office:value-type="float" office:value="17156" calcext:value-type="float">
            <text:p>17156.00</text:p>
          </table:table-cell>
          <table:table-cell table:number-columns-repeated="3"/>
        </table:table-row>
        <table:table-row table:style-name="ro1">
          <table:table-cell table:formula="of:=[.A773] + 1" office:value-type="float" office:value="17157" calcext:value-type="float">
            <text:p>17157.00</text:p>
          </table:table-cell>
          <table:table-cell table:number-columns-repeated="3"/>
        </table:table-row>
        <table:table-row table:style-name="ro1">
          <table:table-cell table:formula="of:=[.A774] + 1" office:value-type="float" office:value="17158" calcext:value-type="float">
            <text:p>17158.00</text:p>
          </table:table-cell>
          <table:table-cell table:number-columns-repeated="3"/>
        </table:table-row>
        <table:table-row table:style-name="ro1">
          <table:table-cell table:formula="of:=[.A775] + 1" office:value-type="float" office:value="17159" calcext:value-type="float">
            <text:p>17159.00</text:p>
          </table:table-cell>
          <table:table-cell table:number-columns-repeated="3"/>
        </table:table-row>
        <table:table-row table:style-name="ro1">
          <table:table-cell table:formula="of:=[.A776] + 1" office:value-type="float" office:value="17160" calcext:value-type="float">
            <text:p>17160.00</text:p>
          </table:table-cell>
          <table:table-cell table:number-columns-repeated="3"/>
        </table:table-row>
        <table:table-row table:style-name="ro1">
          <table:table-cell table:formula="of:=[.A777] + 1" office:value-type="float" office:value="17161" calcext:value-type="float">
            <text:p>17161.00</text:p>
          </table:table-cell>
          <table:table-cell table:number-columns-repeated="3"/>
        </table:table-row>
        <table:table-row table:style-name="ro1">
          <table:table-cell table:formula="of:=[.A778] + 1" office:value-type="float" office:value="17162" calcext:value-type="float">
            <text:p>17162.00</text:p>
          </table:table-cell>
          <table:table-cell table:number-columns-repeated="3"/>
        </table:table-row>
        <table:table-row table:style-name="ro1">
          <table:table-cell table:formula="of:=[.A779] + 1" office:value-type="float" office:value="17163" calcext:value-type="float">
            <text:p>17163.00</text:p>
          </table:table-cell>
          <table:table-cell table:number-columns-repeated="3"/>
        </table:table-row>
        <table:table-row table:style-name="ro1">
          <table:table-cell table:formula="of:=[.A780] + 1" office:value-type="float" office:value="17164" calcext:value-type="float">
            <text:p>17164.00</text:p>
          </table:table-cell>
          <table:table-cell table:number-columns-repeated="3"/>
        </table:table-row>
        <table:table-row table:style-name="ro1">
          <table:table-cell table:formula="of:=[.A781] + 1" office:value-type="float" office:value="17165" calcext:value-type="float">
            <text:p>17165.00</text:p>
          </table:table-cell>
          <table:table-cell table:number-columns-repeated="3"/>
        </table:table-row>
        <table:table-row table:style-name="ro1">
          <table:table-cell table:formula="of:=[.A782] + 1" office:value-type="float" office:value="17166" calcext:value-type="float">
            <text:p>17166.00</text:p>
          </table:table-cell>
          <table:table-cell table:number-columns-repeated="3"/>
        </table:table-row>
        <table:table-row table:style-name="ro1">
          <table:table-cell table:formula="of:=[.A783] + 1" office:value-type="float" office:value="17167" calcext:value-type="float">
            <text:p>17167.00</text:p>
          </table:table-cell>
          <table:table-cell table:number-columns-repeated="3"/>
        </table:table-row>
        <table:table-row table:style-name="ro1">
          <table:table-cell table:formula="of:=[.A784] + 1" office:value-type="float" office:value="17168" calcext:value-type="float">
            <text:p>17168.00</text:p>
          </table:table-cell>
          <table:table-cell table:number-columns-repeated="3"/>
        </table:table-row>
        <table:table-row table:style-name="ro1">
          <table:table-cell table:formula="of:=[.A785] + 1" office:value-type="float" office:value="17169" calcext:value-type="float">
            <text:p>17169.00</text:p>
          </table:table-cell>
          <table:table-cell table:number-columns-repeated="3"/>
        </table:table-row>
        <table:table-row table:style-name="ro1">
          <table:table-cell table:formula="of:=[.A786] + 1" office:value-type="float" office:value="17170" calcext:value-type="float">
            <text:p>17170.00</text:p>
          </table:table-cell>
          <table:table-cell table:number-columns-repeated="3"/>
        </table:table-row>
        <table:table-row table:style-name="ro1">
          <table:table-cell table:formula="of:=[.A787] + 1" office:value-type="float" office:value="17171" calcext:value-type="float">
            <text:p>17171.00</text:p>
          </table:table-cell>
          <table:table-cell table:number-columns-repeated="3"/>
        </table:table-row>
        <table:table-row table:style-name="ro1">
          <table:table-cell table:formula="of:=[.A788] + 1" office:value-type="float" office:value="17172" calcext:value-type="float">
            <text:p>17172.00</text:p>
          </table:table-cell>
          <table:table-cell table:number-columns-repeated="3"/>
        </table:table-row>
        <table:table-row table:style-name="ro1">
          <table:table-cell table:formula="of:=[.A789] + 1" office:value-type="float" office:value="17173" calcext:value-type="float">
            <text:p>17173.00</text:p>
          </table:table-cell>
          <table:table-cell table:number-columns-repeated="3"/>
        </table:table-row>
        <table:table-row table:style-name="ro1">
          <table:table-cell table:formula="of:=[.A790] + 1" office:value-type="float" office:value="17174" calcext:value-type="float">
            <text:p>17174.00</text:p>
          </table:table-cell>
          <table:table-cell table:number-columns-repeated="3"/>
        </table:table-row>
        <table:table-row table:style-name="ro1">
          <table:table-cell table:formula="of:=[.A791] + 1" office:value-type="float" office:value="17175" calcext:value-type="float">
            <text:p>17175.00</text:p>
          </table:table-cell>
          <table:table-cell table:number-columns-repeated="3"/>
        </table:table-row>
        <table:table-row table:style-name="ro1">
          <table:table-cell table:formula="of:=[.A792] + 1" office:value-type="float" office:value="17176" calcext:value-type="float">
            <text:p>17176.00</text:p>
          </table:table-cell>
          <table:table-cell table:number-columns-repeated="3"/>
        </table:table-row>
        <table:table-row table:style-name="ro1">
          <table:table-cell table:formula="of:=[.A793] + 1" office:value-type="float" office:value="17177" calcext:value-type="float">
            <text:p>17177.00</text:p>
          </table:table-cell>
          <table:table-cell table:number-columns-repeated="3"/>
        </table:table-row>
        <table:table-row table:style-name="ro1">
          <table:table-cell table:formula="of:=[.A794] + 1" office:value-type="float" office:value="17178" calcext:value-type="float">
            <text:p>17178.00</text:p>
          </table:table-cell>
          <table:table-cell table:number-columns-repeated="3"/>
        </table:table-row>
        <table:table-row table:style-name="ro1">
          <table:table-cell table:formula="of:=[.A795] + 1" office:value-type="float" office:value="17179" calcext:value-type="float">
            <text:p>17179.00</text:p>
          </table:table-cell>
          <table:table-cell table:number-columns-repeated="3"/>
        </table:table-row>
        <table:table-row table:style-name="ro1">
          <table:table-cell table:formula="of:=[.A796] + 1" office:value-type="float" office:value="17180" calcext:value-type="float">
            <text:p>17180.00</text:p>
          </table:table-cell>
          <table:table-cell table:number-columns-repeated="3"/>
        </table:table-row>
        <table:table-row table:style-name="ro1">
          <table:table-cell table:formula="of:=[.A797] + 1" office:value-type="float" office:value="17181" calcext:value-type="float">
            <text:p>17181.00</text:p>
          </table:table-cell>
          <table:table-cell table:number-columns-repeated="3"/>
        </table:table-row>
        <table:table-row table:style-name="ro1">
          <table:table-cell table:formula="of:=[.A798] + 1" office:value-type="float" office:value="17182" calcext:value-type="float">
            <text:p>17182.00</text:p>
          </table:table-cell>
          <table:table-cell table:number-columns-repeated="3"/>
        </table:table-row>
        <table:table-row table:style-name="ro1">
          <table:table-cell table:formula="of:=[.A799] + 1" office:value-type="float" office:value="17183" calcext:value-type="float">
            <text:p>17183.00</text:p>
          </table:table-cell>
          <table:table-cell table:number-columns-repeated="3"/>
        </table:table-row>
        <table:table-row table:style-name="ro1">
          <table:table-cell table:formula="of:=[.A800] + 1" office:value-type="float" office:value="17184" calcext:value-type="float">
            <text:p>17184.00</text:p>
          </table:table-cell>
          <table:table-cell table:number-columns-repeated="3"/>
        </table:table-row>
        <table:table-row table:style-name="ro1">
          <table:table-cell table:formula="of:=[.A801] + 1" office:value-type="float" office:value="17185" calcext:value-type="float">
            <text:p>17185.00</text:p>
          </table:table-cell>
          <table:table-cell table:number-columns-repeated="3"/>
        </table:table-row>
        <table:table-row table:style-name="ro1">
          <table:table-cell table:formula="of:=[.A802] + 1" office:value-type="float" office:value="17186" calcext:value-type="float">
            <text:p>17186.00</text:p>
          </table:table-cell>
          <table:table-cell table:number-columns-repeated="3"/>
        </table:table-row>
        <table:table-row table:style-name="ro1">
          <table:table-cell table:formula="of:=[.A803] + 1" office:value-type="float" office:value="17187" calcext:value-type="float">
            <text:p>17187.00</text:p>
          </table:table-cell>
          <table:table-cell table:number-columns-repeated="3"/>
        </table:table-row>
        <table:table-row table:style-name="ro1">
          <table:table-cell table:formula="of:=[.A804] + 1" office:value-type="float" office:value="17188" calcext:value-type="float">
            <text:p>17188.00</text:p>
          </table:table-cell>
          <table:table-cell table:number-columns-repeated="3"/>
        </table:table-row>
        <table:table-row table:style-name="ro1">
          <table:table-cell table:formula="of:=[.A805] + 1" office:value-type="float" office:value="17189" calcext:value-type="float">
            <text:p>17189.00</text:p>
          </table:table-cell>
          <table:table-cell table:number-columns-repeated="3"/>
        </table:table-row>
        <table:table-row table:style-name="ro1">
          <table:table-cell table:formula="of:=[.A806] + 1" office:value-type="float" office:value="17190" calcext:value-type="float">
            <text:p>17190.00</text:p>
          </table:table-cell>
          <table:table-cell table:number-columns-repeated="3"/>
        </table:table-row>
        <table:table-row table:style-name="ro1">
          <table:table-cell table:formula="of:=[.A807] + 1" office:value-type="float" office:value="17191" calcext:value-type="float">
            <text:p>17191.00</text:p>
          </table:table-cell>
          <table:table-cell table:number-columns-repeated="3"/>
        </table:table-row>
        <table:table-row table:style-name="ro1">
          <table:table-cell table:formula="of:=[.A808] + 1" office:value-type="float" office:value="17192" calcext:value-type="float">
            <text:p>17192.00</text:p>
          </table:table-cell>
          <table:table-cell table:number-columns-repeated="3"/>
        </table:table-row>
        <table:table-row table:style-name="ro1">
          <table:table-cell table:formula="of:=[.A809] + 1" office:value-type="float" office:value="17193" calcext:value-type="float">
            <text:p>17193.00</text:p>
          </table:table-cell>
          <table:table-cell table:number-columns-repeated="3"/>
        </table:table-row>
        <table:table-row table:style-name="ro1">
          <table:table-cell table:formula="of:=[.A810] + 1" office:value-type="float" office:value="17194" calcext:value-type="float">
            <text:p>17194.00</text:p>
          </table:table-cell>
          <table:table-cell table:number-columns-repeated="3"/>
        </table:table-row>
        <table:table-row table:style-name="ro1">
          <table:table-cell table:formula="of:=[.A811] + 1" office:value-type="float" office:value="17195" calcext:value-type="float">
            <text:p>17195.00</text:p>
          </table:table-cell>
          <table:table-cell table:number-columns-repeated="3"/>
        </table:table-row>
        <table:table-row table:style-name="ro1">
          <table:table-cell table:formula="of:=[.A812] + 1" office:value-type="float" office:value="17196" calcext:value-type="float">
            <text:p>17196.00</text:p>
          </table:table-cell>
          <table:table-cell table:number-columns-repeated="3"/>
        </table:table-row>
        <table:table-row table:style-name="ro1">
          <table:table-cell table:formula="of:=[.A813] + 1" office:value-type="float" office:value="17197" calcext:value-type="float">
            <text:p>17197.00</text:p>
          </table:table-cell>
          <table:table-cell table:number-columns-repeated="3"/>
        </table:table-row>
        <table:table-row table:style-name="ro1">
          <table:table-cell table:formula="of:=[.A814] + 1" office:value-type="float" office:value="17198" calcext:value-type="float">
            <text:p>17198.00</text:p>
          </table:table-cell>
          <table:table-cell table:number-columns-repeated="3"/>
        </table:table-row>
        <table:table-row table:style-name="ro1">
          <table:table-cell table:formula="of:=[.A815] + 1" office:value-type="float" office:value="17199" calcext:value-type="float">
            <text:p>17199.00</text:p>
          </table:table-cell>
          <table:table-cell table:number-columns-repeated="3"/>
        </table:table-row>
        <table:table-row table:style-name="ro1">
          <table:table-cell table:formula="of:=[.A816] + 1" office:value-type="float" office:value="17200" calcext:value-type="float">
            <text:p>17200.00</text:p>
          </table:table-cell>
          <table:table-cell table:number-columns-repeated="3"/>
        </table:table-row>
        <table:table-row table:style-name="ro1">
          <table:table-cell table:formula="of:=[.A817] + 1" office:value-type="float" office:value="17201" calcext:value-type="float">
            <text:p>17201.00</text:p>
          </table:table-cell>
          <table:table-cell table:number-columns-repeated="3"/>
        </table:table-row>
        <table:table-row table:style-name="ro1">
          <table:table-cell table:formula="of:=[.A818] + 1" office:value-type="float" office:value="17202" calcext:value-type="float">
            <text:p>17202.00</text:p>
          </table:table-cell>
          <table:table-cell table:number-columns-repeated="3"/>
        </table:table-row>
        <table:table-row table:style-name="ro1">
          <table:table-cell table:formula="of:=[.A819] + 1" office:value-type="float" office:value="17203" calcext:value-type="float">
            <text:p>17203.00</text:p>
          </table:table-cell>
          <table:table-cell table:number-columns-repeated="3"/>
        </table:table-row>
        <table:table-row table:style-name="ro1">
          <table:table-cell table:formula="of:=[.A820] + 1" office:value-type="float" office:value="17204" calcext:value-type="float">
            <text:p>17204.00</text:p>
          </table:table-cell>
          <table:table-cell table:number-columns-repeated="3"/>
        </table:table-row>
        <table:table-row table:style-name="ro1">
          <table:table-cell table:formula="of:=[.A821] + 1" office:value-type="float" office:value="17205" calcext:value-type="float">
            <text:p>17205.00</text:p>
          </table:table-cell>
          <table:table-cell table:number-columns-repeated="3"/>
        </table:table-row>
        <table:table-row table:style-name="ro1">
          <table:table-cell table:formula="of:=[.A822] + 1" office:value-type="float" office:value="17206" calcext:value-type="float">
            <text:p>17206.00</text:p>
          </table:table-cell>
          <table:table-cell table:number-columns-repeated="3"/>
        </table:table-row>
        <table:table-row table:style-name="ro1">
          <table:table-cell table:formula="of:=[.A823] + 1" office:value-type="float" office:value="17207" calcext:value-type="float">
            <text:p>17207.00</text:p>
          </table:table-cell>
          <table:table-cell table:number-columns-repeated="3"/>
        </table:table-row>
        <table:table-row table:style-name="ro1">
          <table:table-cell table:formula="of:=[.A824] + 1" office:value-type="float" office:value="17208" calcext:value-type="float">
            <text:p>17208.00</text:p>
          </table:table-cell>
          <table:table-cell table:number-columns-repeated="3"/>
        </table:table-row>
        <table:table-row table:style-name="ro1">
          <table:table-cell table:formula="of:=[.A825] + 1" office:value-type="float" office:value="17209" calcext:value-type="float">
            <text:p>17209.00</text:p>
          </table:table-cell>
          <table:table-cell table:number-columns-repeated="3"/>
        </table:table-row>
        <table:table-row table:style-name="ro1">
          <table:table-cell table:formula="of:=[.A826] + 1" office:value-type="float" office:value="17210" calcext:value-type="float">
            <text:p>17210.00</text:p>
          </table:table-cell>
          <table:table-cell table:number-columns-repeated="3"/>
        </table:table-row>
        <table:table-row table:style-name="ro1">
          <table:table-cell table:formula="of:=[.A827] + 1" office:value-type="float" office:value="17211" calcext:value-type="float">
            <text:p>17211.00</text:p>
          </table:table-cell>
          <table:table-cell table:number-columns-repeated="3"/>
        </table:table-row>
        <table:table-row table:style-name="ro1">
          <table:table-cell table:formula="of:=[.A828] + 1" office:value-type="float" office:value="17212" calcext:value-type="float">
            <text:p>17212.00</text:p>
          </table:table-cell>
          <table:table-cell table:number-columns-repeated="3"/>
        </table:table-row>
        <table:table-row table:style-name="ro1">
          <table:table-cell table:formula="of:=[.A829] + 1" office:value-type="float" office:value="17213" calcext:value-type="float">
            <text:p>17213.00</text:p>
          </table:table-cell>
          <table:table-cell table:number-columns-repeated="3"/>
        </table:table-row>
        <table:table-row table:style-name="ro1">
          <table:table-cell table:formula="of:=[.A830] + 1" office:value-type="float" office:value="17214" calcext:value-type="float">
            <text:p>17214.00</text:p>
          </table:table-cell>
          <table:table-cell table:number-columns-repeated="3"/>
        </table:table-row>
        <table:table-row table:style-name="ro1">
          <table:table-cell table:formula="of:=[.A831] + 1" office:value-type="float" office:value="17215" calcext:value-type="float">
            <text:p>17215.00</text:p>
          </table:table-cell>
          <table:table-cell table:number-columns-repeated="3"/>
        </table:table-row>
        <table:table-row table:style-name="ro1">
          <table:table-cell table:formula="of:=[.A832] + 1" office:value-type="float" office:value="17216" calcext:value-type="float">
            <text:p>17216.00</text:p>
          </table:table-cell>
          <table:table-cell table:number-columns-repeated="3"/>
        </table:table-row>
        <table:table-row table:style-name="ro1">
          <table:table-cell table:formula="of:=[.A833] + 1" office:value-type="float" office:value="17217" calcext:value-type="float">
            <text:p>17217.00</text:p>
          </table:table-cell>
          <table:table-cell table:number-columns-repeated="3"/>
        </table:table-row>
        <table:table-row table:style-name="ro1">
          <table:table-cell table:formula="of:=[.A834] + 1" office:value-type="float" office:value="17218" calcext:value-type="float">
            <text:p>17218.00</text:p>
          </table:table-cell>
          <table:table-cell table:number-columns-repeated="3"/>
        </table:table-row>
        <table:table-row table:style-name="ro1">
          <table:table-cell table:formula="of:=[.A835] + 1" office:value-type="float" office:value="17219" calcext:value-type="float">
            <text:p>17219.00</text:p>
          </table:table-cell>
          <table:table-cell table:number-columns-repeated="3"/>
        </table:table-row>
        <table:table-row table:style-name="ro1">
          <table:table-cell table:formula="of:=[.A836] + 1" office:value-type="float" office:value="17220" calcext:value-type="float">
            <text:p>17220.00</text:p>
          </table:table-cell>
          <table:table-cell table:number-columns-repeated="3"/>
        </table:table-row>
        <table:table-row table:style-name="ro1">
          <table:table-cell table:formula="of:=[.A837] + 1" office:value-type="float" office:value="17221" calcext:value-type="float">
            <text:p>17221.00</text:p>
          </table:table-cell>
          <table:table-cell table:number-columns-repeated="3"/>
        </table:table-row>
        <table:table-row table:style-name="ro1">
          <table:table-cell table:formula="of:=[.A838] + 1" office:value-type="float" office:value="17222" calcext:value-type="float">
            <text:p>17222.00</text:p>
          </table:table-cell>
          <table:table-cell table:number-columns-repeated="3"/>
        </table:table-row>
        <table:table-row table:style-name="ro1">
          <table:table-cell table:formula="of:=[.A839] + 1" office:value-type="float" office:value="17223" calcext:value-type="float">
            <text:p>17223.00</text:p>
          </table:table-cell>
          <table:table-cell table:number-columns-repeated="3"/>
        </table:table-row>
        <table:table-row table:style-name="ro1">
          <table:table-cell table:formula="of:=[.A840] + 1" office:value-type="float" office:value="17224" calcext:value-type="float">
            <text:p>17224.00</text:p>
          </table:table-cell>
          <table:table-cell table:number-columns-repeated="3"/>
        </table:table-row>
        <table:table-row table:style-name="ro1">
          <table:table-cell table:formula="of:=[.A841] + 1" office:value-type="float" office:value="17225" calcext:value-type="float">
            <text:p>17225.00</text:p>
          </table:table-cell>
          <table:table-cell table:number-columns-repeated="3"/>
        </table:table-row>
        <table:table-row table:style-name="ro1">
          <table:table-cell table:formula="of:=[.A842] + 1" office:value-type="float" office:value="17226" calcext:value-type="float">
            <text:p>17226.00</text:p>
          </table:table-cell>
          <table:table-cell table:number-columns-repeated="3"/>
        </table:table-row>
        <table:table-row table:style-name="ro1">
          <table:table-cell table:formula="of:=[.A843] + 1" office:value-type="float" office:value="17227" calcext:value-type="float">
            <text:p>17227.00</text:p>
          </table:table-cell>
          <table:table-cell table:number-columns-repeated="3"/>
        </table:table-row>
        <table:table-row table:style-name="ro1">
          <table:table-cell table:formula="of:=[.A844] + 1" office:value-type="float" office:value="17228" calcext:value-type="float">
            <text:p>17228.00</text:p>
          </table:table-cell>
          <table:table-cell table:number-columns-repeated="3"/>
        </table:table-row>
        <table:table-row table:style-name="ro1">
          <table:table-cell table:formula="of:=[.A845] + 1" office:value-type="float" office:value="17229" calcext:value-type="float">
            <text:p>17229.00</text:p>
          </table:table-cell>
          <table:table-cell table:number-columns-repeated="3"/>
        </table:table-row>
        <table:table-row table:style-name="ro1">
          <table:table-cell table:formula="of:=[.A846] + 1" office:value-type="float" office:value="17230" calcext:value-type="float">
            <text:p>17230.00</text:p>
          </table:table-cell>
          <table:table-cell table:number-columns-repeated="3"/>
        </table:table-row>
        <table:table-row table:style-name="ro1">
          <table:table-cell table:formula="of:=[.A847] + 1" office:value-type="float" office:value="17231" calcext:value-type="float">
            <text:p>17231.00</text:p>
          </table:table-cell>
          <table:table-cell table:number-columns-repeated="3"/>
        </table:table-row>
        <table:table-row table:style-name="ro1">
          <table:table-cell table:formula="of:=[.A848] + 1" office:value-type="float" office:value="17232" calcext:value-type="float">
            <text:p>17232.00</text:p>
          </table:table-cell>
          <table:table-cell table:number-columns-repeated="3"/>
        </table:table-row>
        <table:table-row table:style-name="ro1">
          <table:table-cell table:formula="of:=[.A849] + 1" office:value-type="float" office:value="17233" calcext:value-type="float">
            <text:p>17233.00</text:p>
          </table:table-cell>
          <table:table-cell table:number-columns-repeated="3"/>
        </table:table-row>
        <table:table-row table:style-name="ro1">
          <table:table-cell table:formula="of:=[.A850] + 1" office:value-type="float" office:value="17234" calcext:value-type="float">
            <text:p>17234.00</text:p>
          </table:table-cell>
          <table:table-cell table:number-columns-repeated="3"/>
        </table:table-row>
        <table:table-row table:style-name="ro1">
          <table:table-cell table:formula="of:=[.A851] + 1" office:value-type="float" office:value="17235" calcext:value-type="float">
            <text:p>17235.00</text:p>
          </table:table-cell>
          <table:table-cell table:number-columns-repeated="3"/>
        </table:table-row>
        <table:table-row table:style-name="ro1">
          <table:table-cell table:formula="of:=[.A852] + 1" office:value-type="float" office:value="17236" calcext:value-type="float">
            <text:p>17236.00</text:p>
          </table:table-cell>
          <table:table-cell table:number-columns-repeated="3"/>
        </table:table-row>
        <table:table-row table:style-name="ro1">
          <table:table-cell table:formula="of:=[.A853] + 1" office:value-type="float" office:value="17237" calcext:value-type="float">
            <text:p>17237.00</text:p>
          </table:table-cell>
          <table:table-cell table:number-columns-repeated="3"/>
        </table:table-row>
        <table:table-row table:style-name="ro1">
          <table:table-cell table:formula="of:=[.A854] + 1" office:value-type="float" office:value="17238" calcext:value-type="float">
            <text:p>17238.00</text:p>
          </table:table-cell>
          <table:table-cell table:number-columns-repeated="3"/>
        </table:table-row>
        <table:table-row table:style-name="ro1">
          <table:table-cell table:formula="of:=[.A855] + 1" office:value-type="float" office:value="17239" calcext:value-type="float">
            <text:p>17239.00</text:p>
          </table:table-cell>
          <table:table-cell table:number-columns-repeated="3"/>
        </table:table-row>
        <table:table-row table:style-name="ro1">
          <table:table-cell table:formula="of:=[.A856] + 1" office:value-type="float" office:value="17240" calcext:value-type="float">
            <text:p>17240.00</text:p>
          </table:table-cell>
          <table:table-cell table:number-columns-repeated="3"/>
        </table:table-row>
        <table:table-row table:style-name="ro1">
          <table:table-cell table:formula="of:=[.A857] + 1" office:value-type="float" office:value="17241" calcext:value-type="float">
            <text:p>17241.00</text:p>
          </table:table-cell>
          <table:table-cell table:number-columns-repeated="3"/>
        </table:table-row>
        <table:table-row table:style-name="ro1">
          <table:table-cell table:formula="of:=[.A858] + 1" office:value-type="float" office:value="17242" calcext:value-type="float">
            <text:p>17242.00</text:p>
          </table:table-cell>
          <table:table-cell table:number-columns-repeated="3"/>
        </table:table-row>
        <table:table-row table:style-name="ro1">
          <table:table-cell table:formula="of:=[.A859] + 1" office:value-type="float" office:value="17243" calcext:value-type="float">
            <text:p>17243.00</text:p>
          </table:table-cell>
          <table:table-cell table:number-columns-repeated="3"/>
        </table:table-row>
        <table:table-row table:style-name="ro1">
          <table:table-cell table:formula="of:=[.A860] + 1" office:value-type="float" office:value="17244" calcext:value-type="float">
            <text:p>17244.00</text:p>
          </table:table-cell>
          <table:table-cell table:number-columns-repeated="3"/>
        </table:table-row>
        <table:table-row table:style-name="ro1">
          <table:table-cell table:formula="of:=[.A861] + 1" office:value-type="float" office:value="17245" calcext:value-type="float">
            <text:p>17245.00</text:p>
          </table:table-cell>
          <table:table-cell table:number-columns-repeated="3"/>
        </table:table-row>
        <table:table-row table:style-name="ro1">
          <table:table-cell table:formula="of:=[.A862] + 1" office:value-type="float" office:value="17246" calcext:value-type="float">
            <text:p>17246.00</text:p>
          </table:table-cell>
          <table:table-cell table:number-columns-repeated="3"/>
        </table:table-row>
        <table:table-row table:style-name="ro1">
          <table:table-cell table:formula="of:=[.A863] + 1" office:value-type="float" office:value="17247" calcext:value-type="float">
            <text:p>17247.00</text:p>
          </table:table-cell>
          <table:table-cell table:number-columns-repeated="3"/>
        </table:table-row>
        <table:table-row table:style-name="ro1">
          <table:table-cell table:formula="of:=[.A864] + 1" office:value-type="float" office:value="17248" calcext:value-type="float">
            <text:p>17248.00</text:p>
          </table:table-cell>
          <table:table-cell table:number-columns-repeated="3"/>
        </table:table-row>
        <table:table-row table:style-name="ro1">
          <table:table-cell table:formula="of:=[.A865] + 1" office:value-type="float" office:value="17249" calcext:value-type="float">
            <text:p>17249.00</text:p>
          </table:table-cell>
          <table:table-cell table:number-columns-repeated="3"/>
        </table:table-row>
        <table:table-row table:style-name="ro1">
          <table:table-cell table:formula="of:=[.A866] + 1" office:value-type="float" office:value="17250" calcext:value-type="float">
            <text:p>17250.00</text:p>
          </table:table-cell>
          <table:table-cell table:number-columns-repeated="3"/>
        </table:table-row>
        <table:table-row table:style-name="ro1">
          <table:table-cell table:formula="of:=[.A867] + 1" office:value-type="float" office:value="17251" calcext:value-type="float">
            <text:p>17251.00</text:p>
          </table:table-cell>
          <table:table-cell table:number-columns-repeated="3"/>
        </table:table-row>
        <table:table-row table:style-name="ro1">
          <table:table-cell table:formula="of:=[.A868] + 1" office:value-type="float" office:value="17252" calcext:value-type="float">
            <text:p>17252.00</text:p>
          </table:table-cell>
          <table:table-cell table:number-columns-repeated="3"/>
        </table:table-row>
        <table:table-row table:style-name="ro1">
          <table:table-cell table:formula="of:=[.A869] + 1" office:value-type="float" office:value="17253" calcext:value-type="float">
            <text:p>17253.00</text:p>
          </table:table-cell>
          <table:table-cell table:number-columns-repeated="3"/>
        </table:table-row>
        <table:table-row table:style-name="ro1">
          <table:table-cell table:formula="of:=[.A870] + 1" office:value-type="float" office:value="17254" calcext:value-type="float">
            <text:p>17254.00</text:p>
          </table:table-cell>
          <table:table-cell table:number-columns-repeated="3"/>
        </table:table-row>
        <table:table-row table:style-name="ro1">
          <table:table-cell table:formula="of:=[.A871] + 1" office:value-type="float" office:value="17255" calcext:value-type="float">
            <text:p>17255.00</text:p>
          </table:table-cell>
          <table:table-cell table:number-columns-repeated="3"/>
        </table:table-row>
        <table:table-row table:style-name="ro1">
          <table:table-cell table:formula="of:=[.A872] + 1" office:value-type="float" office:value="17256" calcext:value-type="float">
            <text:p>17256.00</text:p>
          </table:table-cell>
          <table:table-cell table:number-columns-repeated="3"/>
        </table:table-row>
        <table:table-row table:style-name="ro1">
          <table:table-cell table:formula="of:=[.A873] + 1" office:value-type="float" office:value="17257" calcext:value-type="float">
            <text:p>17257.00</text:p>
          </table:table-cell>
          <table:table-cell table:number-columns-repeated="3"/>
        </table:table-row>
        <table:table-row table:style-name="ro1">
          <table:table-cell table:formula="of:=[.A874] + 1" office:value-type="float" office:value="17258" calcext:value-type="float">
            <text:p>17258.00</text:p>
          </table:table-cell>
          <table:table-cell table:number-columns-repeated="3"/>
        </table:table-row>
        <table:table-row table:style-name="ro1">
          <table:table-cell table:formula="of:=[.A875] + 1" office:value-type="float" office:value="17259" calcext:value-type="float">
            <text:p>17259.00</text:p>
          </table:table-cell>
          <table:table-cell table:number-columns-repeated="3"/>
        </table:table-row>
        <table:table-row table:style-name="ro1">
          <table:table-cell table:formula="of:=[.A876] + 1" office:value-type="float" office:value="17260" calcext:value-type="float">
            <text:p>17260.00</text:p>
          </table:table-cell>
          <table:table-cell table:number-columns-repeated="3"/>
        </table:table-row>
        <table:table-row table:style-name="ro1">
          <table:table-cell table:formula="of:=[.A877] + 1" office:value-type="float" office:value="17261" calcext:value-type="float">
            <text:p>17261.00</text:p>
          </table:table-cell>
          <table:table-cell table:number-columns-repeated="3"/>
        </table:table-row>
        <table:table-row table:style-name="ro1">
          <table:table-cell table:formula="of:=[.A878] + 1" office:value-type="float" office:value="17262" calcext:value-type="float">
            <text:p>17262.00</text:p>
          </table:table-cell>
          <table:table-cell table:number-columns-repeated="3"/>
        </table:table-row>
        <table:table-row table:style-name="ro1">
          <table:table-cell table:formula="of:=[.A879] + 1" office:value-type="float" office:value="17263" calcext:value-type="float">
            <text:p>17263.00</text:p>
          </table:table-cell>
          <table:table-cell table:number-columns-repeated="3"/>
        </table:table-row>
        <table:table-row table:style-name="ro1">
          <table:table-cell table:formula="of:=[.A880] + 1" office:value-type="float" office:value="17264" calcext:value-type="float">
            <text:p>17264.00</text:p>
          </table:table-cell>
          <table:table-cell table:number-columns-repeated="3"/>
        </table:table-row>
        <table:table-row table:style-name="ro1">
          <table:table-cell table:formula="of:=[.A881] + 1" office:value-type="float" office:value="17265" calcext:value-type="float">
            <text:p>17265.00</text:p>
          </table:table-cell>
          <table:table-cell table:number-columns-repeated="3"/>
        </table:table-row>
        <table:table-row table:style-name="ro1">
          <table:table-cell table:formula="of:=[.A882] + 1" office:value-type="float" office:value="17266" calcext:value-type="float">
            <text:p>17266.00</text:p>
          </table:table-cell>
          <table:table-cell table:number-columns-repeated="3"/>
        </table:table-row>
        <table:table-row table:style-name="ro1">
          <table:table-cell table:formula="of:=[.A883] + 1" office:value-type="float" office:value="17267" calcext:value-type="float">
            <text:p>17267.00</text:p>
          </table:table-cell>
          <table:table-cell table:number-columns-repeated="3"/>
        </table:table-row>
        <table:table-row table:style-name="ro1">
          <table:table-cell table:formula="of:=[.A884] + 1" office:value-type="float" office:value="17268" calcext:value-type="float">
            <text:p>17268.00</text:p>
          </table:table-cell>
          <table:table-cell table:number-columns-repeated="3"/>
        </table:table-row>
        <table:table-row table:style-name="ro1">
          <table:table-cell table:formula="of:=[.A885] + 1" office:value-type="float" office:value="17269" calcext:value-type="float">
            <text:p>17269.00</text:p>
          </table:table-cell>
          <table:table-cell table:number-columns-repeated="3"/>
        </table:table-row>
        <table:table-row table:style-name="ro1">
          <table:table-cell table:formula="of:=[.A886] + 1" office:value-type="float" office:value="17270" calcext:value-type="float">
            <text:p>17270.00</text:p>
          </table:table-cell>
          <table:table-cell table:number-columns-repeated="3"/>
        </table:table-row>
        <table:table-row table:style-name="ro1">
          <table:table-cell table:formula="of:=[.A887] + 1" office:value-type="float" office:value="17271" calcext:value-type="float">
            <text:p>17271.00</text:p>
          </table:table-cell>
          <table:table-cell table:number-columns-repeated="3"/>
        </table:table-row>
        <table:table-row table:style-name="ro1">
          <table:table-cell table:formula="of:=[.A888] + 1" office:value-type="float" office:value="17272" calcext:value-type="float">
            <text:p>17272.00</text:p>
          </table:table-cell>
          <table:table-cell table:number-columns-repeated="3"/>
        </table:table-row>
        <table:table-row table:style-name="ro1">
          <table:table-cell table:formula="of:=[.A889] + 1" office:value-type="float" office:value="17273" calcext:value-type="float">
            <text:p>17273.00</text:p>
          </table:table-cell>
          <table:table-cell table:number-columns-repeated="3"/>
        </table:table-row>
        <table:table-row table:style-name="ro1">
          <table:table-cell table:formula="of:=[.A890] + 1" office:value-type="float" office:value="17274" calcext:value-type="float">
            <text:p>17274.00</text:p>
          </table:table-cell>
          <table:table-cell table:number-columns-repeated="3"/>
        </table:table-row>
        <table:table-row table:style-name="ro1">
          <table:table-cell table:formula="of:=[.A891] + 1" office:value-type="float" office:value="17275" calcext:value-type="float">
            <text:p>17275.00</text:p>
          </table:table-cell>
          <table:table-cell table:number-columns-repeated="3"/>
        </table:table-row>
        <table:table-row table:style-name="ro1">
          <table:table-cell table:formula="of:=[.A892] + 1" office:value-type="float" office:value="17276" calcext:value-type="float">
            <text:p>17276.00</text:p>
          </table:table-cell>
          <table:table-cell table:number-columns-repeated="3"/>
        </table:table-row>
        <table:table-row table:style-name="ro1">
          <table:table-cell table:formula="of:=[.A893] + 1" office:value-type="float" office:value="17277" calcext:value-type="float">
            <text:p>17277.00</text:p>
          </table:table-cell>
          <table:table-cell table:number-columns-repeated="3"/>
        </table:table-row>
        <table:table-row table:style-name="ro1">
          <table:table-cell table:formula="of:=[.A894] + 1" office:value-type="float" office:value="17278" calcext:value-type="float">
            <text:p>17278.00</text:p>
          </table:table-cell>
          <table:table-cell table:number-columns-repeated="3"/>
        </table:table-row>
        <table:table-row table:style-name="ro1">
          <table:table-cell table:formula="of:=[.A895] + 1" office:value-type="float" office:value="17279" calcext:value-type="float">
            <text:p>17279.00</text:p>
          </table:table-cell>
          <table:table-cell table:number-columns-repeated="3"/>
        </table:table-row>
        <table:table-row table:style-name="ro1">
          <table:table-cell table:formula="of:=[.A896] + 1" office:value-type="float" office:value="17280" calcext:value-type="float">
            <text:p>17280.00</text:p>
          </table:table-cell>
          <table:table-cell table:number-columns-repeated="3"/>
        </table:table-row>
        <table:table-row table:style-name="ro1">
          <table:table-cell table:formula="of:=[.A897] + 1" office:value-type="float" office:value="17281" calcext:value-type="float">
            <text:p>17281.00</text:p>
          </table:table-cell>
          <table:table-cell table:number-columns-repeated="3"/>
        </table:table-row>
        <table:table-row table:style-name="ro1">
          <table:table-cell table:formula="of:=[.A898] + 1" office:value-type="float" office:value="17282" calcext:value-type="float">
            <text:p>17282.00</text:p>
          </table:table-cell>
          <table:table-cell table:number-columns-repeated="3"/>
        </table:table-row>
        <table:table-row table:style-name="ro1">
          <table:table-cell table:formula="of:=[.A899] + 1" office:value-type="float" office:value="17283" calcext:value-type="float">
            <text:p>17283.00</text:p>
          </table:table-cell>
          <table:table-cell table:number-columns-repeated="3"/>
        </table:table-row>
        <table:table-row table:style-name="ro1">
          <table:table-cell table:formula="of:=[.A900] + 1" office:value-type="float" office:value="17284" calcext:value-type="float">
            <text:p>17284.00</text:p>
          </table:table-cell>
          <table:table-cell table:number-columns-repeated="3"/>
        </table:table-row>
        <table:table-row table:style-name="ro1">
          <table:table-cell table:formula="of:=[.A901] + 1" office:value-type="float" office:value="17285" calcext:value-type="float">
            <text:p>17285.00</text:p>
          </table:table-cell>
          <table:table-cell table:number-columns-repeated="3"/>
        </table:table-row>
        <table:table-row table:style-name="ro1">
          <table:table-cell table:formula="of:=[.A902] + 1" office:value-type="float" office:value="17286" calcext:value-type="float">
            <text:p>17286.00</text:p>
          </table:table-cell>
          <table:table-cell table:number-columns-repeated="3"/>
        </table:table-row>
        <table:table-row table:style-name="ro1">
          <table:table-cell table:formula="of:=[.A903] + 1" office:value-type="float" office:value="17287" calcext:value-type="float">
            <text:p>17287.00</text:p>
          </table:table-cell>
          <table:table-cell table:number-columns-repeated="3"/>
        </table:table-row>
        <table:table-row table:style-name="ro1">
          <table:table-cell table:formula="of:=[.A904] + 1" office:value-type="float" office:value="17288" calcext:value-type="float">
            <text:p>17288.00</text:p>
          </table:table-cell>
          <table:table-cell table:number-columns-repeated="3"/>
        </table:table-row>
        <table:table-row table:style-name="ro1">
          <table:table-cell table:formula="of:=[.A905] + 1" office:value-type="float" office:value="17289" calcext:value-type="float">
            <text:p>17289.00</text:p>
          </table:table-cell>
          <table:table-cell table:number-columns-repeated="3"/>
        </table:table-row>
        <table:table-row table:style-name="ro1">
          <table:table-cell table:formula="of:=[.A906] + 1" office:value-type="float" office:value="17290" calcext:value-type="float">
            <text:p>17290.00</text:p>
          </table:table-cell>
          <table:table-cell table:number-columns-repeated="3"/>
        </table:table-row>
        <table:table-row table:style-name="ro1">
          <table:table-cell table:formula="of:=[.A907] + 1" office:value-type="float" office:value="17291" calcext:value-type="float">
            <text:p>17291.00</text:p>
          </table:table-cell>
          <table:table-cell table:number-columns-repeated="3"/>
        </table:table-row>
        <table:table-row table:style-name="ro1">
          <table:table-cell table:formula="of:=[.A908] + 1" office:value-type="float" office:value="17292" calcext:value-type="float">
            <text:p>17292.00</text:p>
          </table:table-cell>
          <table:table-cell table:number-columns-repeated="3"/>
        </table:table-row>
        <table:table-row table:style-name="ro1">
          <table:table-cell table:formula="of:=[.A909] + 1" office:value-type="float" office:value="17293" calcext:value-type="float">
            <text:p>17293.00</text:p>
          </table:table-cell>
          <table:table-cell table:number-columns-repeated="3"/>
        </table:table-row>
        <table:table-row table:style-name="ro1">
          <table:table-cell table:formula="of:=[.A910] + 1" office:value-type="float" office:value="17294" calcext:value-type="float">
            <text:p>17294.00</text:p>
          </table:table-cell>
          <table:table-cell table:number-columns-repeated="3"/>
        </table:table-row>
        <table:table-row table:style-name="ro1">
          <table:table-cell table:formula="of:=[.A911] + 1" office:value-type="float" office:value="17295" calcext:value-type="float">
            <text:p>17295.00</text:p>
          </table:table-cell>
          <table:table-cell table:number-columns-repeated="3"/>
        </table:table-row>
        <table:table-row table:style-name="ro1">
          <table:table-cell table:formula="of:=[.A912] + 1" office:value-type="float" office:value="17296" calcext:value-type="float">
            <text:p>17296.00</text:p>
          </table:table-cell>
          <table:table-cell table:number-columns-repeated="3"/>
        </table:table-row>
        <table:table-row table:style-name="ro1">
          <table:table-cell table:formula="of:=[.A913] + 1" office:value-type="float" office:value="17297" calcext:value-type="float">
            <text:p>17297.00</text:p>
          </table:table-cell>
          <table:table-cell table:number-columns-repeated="3"/>
        </table:table-row>
        <table:table-row table:style-name="ro1">
          <table:table-cell table:formula="of:=[.A914] + 1" office:value-type="float" office:value="17298" calcext:value-type="float">
            <text:p>17298.00</text:p>
          </table:table-cell>
          <table:table-cell table:number-columns-repeated="3"/>
        </table:table-row>
        <table:table-row table:style-name="ro1">
          <table:table-cell table:formula="of:=[.A915] + 1" office:value-type="float" office:value="17299" calcext:value-type="float">
            <text:p>17299.00</text:p>
          </table:table-cell>
          <table:table-cell table:number-columns-repeated="3"/>
        </table:table-row>
        <table:table-row table:style-name="ro1">
          <table:table-cell table:formula="of:=[.A916] + 1" office:value-type="float" office:value="17300" calcext:value-type="float">
            <text:p>17300.00</text:p>
          </table:table-cell>
          <table:table-cell table:number-columns-repeated="3"/>
        </table:table-row>
        <table:table-row table:style-name="ro1">
          <table:table-cell table:formula="of:=[.A917] + 1" office:value-type="float" office:value="17301" calcext:value-type="float">
            <text:p>17301.00</text:p>
          </table:table-cell>
          <table:table-cell table:number-columns-repeated="3"/>
        </table:table-row>
        <table:table-row table:style-name="ro1">
          <table:table-cell table:formula="of:=[.A918] + 1" office:value-type="float" office:value="17302" calcext:value-type="float">
            <text:p>17302.00</text:p>
          </table:table-cell>
          <table:table-cell table:number-columns-repeated="3"/>
        </table:table-row>
        <table:table-row table:style-name="ro1">
          <table:table-cell table:formula="of:=[.A919] + 1" office:value-type="float" office:value="17303" calcext:value-type="float">
            <text:p>17303.00</text:p>
          </table:table-cell>
          <table:table-cell table:number-columns-repeated="3"/>
        </table:table-row>
        <table:table-row table:style-name="ro1">
          <table:table-cell table:formula="of:=[.A920] + 1" office:value-type="float" office:value="17304" calcext:value-type="float">
            <text:p>17304.00</text:p>
          </table:table-cell>
          <table:table-cell table:number-columns-repeated="3"/>
        </table:table-row>
        <table:table-row table:style-name="ro1">
          <table:table-cell table:formula="of:=[.A921] + 1" office:value-type="float" office:value="17305" calcext:value-type="float">
            <text:p>17305.00</text:p>
          </table:table-cell>
          <table:table-cell table:number-columns-repeated="3"/>
        </table:table-row>
        <table:table-row table:style-name="ro1">
          <table:table-cell table:formula="of:=[.A922] + 1" office:value-type="float" office:value="17306" calcext:value-type="float">
            <text:p>17306.00</text:p>
          </table:table-cell>
          <table:table-cell table:number-columns-repeated="3"/>
        </table:table-row>
        <table:table-row table:style-name="ro1">
          <table:table-cell table:formula="of:=[.A923] + 1" office:value-type="float" office:value="17307" calcext:value-type="float">
            <text:p>17307.00</text:p>
          </table:table-cell>
          <table:table-cell table:number-columns-repeated="3"/>
        </table:table-row>
        <table:table-row table:style-name="ro1">
          <table:table-cell table:formula="of:=[.A924] + 1" office:value-type="float" office:value="17308" calcext:value-type="float">
            <text:p>17308.00</text:p>
          </table:table-cell>
          <table:table-cell table:number-columns-repeated="3"/>
        </table:table-row>
        <table:table-row table:style-name="ro1">
          <table:table-cell table:formula="of:=[.A925] + 1" office:value-type="float" office:value="17309" calcext:value-type="float">
            <text:p>17309.00</text:p>
          </table:table-cell>
          <table:table-cell table:number-columns-repeated="3"/>
        </table:table-row>
        <table:table-row table:style-name="ro1">
          <table:table-cell table:formula="of:=[.A926] + 1" office:value-type="float" office:value="17310" calcext:value-type="float">
            <text:p>17310.00</text:p>
          </table:table-cell>
          <table:table-cell table:number-columns-repeated="3"/>
        </table:table-row>
        <table:table-row table:style-name="ro1">
          <table:table-cell table:formula="of:=[.A927] + 1" office:value-type="float" office:value="17311" calcext:value-type="float">
            <text:p>17311.00</text:p>
          </table:table-cell>
          <table:table-cell table:number-columns-repeated="3"/>
        </table:table-row>
        <table:table-row table:style-name="ro1">
          <table:table-cell table:formula="of:=[.A928] + 1" office:value-type="float" office:value="17312" calcext:value-type="float">
            <text:p>17312.00</text:p>
          </table:table-cell>
          <table:table-cell table:number-columns-repeated="3"/>
        </table:table-row>
        <table:table-row table:style-name="ro1">
          <table:table-cell table:formula="of:=[.A929] + 1" office:value-type="float" office:value="17313" calcext:value-type="float">
            <text:p>17313.00</text:p>
          </table:table-cell>
          <table:table-cell table:number-columns-repeated="3"/>
        </table:table-row>
        <table:table-row table:style-name="ro1">
          <table:table-cell table:formula="of:=[.A930] + 1" office:value-type="float" office:value="17314" calcext:value-type="float">
            <text:p>17314.00</text:p>
          </table:table-cell>
          <table:table-cell table:number-columns-repeated="3"/>
        </table:table-row>
        <table:table-row table:style-name="ro1">
          <table:table-cell table:formula="of:=[.A931] + 1" office:value-type="float" office:value="17315" calcext:value-type="float">
            <text:p>17315.00</text:p>
          </table:table-cell>
          <table:table-cell table:number-columns-repeated="3"/>
        </table:table-row>
        <table:table-row table:style-name="ro1">
          <table:table-cell table:formula="of:=[.A932] + 1" office:value-type="float" office:value="17316" calcext:value-type="float">
            <text:p>17316.00</text:p>
          </table:table-cell>
          <table:table-cell table:number-columns-repeated="3"/>
        </table:table-row>
        <table:table-row table:style-name="ro1">
          <table:table-cell table:formula="of:=[.A933] + 1" office:value-type="float" office:value="17317" calcext:value-type="float">
            <text:p>17317.00</text:p>
          </table:table-cell>
          <table:table-cell table:number-columns-repeated="3"/>
        </table:table-row>
        <table:table-row table:style-name="ro1">
          <table:table-cell table:formula="of:=[.A934] + 1" office:value-type="float" office:value="17318" calcext:value-type="float">
            <text:p>17318.00</text:p>
          </table:table-cell>
          <table:table-cell table:number-columns-repeated="3"/>
        </table:table-row>
        <table:table-row table:style-name="ro1">
          <table:table-cell table:formula="of:=[.A935] + 1" office:value-type="float" office:value="17319" calcext:value-type="float">
            <text:p>17319.00</text:p>
          </table:table-cell>
          <table:table-cell table:number-columns-repeated="3"/>
        </table:table-row>
        <table:table-row table:style-name="ro1">
          <table:table-cell table:formula="of:=[.A936] + 1" office:value-type="float" office:value="17320" calcext:value-type="float">
            <text:p>17320.00</text:p>
          </table:table-cell>
          <table:table-cell table:number-columns-repeated="3"/>
        </table:table-row>
        <table:table-row table:style-name="ro1">
          <table:table-cell table:formula="of:=[.A937] + 1" office:value-type="float" office:value="17321" calcext:value-type="float">
            <text:p>17321.00</text:p>
          </table:table-cell>
          <table:table-cell table:number-columns-repeated="3"/>
        </table:table-row>
        <table:table-row table:style-name="ro1">
          <table:table-cell table:formula="of:=[.A938] + 1" office:value-type="float" office:value="17322" calcext:value-type="float">
            <text:p>17322.00</text:p>
          </table:table-cell>
          <table:table-cell table:number-columns-repeated="3"/>
        </table:table-row>
        <table:table-row table:style-name="ro1">
          <table:table-cell table:formula="of:=[.A939] + 1" office:value-type="float" office:value="17323" calcext:value-type="float">
            <text:p>17323.00</text:p>
          </table:table-cell>
          <table:table-cell table:number-columns-repeated="3"/>
        </table:table-row>
        <table:table-row table:style-name="ro1">
          <table:table-cell table:formula="of:=[.A940] + 1" office:value-type="float" office:value="17324" calcext:value-type="float">
            <text:p>17324.00</text:p>
          </table:table-cell>
          <table:table-cell table:number-columns-repeated="3"/>
        </table:table-row>
        <table:table-row table:style-name="ro1">
          <table:table-cell table:formula="of:=[.A941] + 1" office:value-type="float" office:value="17325" calcext:value-type="float">
            <text:p>17325.00</text:p>
          </table:table-cell>
          <table:table-cell table:number-columns-repeated="3"/>
        </table:table-row>
        <table:table-row table:style-name="ro1">
          <table:table-cell table:formula="of:=[.A942] + 1" office:value-type="float" office:value="17326" calcext:value-type="float">
            <text:p>17326.00</text:p>
          </table:table-cell>
          <table:table-cell table:number-columns-repeated="3"/>
        </table:table-row>
        <table:table-row table:style-name="ro1">
          <table:table-cell table:formula="of:=[.A943] + 1" office:value-type="float" office:value="17327" calcext:value-type="float">
            <text:p>17327.00</text:p>
          </table:table-cell>
          <table:table-cell table:number-columns-repeated="3"/>
        </table:table-row>
        <table:table-row table:style-name="ro1">
          <table:table-cell table:formula="of:=[.A944] + 1" office:value-type="float" office:value="17328" calcext:value-type="float">
            <text:p>17328.00</text:p>
          </table:table-cell>
          <table:table-cell table:number-columns-repeated="3"/>
        </table:table-row>
        <table:table-row table:style-name="ro1">
          <table:table-cell table:formula="of:=[.A945] + 1" office:value-type="float" office:value="17329" calcext:value-type="float">
            <text:p>17329.00</text:p>
          </table:table-cell>
          <table:table-cell table:number-columns-repeated="3"/>
        </table:table-row>
        <table:table-row table:style-name="ro1">
          <table:table-cell table:formula="of:=[.A946] + 1" office:value-type="float" office:value="17330" calcext:value-type="float">
            <text:p>17330.00</text:p>
          </table:table-cell>
          <table:table-cell table:number-columns-repeated="3"/>
        </table:table-row>
        <table:table-row table:style-name="ro1">
          <table:table-cell table:formula="of:=[.A947] + 1" office:value-type="float" office:value="17331" calcext:value-type="float">
            <text:p>17331.00</text:p>
          </table:table-cell>
          <table:table-cell table:number-columns-repeated="3"/>
        </table:table-row>
        <table:table-row table:style-name="ro1">
          <table:table-cell table:formula="of:=[.A948] + 1" office:value-type="float" office:value="17332" calcext:value-type="float">
            <text:p>17332.00</text:p>
          </table:table-cell>
          <table:table-cell table:number-columns-repeated="3"/>
        </table:table-row>
        <table:table-row table:style-name="ro1">
          <table:table-cell table:formula="of:=[.A949] + 1" office:value-type="float" office:value="17333" calcext:value-type="float">
            <text:p>17333.00</text:p>
          </table:table-cell>
          <table:table-cell table:number-columns-repeated="3"/>
        </table:table-row>
        <table:table-row table:style-name="ro1">
          <table:table-cell table:formula="of:=[.A950] + 1" office:value-type="float" office:value="17334" calcext:value-type="float">
            <text:p>17334.00</text:p>
          </table:table-cell>
          <table:table-cell table:number-columns-repeated="3"/>
        </table:table-row>
        <table:table-row table:style-name="ro1">
          <table:table-cell table:formula="of:=[.A951] + 1" office:value-type="float" office:value="17335" calcext:value-type="float">
            <text:p>17335.00</text:p>
          </table:table-cell>
          <table:table-cell table:number-columns-repeated="3"/>
        </table:table-row>
        <table:table-row table:style-name="ro1">
          <table:table-cell table:formula="of:=[.A952] + 1" office:value-type="float" office:value="17336" calcext:value-type="float">
            <text:p>17336.00</text:p>
          </table:table-cell>
          <table:table-cell table:number-columns-repeated="3"/>
        </table:table-row>
        <table:table-row table:style-name="ro1">
          <table:table-cell table:formula="of:=[.A953] + 1" office:value-type="float" office:value="17337" calcext:value-type="float">
            <text:p>17337.00</text:p>
          </table:table-cell>
          <table:table-cell table:number-columns-repeated="3"/>
        </table:table-row>
        <table:table-row table:style-name="ro1">
          <table:table-cell table:formula="of:=[.A954] + 1" office:value-type="float" office:value="17338" calcext:value-type="float">
            <text:p>17338.00</text:p>
          </table:table-cell>
          <table:table-cell table:number-columns-repeated="3"/>
        </table:table-row>
        <table:table-row table:style-name="ro1">
          <table:table-cell table:formula="of:=[.A955] + 1" office:value-type="float" office:value="17339" calcext:value-type="float">
            <text:p>17339.00</text:p>
          </table:table-cell>
          <table:table-cell table:number-columns-repeated="3"/>
        </table:table-row>
        <table:table-row table:style-name="ro1">
          <table:table-cell table:formula="of:=[.A956] + 1" office:value-type="float" office:value="17340" calcext:value-type="float">
            <text:p>17340.00</text:p>
          </table:table-cell>
          <table:table-cell table:number-columns-repeated="3"/>
        </table:table-row>
        <table:table-row table:style-name="ro1">
          <table:table-cell table:formula="of:=[.A957] + 1" office:value-type="float" office:value="17341" calcext:value-type="float">
            <text:p>17341.00</text:p>
          </table:table-cell>
          <table:table-cell table:number-columns-repeated="3"/>
        </table:table-row>
        <table:table-row table:style-name="ro1">
          <table:table-cell table:formula="of:=[.A958] + 1" office:value-type="float" office:value="17342" calcext:value-type="float">
            <text:p>17342.00</text:p>
          </table:table-cell>
          <table:table-cell table:number-columns-repeated="3"/>
        </table:table-row>
        <table:table-row table:style-name="ro1">
          <table:table-cell table:formula="of:=[.A959] + 1" office:value-type="float" office:value="17343" calcext:value-type="float">
            <text:p>17343.00</text:p>
          </table:table-cell>
          <table:table-cell table:number-columns-repeated="3"/>
        </table:table-row>
        <table:table-row table:style-name="ro1">
          <table:table-cell table:formula="of:=[.A960] + 1" office:value-type="float" office:value="17344" calcext:value-type="float">
            <text:p>17344.00</text:p>
          </table:table-cell>
          <table:table-cell table:number-columns-repeated="3"/>
        </table:table-row>
        <table:table-row table:style-name="ro1">
          <table:table-cell table:formula="of:=[.A961] + 1" office:value-type="float" office:value="17345" calcext:value-type="float">
            <text:p>17345.00</text:p>
          </table:table-cell>
          <table:table-cell table:number-columns-repeated="3"/>
        </table:table-row>
        <table:table-row table:style-name="ro1">
          <table:table-cell table:formula="of:=[.A962] + 1" office:value-type="float" office:value="17346" calcext:value-type="float">
            <text:p>17346.00</text:p>
          </table:table-cell>
          <table:table-cell table:number-columns-repeated="3"/>
        </table:table-row>
        <table:table-row table:style-name="ro1">
          <table:table-cell table:formula="of:=[.A963] + 1" office:value-type="float" office:value="17347" calcext:value-type="float">
            <text:p>17347.00</text:p>
          </table:table-cell>
          <table:table-cell table:number-columns-repeated="3"/>
        </table:table-row>
        <table:table-row table:style-name="ro1">
          <table:table-cell table:formula="of:=[.A964] + 1" office:value-type="float" office:value="17348" calcext:value-type="float">
            <text:p>17348.00</text:p>
          </table:table-cell>
          <table:table-cell table:number-columns-repeated="3"/>
        </table:table-row>
        <table:table-row table:style-name="ro1">
          <table:table-cell table:formula="of:=[.A965] + 1" office:value-type="float" office:value="17349" calcext:value-type="float">
            <text:p>17349.00</text:p>
          </table:table-cell>
          <table:table-cell table:number-columns-repeated="3"/>
        </table:table-row>
        <table:table-row table:style-name="ro1">
          <table:table-cell table:formula="of:=[.A966] + 1" office:value-type="float" office:value="17350" calcext:value-type="float">
            <text:p>17350.00</text:p>
          </table:table-cell>
          <table:table-cell table:number-columns-repeated="3"/>
        </table:table-row>
        <table:table-row table:style-name="ro1">
          <table:table-cell table:formula="of:=[.A967] + 1" office:value-type="float" office:value="17351" calcext:value-type="float">
            <text:p>17351.00</text:p>
          </table:table-cell>
          <table:table-cell table:number-columns-repeated="3"/>
        </table:table-row>
        <table:table-row table:style-name="ro1">
          <table:table-cell table:formula="of:=[.A968] + 1" office:value-type="float" office:value="17352" calcext:value-type="float">
            <text:p>17352.00</text:p>
          </table:table-cell>
          <table:table-cell table:number-columns-repeated="3"/>
        </table:table-row>
        <table:table-row table:style-name="ro1">
          <table:table-cell table:formula="of:=[.A969] + 1" office:value-type="float" office:value="17353" calcext:value-type="float">
            <text:p>17353.00</text:p>
          </table:table-cell>
          <table:table-cell table:number-columns-repeated="3"/>
        </table:table-row>
        <table:table-row table:style-name="ro1">
          <table:table-cell table:formula="of:=[.A970] + 1" office:value-type="float" office:value="17354" calcext:value-type="float">
            <text:p>17354.00</text:p>
          </table:table-cell>
          <table:table-cell table:number-columns-repeated="3"/>
        </table:table-row>
        <table:table-row table:style-name="ro1">
          <table:table-cell table:formula="of:=[.A971] + 1" office:value-type="float" office:value="17355" calcext:value-type="float">
            <text:p>17355.00</text:p>
          </table:table-cell>
          <table:table-cell table:number-columns-repeated="3"/>
        </table:table-row>
        <table:table-row table:style-name="ro1">
          <table:table-cell table:formula="of:=[.A972] + 1" office:value-type="float" office:value="17356" calcext:value-type="float">
            <text:p>17356.00</text:p>
          </table:table-cell>
          <table:table-cell table:number-columns-repeated="3"/>
        </table:table-row>
        <table:table-row table:style-name="ro1">
          <table:table-cell table:formula="of:=[.A973] + 1" office:value-type="float" office:value="17357" calcext:value-type="float">
            <text:p>17357.00</text:p>
          </table:table-cell>
          <table:table-cell table:number-columns-repeated="3"/>
        </table:table-row>
        <table:table-row table:style-name="ro1">
          <table:table-cell table:formula="of:=[.A974] + 1" office:value-type="float" office:value="17358" calcext:value-type="float">
            <text:p>17358.00</text:p>
          </table:table-cell>
          <table:table-cell table:number-columns-repeated="3"/>
        </table:table-row>
        <table:table-row table:style-name="ro1">
          <table:table-cell table:formula="of:=[.A975] + 1" office:value-type="float" office:value="17359" calcext:value-type="float">
            <text:p>17359.00</text:p>
          </table:table-cell>
          <table:table-cell table:number-columns-repeated="3"/>
        </table:table-row>
        <table:table-row table:style-name="ro1">
          <table:table-cell table:formula="of:=[.A976] + 1" office:value-type="float" office:value="17360" calcext:value-type="float">
            <text:p>17360.00</text:p>
          </table:table-cell>
          <table:table-cell table:number-columns-repeated="3"/>
        </table:table-row>
        <table:table-row table:style-name="ro1">
          <table:table-cell table:formula="of:=[.A977] + 1" office:value-type="float" office:value="17361" calcext:value-type="float">
            <text:p>17361.00</text:p>
          </table:table-cell>
          <table:table-cell table:number-columns-repeated="3"/>
        </table:table-row>
        <table:table-row table:style-name="ro1">
          <table:table-cell table:formula="of:=[.A978] + 1" office:value-type="float" office:value="17362" calcext:value-type="float">
            <text:p>17362.00</text:p>
          </table:table-cell>
          <table:table-cell table:number-columns-repeated="3"/>
        </table:table-row>
        <table:table-row table:style-name="ro1">
          <table:table-cell table:formula="of:=[.A979] + 1" office:value-type="float" office:value="17363" calcext:value-type="float">
            <text:p>17363.00</text:p>
          </table:table-cell>
          <table:table-cell table:number-columns-repeated="3"/>
        </table:table-row>
        <table:table-row table:style-name="ro1">
          <table:table-cell table:formula="of:=[.A980] + 1" office:value-type="float" office:value="17364" calcext:value-type="float">
            <text:p>17364.00</text:p>
          </table:table-cell>
          <table:table-cell table:number-columns-repeated="3"/>
        </table:table-row>
        <table:table-row table:style-name="ro1">
          <table:table-cell table:formula="of:=[.A981] + 1" office:value-type="float" office:value="17365" calcext:value-type="float">
            <text:p>17365.00</text:p>
          </table:table-cell>
          <table:table-cell table:number-columns-repeated="3"/>
        </table:table-row>
        <table:table-row table:style-name="ro1">
          <table:table-cell table:formula="of:=[.A982] + 1" office:value-type="float" office:value="17366" calcext:value-type="float">
            <text:p>17366.00</text:p>
          </table:table-cell>
          <table:table-cell table:number-columns-repeated="3"/>
        </table:table-row>
        <table:table-row table:style-name="ro1">
          <table:table-cell table:formula="of:=[.A983] + 1" office:value-type="float" office:value="17367" calcext:value-type="float">
            <text:p>17367.00</text:p>
          </table:table-cell>
          <table:table-cell table:number-columns-repeated="3"/>
        </table:table-row>
        <table:table-row table:style-name="ro1">
          <table:table-cell table:formula="of:=[.A984] + 1" office:value-type="float" office:value="17368" calcext:value-type="float">
            <text:p>17368.00</text:p>
          </table:table-cell>
          <table:table-cell table:number-columns-repeated="3"/>
        </table:table-row>
        <table:table-row table:style-name="ro1">
          <table:table-cell table:formula="of:=[.A985] + 1" office:value-type="float" office:value="17369" calcext:value-type="float">
            <text:p>17369.00</text:p>
          </table:table-cell>
          <table:table-cell table:number-columns-repeated="3"/>
        </table:table-row>
        <table:table-row table:style-name="ro1">
          <table:table-cell table:formula="of:=[.A986] + 1" office:value-type="float" office:value="17370" calcext:value-type="float">
            <text:p>17370.00</text:p>
          </table:table-cell>
          <table:table-cell table:number-columns-repeated="3"/>
        </table:table-row>
        <table:table-row table:style-name="ro1">
          <table:table-cell table:formula="of:=[.A987] + 1" office:value-type="float" office:value="17371" calcext:value-type="float">
            <text:p>17371.00</text:p>
          </table:table-cell>
          <table:table-cell table:number-columns-repeated="3"/>
        </table:table-row>
        <table:table-row table:style-name="ro1">
          <table:table-cell table:formula="of:=[.A988] + 1" office:value-type="float" office:value="17372" calcext:value-type="float">
            <text:p>17372.00</text:p>
          </table:table-cell>
          <table:table-cell table:number-columns-repeated="3"/>
        </table:table-row>
        <table:table-row table:style-name="ro1">
          <table:table-cell table:formula="of:=[.A989] + 1" office:value-type="float" office:value="17373" calcext:value-type="float">
            <text:p>17373.00</text:p>
          </table:table-cell>
          <table:table-cell table:number-columns-repeated="3"/>
        </table:table-row>
        <table:table-row table:style-name="ro1">
          <table:table-cell table:formula="of:=[.A990] + 1" office:value-type="float" office:value="17374" calcext:value-type="float">
            <text:p>17374.00</text:p>
          </table:table-cell>
          <table:table-cell table:number-columns-repeated="3"/>
        </table:table-row>
        <table:table-row table:style-name="ro1">
          <table:table-cell table:formula="of:=[.A991] + 1" office:value-type="float" office:value="17375" calcext:value-type="float">
            <text:p>17375.00</text:p>
          </table:table-cell>
          <table:table-cell table:number-columns-repeated="3"/>
        </table:table-row>
        <table:table-row table:style-name="ro1">
          <table:table-cell table:formula="of:=[.A992] + 1" office:value-type="float" office:value="17376" calcext:value-type="float">
            <text:p>17376.00</text:p>
          </table:table-cell>
          <table:table-cell table:number-columns-repeated="3"/>
        </table:table-row>
        <table:table-row table:style-name="ro1">
          <table:table-cell table:formula="of:=[.A993] + 1" office:value-type="float" office:value="17377" calcext:value-type="float">
            <text:p>17377.00</text:p>
          </table:table-cell>
          <table:table-cell table:number-columns-repeated="3"/>
        </table:table-row>
        <table:table-row table:style-name="ro1">
          <table:table-cell table:formula="of:=[.A994] + 1" office:value-type="float" office:value="17378" calcext:value-type="float">
            <text:p>17378.00</text:p>
          </table:table-cell>
          <table:table-cell table:number-columns-repeated="3"/>
        </table:table-row>
        <table:table-row table:style-name="ro1">
          <table:table-cell table:formula="of:=[.A995] + 1" office:value-type="float" office:value="17379" calcext:value-type="float">
            <text:p>17379.00</text:p>
          </table:table-cell>
          <table:table-cell table:number-columns-repeated="3"/>
        </table:table-row>
        <table:table-row table:style-name="ro1">
          <table:table-cell table:formula="of:=[.A996] + 1" office:value-type="float" office:value="17380" calcext:value-type="float">
            <text:p>17380.00</text:p>
          </table:table-cell>
          <table:table-cell table:number-columns-repeated="3"/>
        </table:table-row>
        <table:table-row table:style-name="ro1">
          <table:table-cell table:formula="of:=[.A997] + 1" office:value-type="float" office:value="17381" calcext:value-type="float">
            <text:p>17381.00</text:p>
          </table:table-cell>
          <table:table-cell table:number-columns-repeated="3"/>
        </table:table-row>
        <table:table-row table:style-name="ro1">
          <table:table-cell table:formula="of:=[.A998] + 1" office:value-type="float" office:value="17382" calcext:value-type="float">
            <text:p>17382.00</text:p>
          </table:table-cell>
          <table:table-cell table:number-columns-repeated="3"/>
        </table:table-row>
        <table:table-row table:style-name="ro1">
          <table:table-cell table:formula="of:=[.A999] + 1" office:value-type="float" office:value="17383" calcext:value-type="float">
            <text:p>17383.00</text:p>
          </table:table-cell>
          <table:table-cell table:number-columns-repeated="3"/>
        </table:table-row>
        <table:table-row table:style-name="ro1">
          <table:table-cell table:formula="of:=[.A1000] + 1" office:value-type="float" office:value="17384" calcext:value-type="float">
            <text:p>17384.00</text:p>
          </table:table-cell>
          <table:table-cell table:number-columns-repeated="3"/>
        </table:table-row>
        <table:table-row table:style-name="ro1">
          <table:table-cell table:formula="of:=[.A1001] + 1" office:value-type="float" office:value="17385" calcext:value-type="float">
            <text:p>17385.00</text:p>
          </table:table-cell>
          <table:table-cell table:number-columns-repeated="3"/>
        </table:table-row>
        <table:table-row table:style-name="ro1">
          <table:table-cell table:formula="of:=[.A1002] + 1" office:value-type="float" office:value="17386" calcext:value-type="float">
            <text:p>17386.00</text:p>
          </table:table-cell>
          <table:table-cell table:number-columns-repeated="3"/>
        </table:table-row>
        <table:table-row table:style-name="ro1">
          <table:table-cell table:formula="of:=[.A1003] + 1" office:value-type="float" office:value="17387" calcext:value-type="float">
            <text:p>17387.00</text:p>
          </table:table-cell>
          <table:table-cell table:number-columns-repeated="3"/>
        </table:table-row>
        <table:table-row table:style-name="ro1">
          <table:table-cell table:formula="of:=[.A1004] + 1" office:value-type="float" office:value="17388" calcext:value-type="float">
            <text:p>17388.00</text:p>
          </table:table-cell>
          <table:table-cell table:number-columns-repeated="3"/>
        </table:table-row>
        <table:table-row table:style-name="ro1">
          <table:table-cell table:formula="of:=[.A1005] + 1" office:value-type="float" office:value="17389" calcext:value-type="float">
            <text:p>17389.00</text:p>
          </table:table-cell>
          <table:table-cell table:number-columns-repeated="3"/>
        </table:table-row>
        <table:table-row table:style-name="ro1">
          <table:table-cell table:formula="of:=[.A1006] + 1" office:value-type="float" office:value="17390" calcext:value-type="float">
            <text:p>17390.00</text:p>
          </table:table-cell>
          <table:table-cell table:number-columns-repeated="3"/>
        </table:table-row>
        <table:table-row table:style-name="ro1">
          <table:table-cell table:formula="of:=[.A1007] + 1" office:value-type="float" office:value="17391" calcext:value-type="float">
            <text:p>17391.00</text:p>
          </table:table-cell>
          <table:table-cell table:number-columns-repeated="3"/>
        </table:table-row>
        <table:table-row table:style-name="ro1">
          <table:table-cell table:formula="of:=[.A1008] + 1" office:value-type="float" office:value="17392" calcext:value-type="float">
            <text:p>17392.00</text:p>
          </table:table-cell>
          <table:table-cell table:number-columns-repeated="3"/>
        </table:table-row>
        <table:table-row table:style-name="ro1">
          <table:table-cell table:formula="of:=[.A1009] + 1" office:value-type="float" office:value="17393" calcext:value-type="float">
            <text:p>17393.00</text:p>
          </table:table-cell>
          <table:table-cell table:number-columns-repeated="3"/>
        </table:table-row>
        <table:table-row table:style-name="ro1">
          <table:table-cell table:formula="of:=[.A1010] + 1" office:value-type="float" office:value="17394" calcext:value-type="float">
            <text:p>17394.00</text:p>
          </table:table-cell>
          <table:table-cell table:number-columns-repeated="3"/>
        </table:table-row>
        <table:table-row table:style-name="ro1">
          <table:table-cell table:formula="of:=[.A1011] + 1" office:value-type="float" office:value="17395" calcext:value-type="float">
            <text:p>17395.00</text:p>
          </table:table-cell>
          <table:table-cell table:number-columns-repeated="3"/>
        </table:table-row>
        <table:table-row table:style-name="ro1">
          <table:table-cell table:formula="of:=[.A1012] + 1" office:value-type="float" office:value="17396" calcext:value-type="float">
            <text:p>17396.00</text:p>
          </table:table-cell>
          <table:table-cell table:number-columns-repeated="3"/>
        </table:table-row>
        <table:table-row table:style-name="ro1">
          <table:table-cell table:formula="of:=[.A1013] + 1" office:value-type="float" office:value="17397" calcext:value-type="float">
            <text:p>17397.00</text:p>
          </table:table-cell>
          <table:table-cell table:number-columns-repeated="3"/>
        </table:table-row>
        <table:table-row table:style-name="ro1">
          <table:table-cell table:formula="of:=[.A1014] + 1" office:value-type="float" office:value="17398" calcext:value-type="float">
            <text:p>17398.00</text:p>
          </table:table-cell>
          <table:table-cell table:number-columns-repeated="3"/>
        </table:table-row>
        <table:table-row table:style-name="ro1">
          <table:table-cell table:formula="of:=[.A1015] + 1" office:value-type="float" office:value="17399" calcext:value-type="float">
            <text:p>17399.00</text:p>
          </table:table-cell>
          <table:table-cell table:number-columns-repeated="3"/>
        </table:table-row>
        <table:table-row table:style-name="ro1">
          <table:table-cell table:formula="of:=[.A1016] + 1" office:value-type="float" office:value="17400" calcext:value-type="float">
            <text:p>17400.00</text:p>
          </table:table-cell>
          <table:table-cell table:number-columns-repeated="3"/>
        </table:table-row>
        <table:table-row table:style-name="ro1">
          <table:table-cell table:formula="of:=[.A1017] + 1" office:value-type="float" office:value="17401" calcext:value-type="float">
            <text:p>17401.00</text:p>
          </table:table-cell>
          <table:table-cell table:number-columns-repeated="3"/>
        </table:table-row>
        <table:table-row table:style-name="ro1">
          <table:table-cell table:formula="of:=[.A1018] + 1" office:value-type="float" office:value="17402" calcext:value-type="float">
            <text:p>17402.00</text:p>
          </table:table-cell>
          <table:table-cell table:number-columns-repeated="3"/>
        </table:table-row>
        <table:table-row table:style-name="ro1">
          <table:table-cell table:formula="of:=[.A1019] + 1" office:value-type="float" office:value="17403" calcext:value-type="float">
            <text:p>17403.00</text:p>
          </table:table-cell>
          <table:table-cell table:number-columns-repeated="3"/>
        </table:table-row>
        <table:table-row table:style-name="ro1">
          <table:table-cell table:formula="of:=[.A1020] + 1" office:value-type="float" office:value="17404" calcext:value-type="float">
            <text:p>17404.00</text:p>
          </table:table-cell>
          <table:table-cell table:number-columns-repeated="3"/>
        </table:table-row>
        <table:table-row table:style-name="ro1">
          <table:table-cell table:formula="of:=[.A1021] + 1" office:value-type="float" office:value="17405" calcext:value-type="float">
            <text:p>17405.00</text:p>
          </table:table-cell>
          <table:table-cell table:number-columns-repeated="3"/>
        </table:table-row>
        <table:table-row table:style-name="ro1">
          <table:table-cell table:formula="of:=[.A1022] + 1" office:value-type="float" office:value="17406" calcext:value-type="float">
            <text:p>17406.00</text:p>
          </table:table-cell>
          <table:table-cell table:number-columns-repeated="3"/>
        </table:table-row>
        <table:table-row table:style-name="ro1">
          <table:table-cell table:formula="of:=[.A1023] + 1" office:value-type="float" office:value="17407" calcext:value-type="float">
            <text:p>17407.00</text:p>
          </table:table-cell>
          <table:table-cell table:number-columns-repeated="3"/>
        </table:table-row>
        <table:table-row table:style-name="ro1">
          <table:table-cell table:formula="of:=SUM([.A1:.A1024])" office:value-type="float" office:value="17300992" calcext:value-type="float">
            <text:p>17300992.00</text:p>
          </table:table-cell>
          <table:table-cell table:style-name="ce2" office:value-type="string" calcext:value-type="string">
            <text:p>SUM</text:p>
          </table:table-cell>
          <table:table-cell table:style-name="ce1"/>
          <table:table-cell table:style-name="ce2"/>
        </table:table-row>
        <table:table-row table:style-name="ro1">
          <table:table-cell table:formula="of:=[.A1025]/1024" office:value-type="float" office:value="16895.5" calcext:value-type="float">
            <text:p>16895.50</text:p>
          </table:table-cell>
          <table:table-cell table:style-name="ce2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table:formula="of:=[.A1024] - [.A1]" office:value-type="float" office:value="1023" calcext:value-type="float">
            <text:p>1023.00</text:p>
          </table:table-cell>
          <table:table-cell table:style-name="ce2" office:value-type="string" calcext:value-type="string">
            <text:p>SPREAD</text:p>
          </table:table-cell>
          <table:table-cell table:number-columns-repeated="2"/>
        </table:table-row>
        <table:table-row table:style-name="ro1">
          <table:table-cell table:formula="of:=[.A1] + ([.A1027]/2)" office:value-type="float" office:value="16895.5" calcext:value-type="float">
            <text:p>16895.50</text:p>
          </table:table-cell>
          <table:table-cell table:style-name="ce2" office:value-type="string" calcext:value-type="string">
            <text:p>AVG by SPREAD</text:p>
          </table:table-cell>
          <table:table-cell table:number-columns-repeated="2"/>
        </table:table-row>
        <table:table-row table:style-name="ro1">
          <table:table-cell table:formula="of:=[.A1026] * 1024" office:value-type="float" office:value="17300992" calcext:value-type="float">
            <text:p>17300992.00</text:p>
          </table:table-cell>
          <table:table-cell table:style-name="ce2" office:value-type="string" calcext:value-type="string">
            <text:p>SUM by AVG * COUNT</text:p>
          </table:table-cell>
          <table:table-cell table:number-columns-repeated="2"/>
        </table:table-row>
        <table:table-row table:style-name="ro1" table:number-rows-repeated="1047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5:32:05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1:39:29.929000000</meta:creation-date>
    <dc:date>2021-10-18T15:33:40.429000000</dc:date>
    <meta:editing-duration>PT1H42M53S</meta:editing-duration>
    <meta:editing-cycles>10</meta:editing-cycles>
    <meta:generator>LibreOffice/7.1.6.2$Windows_X86_64 LibreOffice_project/0e133318fcee89abacd6a7d077e292f1145735c3</meta:generator>
    <meta:document-statistic meta:table-count="1" meta:cell-count="1034" meta:object-count="0"/>
  </office:meta>
</office:document-meta>
</file>